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3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C99FF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2pt solid #000000" fo:border-bottom="2pt solid #000000" fo:border-left="thick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">
      <style:table-cell-properties fo:border-top="2pt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">
      <style:table-cell-properties fo:border-top="2pt solid #000000" fo:border-bottom="2pt solid #000000" fo:border-left="thick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background-color="#CC9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ck solid #000000" fo:border-right="2pt solid #000000" style:vertical-align="middle" fo:background-color="#C0C0C0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ck solid #000000" style:vertical-align="middle" fo:background-color="#C0C0C0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Default" style:data-style-name="N0">
      <style:table-cell-properties fo:border-top="2pt solid #000000" fo:border-bottom="thin solid #000000" fo:border-left="thick solid #000000" fo:border-right="none" style:vertical-align="automatic" fo:background-color="#CC99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V_237_rgula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V_237_rgula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V_237_rgula" style:data-style-name="N36">
      <style:table-cell-properties fo:border-top="2pt solid #000000" fo:border-bottom="thin solid #000000" fo:border-left="2pt solid #000000" fo:border-right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V_237_rgula" style:data-style-name="N36">
      <style:table-cell-properties fo:border-top="2pt solid #000000" fo:border-bottom="thin solid #000000" fo:border-left="thin solid #000000" fo:border-right="2pt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V_237_rgula" style:data-style-name="N36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V_237_rgula" style:data-style-name="N36">
      <style:table-cell-properties fo:border-top="2pt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V_237_rgula" style:data-style-name="N36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V_237_rgula" style:data-style-name="N36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V_237_rgula" style:data-style-name="N36">
      <style:table-cell-properties fo:border-top="thin solid #000000" fo:border-bottom="thin solid #000000" fo:border-left="2pt solid #000000" fo:border-right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V_237_rgula" style:data-style-name="N0">
      <style:table-cell-properties fo:border-top="thin solid #000000" fo:border-bottom="thin solid #000000" fo:border-left="thin solid #000000" fo:border-right="2pt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V_237_rgula" style:data-style-name="N36">
      <style:table-cell-properties fo:border-top="thin solid #000000" fo:border-bottom="thin solid #000000" fo:border-left="thin solid #000000" fo:border-right="2pt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V_237_rgula" style:data-style-name="N36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V_237_rgula" style:data-style-name="N36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V_237_rgula" style:data-style-name="N36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V_237_rgula" style:data-style-name="N36">
      <style:table-cell-properties fo:border-top="thin solid #000000" fo:border-bottom="2pt solid #000000" fo:border-left="2pt solid #000000" fo:border-right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V_237_rgula" style:data-style-name="N36">
      <style:table-cell-properties fo:border-top="thin solid #000000" fo:border-bottom="2pt solid #000000" fo:border-left="thin solid #000000" fo:border-right="2pt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V_237_rgula" style:data-style-name="N36">
      <style:table-cell-properties fo:border-top="thin solid #000000" fo:border-bottom="2pt solid #000000" fo:border-left="thin solid #000000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V_237_rgula" style:data-style-name="N36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V_237_rgula" style:data-style-name="N36">
      <style:table-cell-properties fo:border-top="none" fo:border-bottom="2pt solid #000000" fo:border-left="2pt solid #000000" fo:border-right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V_237_rgula" style:data-style-name="N36">
      <style:table-cell-properties fo:border-top="none" fo:border-bottom="2pt solid #000000" fo:border-left="none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2pt solid #000000" style:vertical-align="middle" fo:background-color="#CC9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C0C0C0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CC99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/>
    </style:style>
    <style:style style:name="ce55" style:family="table-cell" style:parent-style-name="Default" style:data-style-name="N0">
      <style:table-cell-properties fo:border-top="thin solid #000000" fo:border-bottom="2pt solid #000000" fo:border-left="thick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6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thick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8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ck solid #000000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ck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V_237_rgula" style:data-style-name="N3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V_237_rgula" style:data-style-name="N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V_237_rgula" style:data-style-name="N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V_237_rgula" style:data-style-name="N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V_237_rgula" style:data-style-name="N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3">
      <style:table-cell-properties fo:border-top="none" fo:border-bottom="thin solid #000000" fo:border-left="thick solid #000000" fo:border-right="thin solid #000000"/>
    </style:style>
    <style:style style:name="ce68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69" style:family="table-cell" style:parent-style-name="Default" style:data-style-name="N3">
      <style:table-cell-properties fo:border-top="none" fo:border-bottom="thin solid #000000" fo:border-left="thin solid #000000" fo:border-right="2pt solid #000000"/>
    </style:style>
    <style:style style:name="ce70" style:family="table-cell" style:parent-style-name="Default" style:data-style-name="N3">
      <style:table-cell-properties fo:border-top="thin solid #000000" fo:border-bottom="thin solid #000000" fo:border-left="thick solid #000000" fo:border-right="thin solid #000000"/>
    </style:style>
    <style:style style:name="ce71" style:family="table-cell" style:parent-style-name="Default" style:data-style-name="N3">
      <style:table-cell-properties fo:border-top="thin solid #000000" fo:border-bottom="thin solid #000000" fo:border-left="thin solid #000000" fo:border-right="2pt solid #000000"/>
    </style:style>
    <style:style style:name="ce72" style:family="table-cell" style:parent-style-name="Default" style:data-style-name="N3">
      <style:table-cell-properties fo:border-top="thin solid #000000" fo:border-bottom="none" fo:border-left="thick solid #000000" fo:border-right="thin solid #000000"/>
    </style:style>
    <style:style style:name="ce73" style:family="table-cell" style:parent-style-name="Default" style:data-style-name="N3">
      <style:table-cell-properties fo:border-top="thin solid #000000" fo:border-bottom="none" fo:border-left="thin solid #000000" fo:border-right="2pt solid #000000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wrap-option="wrap" fo:background-color="#CC99FF" style:cell-protect="protected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2pt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3">
      <style:table-cell-properties fo:border-top="2pt solid #000000" fo:border-bottom="2pt solid #000000" fo:border-left="thin solid #000000" fo:border-right="thick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3">
      <style:table-cell-properties fo:border-top="thick solid #000000" fo:border-bottom="2pt solid #000000" fo:border-left="thick solid #000000" fo:border-right="thin solid #000000" fo:background-color="#CCFFFF"/>
    </style:style>
    <style:style style:name="ce78" style:family="table-cell" style:parent-style-name="Default" style:data-style-name="N3">
      <style:table-cell-properties fo:border-top="thick solid #000000" fo:border-bottom="2pt solid #000000" fo:border-left="none" fo:border-right="none" fo:background-color="#FFFF99"/>
    </style:style>
    <style:style style:name="ce79" style:family="table-cell" style:parent-style-name="Default" style:data-style-name="N3">
      <style:table-cell-properties fo:border-top="thick solid #000000" fo:border-bottom="2pt solid #000000" fo:border-left="thin solid #000000" fo:border-right="2pt solid #000000" fo:background-color="#CCFFCC"/>
    </style:style>
    <style:style style:name="ce80" style:family="table-cell" style:parent-style-name="Default" style:data-style-name="N0">
      <style:table-cell-properties fo:border-top="2pt solid #000000" fo:border-bottom="thin solid #000000" fo:border-left="2pt solid #000000" fo:border-right="thick solid #000000" style:vertical-align="automatic" fo:background-color="#C0C0C0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2pt solid #000000" fo:border-bottom="thin solid #000000" fo:border-left="thick solid #000000" fo:border-right="2pt solid #000000" style:vertical-align="automatic" fo:background-color="#CC99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2pt solid #000000" fo:border-bottom="thin solid #000000" fo:border-left="2pt solid #000000" fo:border-right="thick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V_237_rgula" style:data-style-name="N3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V_237_rgula" style:data-style-name="N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5" style:family="table-cell" style:parent-style-name="V_237_rgula" style:data-style-name="N3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V_237_rgula" style:data-style-name="N3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V_237_rgula" style:data-style-name="N3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V_237_rgula" style:data-style-name="N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V_237_rgula" style:data-style-name="N3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3">
      <style:table-cell-properties fo:border-top="none" fo:border-bottom="thin solid #000000" fo:border-left="thick solid #000000" fo:border-right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3">
      <style:table-cell-properties fo:border-top="none" fo:border-bottom="thin solid #000000" fo:border-left="none" fo:border-right="non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3">
      <style:table-cell-properties fo:border-top="none" fo:border-bottom="thin solid #000000" fo:border-left="thin solid #000000" fo:border-right="2pt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thin solid #000000" fo:border-left="2pt solid #000000" fo:border-right="thick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thick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V_237_rgula" style:data-style-name="N3">
      <style:table-cell-properties fo:border-top="none" fo:border-bottom="thin solid #000000" fo:border-left="none" fo:border-right="thin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V_237_rgula" style:data-style-name="N3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V_237_rgula" style:data-style-name="N3">
      <style:table-cell-properties fo:border-top="none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V_237_rgula" style:data-style-name="N3">
      <style:table-cell-properties fo:border-top="none" fo:border-bottom="thin solid #000000" fo:border-left="2pt solid #000000" fo:border-right="thin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2pt solid #000000" fo:border-left="2pt solid #000000" fo:border-right="thick solid #000000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100" style:family="table-cell" style:parent-style-name="V_237_rgula" style:data-style-name="N3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3">
      <style:table-cell-properties fo:border-top="thick solid #000000" fo:border-bottom="2pt solid #000000" fo:border-left="thick solid #000000" fo:border-right="thin solid #000000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e102" style:family="table-cell" style:parent-style-name="Default" style:data-style-name="N3">
      <style:table-cell-properties fo:border-top="thick solid #000000" fo:border-bottom="2pt solid #000000" fo:border-left="none" fo:border-right="none" fo:background-color="#FFFF99"/>
      <style:text-properties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3">
      <style:table-cell-properties fo:border-top="thick solid #000000" fo:border-bottom="2pt solid #000000" fo:border-left="thin solid #000000" fo:border-right="2pt solid #000000" fo:background-color="#CCFFCC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5" style:family="table-cell" style:parent-style-name="V_237_rgula" style:data-style-name="N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V_237_rgula" style:data-style-name="N3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V_237_rgula" style:data-style-name="N3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V_237_rgula" style:data-style-name="N3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V_237_rgula" style:data-style-name="N3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V_237_rgula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V_237_rgula" style:data-style-name="N3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V_237_rgula" style:data-style-name="N3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V_237_rgula" style:data-style-name="N3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V_237_rgula" style:data-style-name="N3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3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3">
      <style:table-cell-properties fo:border-top="none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thin solid #000000" fo:border-left="2pt solid #000000" fo:border-right="none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FFFFFF" style:cell-protect="protected"/>
      <style:text-properties style:font-name="Arial" style:font-name-asian="Arial" style:font-name-complex="Arial" fo:font-size="7pt" style:font-size-asian="7pt" style:font-size-complex="7pt"/>
    </style:style>
    <style:style style:name="ce126" style:family="table-cell" style:parent-style-name="Default" style:data-style-name="N3">
      <style:table-cell-properties fo:border-top="none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Default" style:data-style-name="N3">
      <style:table-cell-properties fo:border-top="none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Default" style:data-style-name="N3">
      <style:table-cell-properties fo:border-top="none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Default" style:data-style-name="N3">
      <style:table-cell-properties fo:border-top="2pt solid #000000" fo:border-bottom="2pt solid #000000" fo:border-left="2pt solid #000000" fo:border-right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3">
      <style:table-cell-properties fo:border-top="2pt solid #000000" fo:border-bottom="2pt solid #000000" fo:border-left="none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automatic" fo:background-color="#CCFF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DCDB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DCDB" style:shrink-to-fit="tru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1.64041666666667cm" style:use-optimal-column-width="true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33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09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2" table:number-columns-repeated="3" table:default-cell-style-name="ce1"/>
        <table:table-column table:style-name="co3" table:number-columns-repeated="7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16357" table:default-cell-style-name="ce1"/>
        <table:table-row table:style-name="ro1">
          <table:table-cell office:value-type="string" table:number-columns-spanned="27" table:number-rows-spanned="1" table:style-name="ce15">
            <text:p>TOTAL MENSAL REFEIÇÕES SERVIDAS POR TIPO DE UNIDADE E GESTÃO - 2009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" table:number-rows-spanned="2" table:style-name="ce16">
            <text:p>TIPOS DE UNIDADE</text:p>
          </table:table-cell>
          <table:table-cell office:value-type="string" table:number-columns-spanned="2" table:number-rows-spanned="1" table:style-name="ce17">
            <text:p>JANEIRO</text:p>
          </table:table-cell>
          <table:covered-table-cell/>
          <table:table-cell office:value-type="string" table:number-columns-spanned="2" table:number-rows-spanned="1" table:style-name="ce18">
            <text:p>FEVEREIRO</text:p>
          </table:table-cell>
          <table:covered-table-cell/>
          <table:table-cell office:value-type="string" table:number-columns-spanned="2" table:number-rows-spanned="1" table:style-name="ce18">
            <text:p>MARÇO</text:p>
          </table:table-cell>
          <table:covered-table-cell/>
          <table:table-cell office:value-type="string" table:number-columns-spanned="2" table:number-rows-spanned="1" table:style-name="ce18">
            <text:p>ABRIL</text:p>
          </table:table-cell>
          <table:covered-table-cell/>
          <table:table-cell office:value-type="string" table:number-columns-spanned="2" table:number-rows-spanned="1" table:style-name="ce18">
            <text:p>MAIO</text:p>
          </table:table-cell>
          <table:covered-table-cell/>
          <table:table-cell office:value-type="string" table:number-columns-spanned="2" table:number-rows-spanned="1" table:style-name="ce18">
            <text:p>JUNHO</text:p>
          </table:table-cell>
          <table:covered-table-cell/>
          <table:table-cell office:value-type="string" table:number-columns-spanned="2" table:number-rows-spanned="1" table:style-name="ce18">
            <text:p>JULHO</text:p>
          </table:table-cell>
          <table:covered-table-cell/>
          <table:table-cell office:value-type="string" table:number-columns-spanned="2" table:number-rows-spanned="1" table:style-name="ce18">
            <text:p>AGOSTO</text:p>
          </table:table-cell>
          <table:covered-table-cell/>
          <table:table-cell office:value-type="string" table:number-columns-spanned="2" table:number-rows-spanned="1" table:style-name="ce18">
            <text:p>SETEMBRO</text:p>
          </table:table-cell>
          <table:covered-table-cell/>
          <table:table-cell office:value-type="string" table:number-columns-spanned="2" table:number-rows-spanned="1" table:style-name="ce18">
            <text:p>OUTUBRO</text:p>
          </table:table-cell>
          <table:covered-table-cell/>
          <table:table-cell office:value-type="string" table:number-columns-spanned="2" table:number-rows-spanned="1" table:style-name="ce18">
            <text:p>NOVEMBRO</text:p>
          </table:table-cell>
          <table:covered-table-cell/>
          <table:table-cell office:value-type="string" table:number-columns-spanned="2" table:number-rows-spanned="1" table:style-name="ce19">
            <text:p>DEZEMBRO</text:p>
          </table:table-cell>
          <table:covered-table-cell/>
          <table:table-cell office:value-type="string" table:number-columns-spanned="2" table:number-rows-spanned="1" table:style-name="ce20">
            <text:p>TOTAL</text:p>
          </table:table-cell>
          <table:covered-table-cell/>
          <table:table-cell table:number-columns-repeated="16357"/>
        </table:table-row>
        <table:table-row table:style-name="ro1">
          <table:covered-table-cell/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table:number-columns-repeated="16357"/>
        </table:table-row>
        <table:table-row table:style-name="ro1">
          <table:table-cell office:value-type="string" table:style-name="ce4">
            <text:p>EMEI<text:s text:c="16"/></text:p>
          </table:table-cell>
          <table:table-cell office:value-type="float" office:value="9120" table:style-name="ce5">
            <text:p>9.120</text:p>
          </table:table-cell>
          <table:table-cell office:value-type="float" office:value="93406" table:style-name="ce6">
            <text:p>93.406</text:p>
          </table:table-cell>
          <table:table-cell office:value-type="float" office:value="882220" table:style-name="ce5">
            <text:p>882.220</text:p>
          </table:table-cell>
          <table:table-cell office:value-type="float" office:value="1688183" table:style-name="ce6">
            <text:p>1.688.183</text:p>
          </table:table-cell>
          <table:table-cell office:value-type="float" office:value="1908172" table:style-name="ce5">
            <text:p>1.908.172</text:p>
          </table:table-cell>
          <table:table-cell office:value-type="float" office:value="4393876" table:style-name="ce6">
            <text:p>4.393.876</text:p>
          </table:table-cell>
          <table:table-cell office:value-type="float" office:value="1694581" table:style-name="ce5">
            <text:p>1.694.581</text:p>
          </table:table-cell>
          <table:table-cell office:value-type="float" office:value="3767633" table:style-name="ce6">
            <text:p>3.767.633</text:p>
          </table:table-cell>
          <table:table-cell office:value-type="float" office:value="1718745" table:style-name="ce5">
            <text:p>1.718.745</text:p>
          </table:table-cell>
          <table:table-cell office:value-type="float" office:value="4042374" table:style-name="ce6">
            <text:p>4.042.374</text:p>
          </table:table-cell>
          <table:table-cell office:value-type="float" office:value="1736407" table:style-name="ce5">
            <text:p>1.736.407</text:p>
          </table:table-cell>
          <table:table-cell office:value-type="float" office:value="3982082" table:style-name="ce6">
            <text:p>3.982.082</text:p>
          </table:table-cell>
          <table:table-cell office:value-type="float" office:value="1109835" table:style-name="ce5">
            <text:p>1.109.835</text:p>
          </table:table-cell>
          <table:table-cell office:value-type="float" office:value="1878015" table:style-name="ce6">
            <text:p>1.878.015</text:p>
          </table:table-cell>
          <table:table-cell office:value-type="float" office:value="935726" table:style-name="ce5">
            <text:p>935.726</text:p>
          </table:table-cell>
          <table:table-cell office:value-type="float" office:value="2061620" table:style-name="ce6">
            <text:p>2.061.620</text:p>
          </table:table-cell>
          <table:table-cell office:value-type="float" office:value="1774760" table:style-name="ce5">
            <text:p>1.774.760</text:p>
          </table:table-cell>
          <table:table-cell office:value-type="float" office:value="4277354" table:style-name="ce6">
            <text:p>4.277.354</text:p>
          </table:table-cell>
          <table:table-cell office:value-type="float" office:value="1630232" table:style-name="ce5">
            <text:p>1.630.232</text:p>
          </table:table-cell>
          <table:table-cell office:value-type="float" office:value="3582594" table:style-name="ce6">
            <text:p>3.582.594</text:p>
          </table:table-cell>
          <table:table-cell office:value-type="float" office:value="1591619" table:style-name="ce5">
            <text:p>1.591.619</text:p>
          </table:table-cell>
          <table:table-cell office:value-type="float" office:value="3673061" table:style-name="ce6">
            <text:p>3.673.061</text:p>
          </table:table-cell>
          <table:table-cell office:value-type="float" office:value="756108" table:style-name="ce5">
            <text:p>756.108</text:p>
          </table:table-cell>
          <table:table-cell office:value-type="float" office:value="1903685" table:style-name="ce6">
            <text:p>1.903.685</text:p>
          </table:table-cell>
          <table:table-cell office:value-type="float" office:value="15747525" table:formula="msoxl:=B4+D4+F4+H4+J4+L4+N4+P4+R4+T4+V4+X4" table:style-name="ce5">
            <text:p>15.747.525</text:p>
          </table:table-cell>
          <table:table-cell office:value-type="float" office:value="35343883" table:formula="msoxl:=C4+E4+G4+I4+K4+M4+O4+Q4+S4+U4+W4+Y4" table:style-name="ce5">
            <text:p>35.343.8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MEF<text:s text:c="16"/></text:p>
          </table:table-cell>
          <table:table-cell office:value-type="float" office:value="26730" table:style-name="ce8">
            <text:p>26.730</text:p>
          </table:table-cell>
          <table:table-cell office:value-type="float" office:value="578469" table:style-name="ce8">
            <text:p>578.469</text:p>
          </table:table-cell>
          <table:table-cell office:value-type="float" office:value="1220570" table:style-name="ce8">
            <text:p>1.220.570</text:p>
          </table:table-cell>
          <table:table-cell office:value-type="float" office:value="5195069" table:style-name="ce8">
            <text:p>5.195.069</text:p>
          </table:table-cell>
          <table:table-cell office:value-type="float" office:value="2602948" table:style-name="ce8">
            <text:p>2.602.948</text:p>
          </table:table-cell>
          <table:table-cell office:value-type="float" office:value="13104050" table:style-name="ce8">
            <text:p>13.104.050</text:p>
          </table:table-cell>
          <table:table-cell office:value-type="float" office:value="2421229" table:style-name="ce8">
            <text:p>2.421.229</text:p>
          </table:table-cell>
          <table:table-cell office:value-type="float" office:value="11237154" table:style-name="ce8">
            <text:p>11.237.154</text:p>
          </table:table-cell>
          <table:table-cell office:value-type="float" office:value="2353531" table:style-name="ce8">
            <text:p>2.353.531</text:p>
          </table:table-cell>
          <table:table-cell office:value-type="float" office:value="11851369" table:style-name="ce8">
            <text:p>11.851.369</text:p>
          </table:table-cell>
          <table:table-cell office:value-type="float" office:value="2361819" table:style-name="ce8">
            <text:p>2.361.819</text:p>
          </table:table-cell>
          <table:table-cell office:value-type="float" office:value="11630986" table:style-name="ce8">
            <text:p>11.630.986</text:p>
          </table:table-cell>
          <table:table-cell office:value-type="float" office:value="1526882" table:style-name="ce8">
            <text:p>1.526.882</text:p>
          </table:table-cell>
          <table:table-cell office:value-type="float" office:value="4711704" table:style-name="ce8">
            <text:p>4.711.704</text:p>
          </table:table-cell>
          <table:table-cell office:value-type="float" office:value="1301256" table:style-name="ce8">
            <text:p>1.301.256</text:p>
          </table:table-cell>
          <table:table-cell office:value-type="float" office:value="6254720" table:style-name="ce8">
            <text:p>6.254.720</text:p>
          </table:table-cell>
          <table:table-cell office:value-type="float" office:value="2311681" table:style-name="ce8">
            <text:p>2.311.681</text:p>
          </table:table-cell>
          <table:table-cell office:value-type="float" office:value="13470394" table:style-name="ce8">
            <text:p>13.470.394</text:p>
          </table:table-cell>
          <table:table-cell office:value-type="float" office:value="2173496" table:style-name="ce8">
            <text:p>2.173.496</text:p>
          </table:table-cell>
          <table:table-cell office:value-type="float" office:value="13386936" table:style-name="ce8">
            <text:p>13.386.936</text:p>
          </table:table-cell>
          <table:table-cell office:value-type="float" office:value="2026065" table:style-name="ce8">
            <text:p>2.026.065</text:p>
          </table:table-cell>
          <table:table-cell office:value-type="float" office:value="12836295" table:style-name="ce8">
            <text:p>12.836.295</text:p>
          </table:table-cell>
          <table:table-cell office:value-type="float" office:value="430412" table:style-name="ce8">
            <text:p>430.412</text:p>
          </table:table-cell>
          <table:table-cell office:value-type="float" office:value="5392578" table:style-name="ce8">
            <text:p>5.392.578</text:p>
          </table:table-cell>
          <table:table-cell office:value-type="float" office:value="20756619" table:formula="msoxl:=B5+D5+F5+H5+J5+L5+N5+P5+R5+T5+V5+X5" table:style-name="ce5">
            <text:p>20.756.619</text:p>
          </table:table-cell>
          <table:table-cell office:value-type="float" office:value="109649724" table:formula="msoxl:=C5+E5+G5+I5+K5+M5+O5+Q5+S5+U5+W5+Y5" table:style-name="ce5">
            <text:p>109.649.7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E CO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50" table:style-name="ce8">
            <text:p>5.750</text:p>
          </table:table-cell>
          <table:table-cell office:value-type="float" office:value="0" table:style-name="ce8">
            <text:p>0</text:p>
          </table:table-cell>
          <table:table-cell office:value-type="float" office:value="9350" table:style-name="ce8">
            <text:p>9.350</text:p>
          </table:table-cell>
          <table:table-cell table:style-name="ce8"/>
          <table:table-cell office:value-type="float" office:value="13387" table:style-name="ce8">
            <text:p>13.387</text:p>
          </table:table-cell>
          <table:table-cell table:style-name="ce8"/>
          <table:table-cell office:value-type="float" office:value="9948" table:style-name="ce8">
            <text:p>9.948</text:p>
          </table:table-cell>
          <table:table-cell table:style-name="ce8"/>
          <table:table-cell office:value-type="float" office:value="13902" table:style-name="ce8">
            <text:p>13.902</text:p>
          </table:table-cell>
          <table:table-cell table:style-name="ce8"/>
          <table:table-cell office:value-type="float" office:value="9324" table:style-name="ce8">
            <text:p>9.324</text:p>
          </table:table-cell>
          <table:table-cell table:style-name="ce8"/>
          <table:table-cell office:value-type="float" office:value="7172" table:style-name="ce8">
            <text:p>7.172</text:p>
          </table:table-cell>
          <table:table-cell table:style-name="ce8"/>
          <table:table-cell office:value-type="float" office:value="13650" table:style-name="ce8">
            <text:p>13.650</text:p>
          </table:table-cell>
          <table:table-cell table:style-name="ce8"/>
          <table:table-cell office:value-type="float" office:value="13120" table:style-name="ce8">
            <text:p>13.120</text:p>
          </table:table-cell>
          <table:table-cell table:style-name="ce8"/>
          <table:table-cell office:value-type="float" office:value="12388" table:style-name="ce8">
            <text:p>12.388</text:p>
          </table:table-cell>
          <table:table-cell table:style-name="ce8"/>
          <table:table-cell office:value-type="float" office:value="5850" table:style-name="ce8">
            <text:p>5.850</text:p>
          </table:table-cell>
          <table:table-cell table:style-name="ce8"/>
          <table:table-cell office:value-type="float" office:value="113841" table:formula="msoxl:=B6+D6+F6+H6+J6+L6+N6+P6+R6+T6+V6+X6" table:style-name="ce5">
            <text:p>113.841</text:p>
          </table:table-cell>
          <table:table-cell office:value-type="float" office:value="0" table:formula="msoxl:=C6+E6+G6+I6+K6+M6+O6+Q6+S6+U6+W6+Y6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IEJ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6500" table:style-name="ce8">
            <text:p>106.500</text:p>
          </table:table-cell>
          <table:table-cell office:value-type="float" office:value="0" table:style-name="ce8">
            <text:p>0</text:p>
          </table:table-cell>
          <table:table-cell office:value-type="float" office:value="239800" table:style-name="ce8">
            <text:p>239.800</text:p>
          </table:table-cell>
          <table:table-cell table:style-name="ce8"/>
          <table:table-cell office:value-type="float" office:value="213974" table:style-name="ce8">
            <text:p>213.974</text:p>
          </table:table-cell>
          <table:table-cell table:style-name="ce8"/>
          <table:table-cell office:value-type="float" office:value="218120" table:style-name="ce8">
            <text:p>218.120</text:p>
          </table:table-cell>
          <table:table-cell table:style-name="ce8"/>
          <table:table-cell office:value-type="float" office:value="218491" table:style-name="ce8">
            <text:p>218.491</text:p>
          </table:table-cell>
          <table:table-cell table:style-name="ce8"/>
          <table:table-cell office:value-type="float" office:value="143922" table:style-name="ce8">
            <text:p>143.922</text:p>
          </table:table-cell>
          <table:table-cell table:style-name="ce8"/>
          <table:table-cell office:value-type="float" office:value="118613" table:style-name="ce8">
            <text:p>118.613</text:p>
          </table:table-cell>
          <table:table-cell table:style-name="ce8"/>
          <table:table-cell office:value-type="float" office:value="215597" table:style-name="ce8">
            <text:p>215.597</text:p>
          </table:table-cell>
          <table:table-cell table:style-name="ce8"/>
          <table:table-cell office:value-type="float" office:value="194842" table:style-name="ce8">
            <text:p>194.842</text:p>
          </table:table-cell>
          <table:table-cell table:style-name="ce8"/>
          <table:table-cell office:value-type="float" office:value="186105" table:style-name="ce8">
            <text:p>186.105</text:p>
          </table:table-cell>
          <table:table-cell table:style-name="ce8"/>
          <table:table-cell office:value-type="float" office:value="39052" table:style-name="ce8">
            <text:p>39.052</text:p>
          </table:table-cell>
          <table:table-cell table:style-name="ce8"/>
          <table:table-cell office:value-type="float" office:value="1895016" table:formula="msoxl:=B7+D7+F7+H7+J7+L7+N7+P7+R7+T7+V7+X7" table:style-name="ce5">
            <text:p>1.895.016</text:p>
          </table:table-cell>
          <table:table-cell office:value-type="float" office:value="0" table:formula="msoxl:=C7+E7+G7+I7+K7+M7+O7+Q7+S7+U7+W7+Y7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ME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860" table:style-name="ce8">
            <text:p>10.860</text:p>
          </table:table-cell>
          <table:table-cell office:value-type="float" office:value="13398" table:style-name="ce8">
            <text:p>13.398</text:p>
          </table:table-cell>
          <table:table-cell office:value-type="float" office:value="20856" table:style-name="ce8">
            <text:p>20.856</text:p>
          </table:table-cell>
          <table:table-cell office:value-type="float" office:value="38625" table:style-name="ce8">
            <text:p>38.625</text:p>
          </table:table-cell>
          <table:table-cell office:value-type="float" office:value="17320" table:style-name="ce8">
            <text:p>17.320</text:p>
          </table:table-cell>
          <table:table-cell office:value-type="float" office:value="37621" table:style-name="ce8">
            <text:p>37.621</text:p>
          </table:table-cell>
          <table:table-cell office:value-type="float" office:value="20146" table:style-name="ce8">
            <text:p>20.146</text:p>
          </table:table-cell>
          <table:table-cell office:value-type="float" office:value="42497" table:style-name="ce8">
            <text:p>42.497</text:p>
          </table:table-cell>
          <table:table-cell office:value-type="float" office:value="20614" table:style-name="ce8">
            <text:p>20.614</text:p>
          </table:table-cell>
          <table:table-cell office:value-type="float" office:value="41926" table:style-name="ce8">
            <text:p>41.926</text:p>
          </table:table-cell>
          <table:table-cell office:value-type="float" office:value="13924" table:style-name="ce8">
            <text:p>13.924</text:p>
          </table:table-cell>
          <table:table-cell office:value-type="float" office:value="20376" table:style-name="ce8">
            <text:p>20.376</text:p>
          </table:table-cell>
          <table:table-cell office:value-type="float" office:value="12826" table:style-name="ce8">
            <text:p>12.826</text:p>
          </table:table-cell>
          <table:table-cell office:value-type="float" office:value="20881" table:style-name="ce8">
            <text:p>20.881</text:p>
          </table:table-cell>
          <table:table-cell office:value-type="float" office:value="21168" table:style-name="ce8">
            <text:p>21.168</text:p>
          </table:table-cell>
          <table:table-cell office:value-type="float" office:value="38434" table:style-name="ce8">
            <text:p>38.434</text:p>
          </table:table-cell>
          <table:table-cell office:value-type="float" office:value="19022" table:style-name="ce8">
            <text:p>19.022</text:p>
          </table:table-cell>
          <table:table-cell office:value-type="float" office:value="34954" table:style-name="ce8">
            <text:p>34.954</text:p>
          </table:table-cell>
          <table:table-cell office:value-type="float" office:value="18844" table:style-name="ce8">
            <text:p>18.844</text:p>
          </table:table-cell>
          <table:table-cell office:value-type="float" office:value="32976" table:style-name="ce8">
            <text:p>32.976</text:p>
          </table:table-cell>
          <table:table-cell office:value-type="float" office:value="9045" table:style-name="ce8">
            <text:p>9.045</text:p>
          </table:table-cell>
          <table:table-cell office:value-type="float" office:value="14013" table:style-name="ce8">
            <text:p>14.013</text:p>
          </table:table-cell>
          <table:table-cell office:value-type="float" office:value="184625" table:formula="msoxl:=B8+D8+F8+H8+J8+L8+N8+P8+R8+T8+V8+X8" table:style-name="ce5">
            <text:p>184.625</text:p>
          </table:table-cell>
          <table:table-cell office:value-type="float" office:value="335701" table:formula="msoxl:=C8+E8+G8+I8+K8+M8+O8+Q8+S8+U8+W8+Y8" table:style-name="ce5">
            <text:p>335.7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ME CONVÊNIO<text:s text:c="8"/></text:p>
          </table:table-cell>
          <table:table-cell office:value-type="float" office:value="56976" table:style-name="ce8">
            <text:p>56.976</text:p>
          </table:table-cell>
          <table:table-cell office:value-type="float" office:value="0" table:style-name="ce8">
            <text:p>0</text:p>
          </table:table-cell>
          <table:table-cell office:value-type="float" office:value="89630" table:style-name="ce8">
            <text:p>89.630</text:p>
          </table:table-cell>
          <table:table-cell office:value-type="float" office:value="0" table:style-name="ce8">
            <text:p>0</text:p>
          </table:table-cell>
          <table:table-cell office:value-type="float" office:value="115448" table:style-name="ce8">
            <text:p>115.448</text:p>
          </table:table-cell>
          <table:table-cell table:style-name="ce8"/>
          <table:table-cell office:value-type="float" office:value="61939" table:style-name="ce8">
            <text:p>61.939</text:p>
          </table:table-cell>
          <table:table-cell table:style-name="ce8"/>
          <table:table-cell office:value-type="float" office:value="90627" table:style-name="ce8">
            <text:p>90.627</text:p>
          </table:table-cell>
          <table:table-cell table:style-name="ce8"/>
          <table:table-cell office:value-type="float" office:value="99511" table:style-name="ce8">
            <text:p>99.511</text:p>
          </table:table-cell>
          <table:table-cell table:style-name="ce8"/>
          <table:table-cell office:value-type="float" office:value="94838" table:style-name="ce8">
            <text:p>94.838</text:p>
          </table:table-cell>
          <table:table-cell table:style-name="ce8"/>
          <table:table-cell office:value-type="float" office:value="50292" table:style-name="ce8">
            <text:p>50.292</text:p>
          </table:table-cell>
          <table:table-cell table:style-name="ce8"/>
          <table:table-cell office:value-type="float" office:value="91798" table:style-name="ce8">
            <text:p>91.798</text:p>
          </table:table-cell>
          <table:table-cell table:style-name="ce8"/>
          <table:table-cell office:value-type="float" office:value="86803" table:style-name="ce8">
            <text:p>86.803</text:p>
          </table:table-cell>
          <table:table-cell table:style-name="ce8"/>
          <table:table-cell office:value-type="float" office:value="77686" table:style-name="ce8">
            <text:p>77.686</text:p>
          </table:table-cell>
          <table:table-cell table:style-name="ce8"/>
          <table:table-cell office:value-type="float" office:value="73268" table:style-name="ce8">
            <text:p>73.268</text:p>
          </table:table-cell>
          <table:table-cell table:style-name="ce8"/>
          <table:table-cell office:value-type="float" office:value="988816" table:formula="msoxl:=B9+D9+F9+H9+J9+L9+N9+P9+R9+T9+V9+X9" table:style-name="ce5">
            <text:p>988.816</text:p>
          </table:table-cell>
          <table:table-cell office:value-type="float" office:value="0" table:formula="msoxl:=C9+E9+G9+I9+K9+M9+O9+Q9+S9+U9+W9+Y9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EI MUNICIPAL<text:s text:c="7"/></text:p>
          </table:table-cell>
          <table:table-cell office:value-type="float" office:value="2200" table:style-name="ce8">
            <text:p>2.200</text:p>
          </table:table-cell>
          <table:table-cell office:value-type="float" office:value="46221" table:style-name="ce8">
            <text:p>46.221</text:p>
          </table:table-cell>
          <table:table-cell office:value-type="float" office:value="659804" table:style-name="ce8">
            <text:p>659.804</text:p>
          </table:table-cell>
          <table:table-cell office:value-type="float" office:value="2172920" table:style-name="ce8">
            <text:p>2.172.920</text:p>
          </table:table-cell>
          <table:table-cell office:value-type="float" office:value="853864" table:style-name="ce8">
            <text:p>853.864</text:p>
          </table:table-cell>
          <table:table-cell office:value-type="float" office:value="3286891" table:style-name="ce8">
            <text:p>3.286.891</text:p>
          </table:table-cell>
          <table:table-cell office:value-type="float" office:value="750753" table:style-name="ce8">
            <text:p>750.753</text:p>
          </table:table-cell>
          <table:table-cell office:value-type="float" office:value="2887984" table:style-name="ce8">
            <text:p>2.887.984</text:p>
          </table:table-cell>
          <table:table-cell office:value-type="float" office:value="714876" table:style-name="ce8">
            <text:p>714.876</text:p>
          </table:table-cell>
          <table:table-cell office:value-type="float" office:value="3137689" table:style-name="ce8">
            <text:p>3.137.689</text:p>
          </table:table-cell>
          <table:table-cell office:value-type="float" office:value="769662" table:style-name="ce8">
            <text:p>769.662</text:p>
          </table:table-cell>
          <table:table-cell office:value-type="float" office:value="3068607" table:style-name="ce8">
            <text:p>3.068.607</text:p>
          </table:table-cell>
          <table:table-cell office:value-type="float" office:value="804084" table:style-name="ce8">
            <text:p>804.084</text:p>
          </table:table-cell>
          <table:table-cell office:value-type="float" office:value="2127593" table:style-name="ce8">
            <text:p>2.127.593</text:p>
          </table:table-cell>
          <table:table-cell office:value-type="float" office:value="397903" table:style-name="ce8">
            <text:p>397.903</text:p>
          </table:table-cell>
          <table:table-cell office:value-type="float" office:value="1573790" table:style-name="ce8">
            <text:p>1.573.790</text:p>
          </table:table-cell>
          <table:table-cell office:value-type="float" office:value="752203" table:style-name="ce8">
            <text:p>752.203</text:p>
          </table:table-cell>
          <table:table-cell office:value-type="float" office:value="3175080" table:style-name="ce8">
            <text:p>3.175.080</text:p>
          </table:table-cell>
          <table:table-cell office:value-type="float" office:value="716566" table:style-name="ce8">
            <text:p>716.566</text:p>
          </table:table-cell>
          <table:table-cell office:value-type="float" office:value="2846885" table:style-name="ce8">
            <text:p>2.846.885</text:p>
          </table:table-cell>
          <table:table-cell office:value-type="float" office:value="669922" table:style-name="ce8">
            <text:p>669.922</text:p>
          </table:table-cell>
          <table:table-cell office:value-type="float" office:value="2942995" table:style-name="ce8">
            <text:p>2.942.995</text:p>
          </table:table-cell>
          <table:table-cell office:value-type="float" office:value="496696" table:style-name="ce8">
            <text:p>496.696</text:p>
          </table:table-cell>
          <table:table-cell office:value-type="float" office:value="1826683" table:style-name="ce8">
            <text:p>1.826.683</text:p>
          </table:table-cell>
          <table:table-cell office:value-type="float" office:value="7588533" table:formula="msoxl:=B10+D10+F10+H10+J10+L10+N10+P10+R10+T10+V10+X10" table:style-name="ce5">
            <text:p>7.588.533</text:p>
          </table:table-cell>
          <table:table-cell office:value-type="float" office:value="29093338" table:formula="msoxl:=C10+E10+G10+I10+K10+M10+O10+Q10+S10+U10+W10+Y10" table:style-name="ce5">
            <text:p>29.093.3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EI CONVENIADA<text:s text:c="6"/></text:p>
          </table:table-cell>
          <table:table-cell office:value-type="float" office:value="6000" table:style-name="ce8">
            <text:p>6.000</text:p>
          </table:table-cell>
          <table:table-cell office:value-type="float" office:value="0" table:style-name="ce8">
            <text:p>0</text:p>
          </table:table-cell>
          <table:table-cell office:value-type="float" office:value="9344668" table:style-name="ce8">
            <text:p>9.344.668</text:p>
          </table:table-cell>
          <table:table-cell office:value-type="float" office:value="0" table:style-name="ce8">
            <text:p>0</text:p>
          </table:table-cell>
          <table:table-cell office:value-type="float" office:value="12151535" table:style-name="ce8">
            <text:p>12.151.535</text:p>
          </table:table-cell>
          <table:table-cell table:style-name="ce8"/>
          <table:table-cell office:value-type="float" office:value="10804820" table:style-name="ce8">
            <text:p>10.804.820</text:p>
          </table:table-cell>
          <table:table-cell table:style-name="ce8"/>
          <table:table-cell office:value-type="float" office:value="10219015" table:style-name="ce8">
            <text:p>10.219.015</text:p>
          </table:table-cell>
          <table:table-cell table:style-name="ce8"/>
          <table:table-cell office:value-type="float" office:value="10985658" table:style-name="ce8">
            <text:p>10.985.658</text:p>
          </table:table-cell>
          <table:table-cell table:style-name="ce8"/>
          <table:table-cell office:value-type="float" office:value="11507859" table:style-name="ce8">
            <text:p>11.507.859</text:p>
          </table:table-cell>
          <table:table-cell table:style-name="ce8"/>
          <table:table-cell office:value-type="float" office:value="6037438" table:style-name="ce8">
            <text:p>6.037.438</text:p>
          </table:table-cell>
          <table:table-cell table:style-name="ce8"/>
          <table:table-cell office:value-type="float" office:value="11291158" table:style-name="ce8">
            <text:p>11.291.158</text:p>
          </table:table-cell>
          <table:table-cell table:style-name="ce8"/>
          <table:table-cell office:value-type="float" office:value="11509568" table:style-name="ce8">
            <text:p>11.509.568</text:p>
          </table:table-cell>
          <table:table-cell table:style-name="ce8"/>
          <table:table-cell office:value-type="float" office:value="10527369" table:style-name="ce8">
            <text:p>10.527.369</text:p>
          </table:table-cell>
          <table:table-cell table:style-name="ce8"/>
          <table:table-cell office:value-type="float" office:value="11186940" table:style-name="ce8">
            <text:p>11.186.940</text:p>
          </table:table-cell>
          <table:table-cell table:style-name="ce8"/>
          <table:table-cell office:value-type="float" office:value="115572028" table:formula="msoxl:=B11+D11+F11+H11+J11+L11+N11+P11+R11+T11+V11+X11" table:style-name="ce5">
            <text:p>115.572.028</text:p>
          </table:table-cell>
          <table:table-cell office:value-type="float" office:value="0" table:formula="msoxl:=C11+E11+G11+I11+K11+M11+O11+Q11+S11+U11+W11+Y11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ROJETO CECI</text:p>
          </table:table-cell>
          <table:table-cell office:value-type="float" office:value="53760" table:style-name="ce8">
            <text:p>53.760</text:p>
          </table:table-cell>
          <table:table-cell office:value-type="float" office:value="0" table:style-name="ce8">
            <text:p>0</text:p>
          </table:table-cell>
          <table:table-cell office:value-type="float" office:value="30685" table:style-name="ce8">
            <text:p>30.685</text:p>
          </table:table-cell>
          <table:table-cell office:value-type="float" office:value="0" table:style-name="ce8">
            <text:p>0</text:p>
          </table:table-cell>
          <table:table-cell office:value-type="float" office:value="38740" table:style-name="ce8">
            <text:p>38.740</text:p>
          </table:table-cell>
          <table:table-cell table:style-name="ce8"/>
          <table:table-cell office:value-type="float" office:value="34640" table:style-name="ce8">
            <text:p>34.640</text:p>
          </table:table-cell>
          <table:table-cell table:style-name="ce8"/>
          <table:table-cell office:value-type="float" office:value="35080" table:style-name="ce8">
            <text:p>35.080</text:p>
          </table:table-cell>
          <table:table-cell table:style-name="ce8"/>
          <table:table-cell office:value-type="float" office:value="37510" table:style-name="ce8">
            <text:p>37.510</text:p>
          </table:table-cell>
          <table:table-cell table:style-name="ce8"/>
          <table:table-cell office:value-type="float" office:value="39380" table:style-name="ce8">
            <text:p>39.380</text:p>
          </table:table-cell>
          <table:table-cell table:style-name="ce8"/>
          <table:table-cell office:value-type="float" office:value="39165" table:style-name="ce8">
            <text:p>39.165</text:p>
          </table:table-cell>
          <table:table-cell table:style-name="ce8"/>
          <table:table-cell office:value-type="float" office:value="40005" table:style-name="ce8">
            <text:p>40.005</text:p>
          </table:table-cell>
          <table:table-cell table:style-name="ce8"/>
          <table:table-cell office:value-type="float" office:value="40110" table:style-name="ce8">
            <text:p>40.110</text:p>
          </table:table-cell>
          <table:table-cell table:style-name="ce8"/>
          <table:table-cell office:value-type="float" office:value="37770" table:style-name="ce8">
            <text:p>37.770</text:p>
          </table:table-cell>
          <table:table-cell table:style-name="ce8"/>
          <table:table-cell office:value-type="float" office:value="21940" table:style-name="ce8">
            <text:p>21.940</text:p>
          </table:table-cell>
          <table:table-cell table:style-name="ce8"/>
          <table:table-cell office:value-type="float" office:value="448785" table:formula="msoxl:=B12+D12+F12+H12+J12+L12+N12+P12+R12+T12+V12+X12" table:style-name="ce5">
            <text:p>448.785</text:p>
          </table:table-cell>
          <table:table-cell office:value-type="float" office:value="0" table:formula="msoxl:=C12+E12+G12+I12+K12+M12+O12+Q12+S12+U12+W12+Y12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EI CONV. ESTADUA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80221" table:style-name="ce8">
            <text:p>680.221</text:p>
          </table:table-cell>
          <table:table-cell office:value-type="float" office:value="0" table:style-name="ce8">
            <text:p>0</text:p>
          </table:table-cell>
          <table:table-cell office:value-type="float" office:value="877778" table:style-name="ce8">
            <text:p>877.778</text:p>
          </table:table-cell>
          <table:table-cell table:style-name="ce8"/>
          <table:table-cell office:value-type="float" office:value="784933" table:style-name="ce8">
            <text:p>784.933</text:p>
          </table:table-cell>
          <table:table-cell table:style-name="ce8"/>
          <table:table-cell office:value-type="float" office:value="722153" table:style-name="ce8">
            <text:p>722.153</text:p>
          </table:table-cell>
          <table:table-cell table:style-name="ce8"/>
          <table:table-cell office:value-type="float" office:value="756150" table:style-name="ce8">
            <text:p>756.150</text:p>
          </table:table-cell>
          <table:table-cell table:style-name="ce8"/>
          <table:table-cell office:value-type="float" office:value="792518" table:style-name="ce8">
            <text:p>792.518</text:p>
          </table:table-cell>
          <table:table-cell table:style-name="ce8"/>
          <table:table-cell office:value-type="float" office:value="39458" table:style-name="ce8">
            <text:p>39.458</text:p>
          </table:table-cell>
          <table:table-cell table:style-name="ce8"/>
          <table:table-cell office:value-type="float" office:value="725338" table:style-name="ce8">
            <text:p>725.338</text:p>
          </table:table-cell>
          <table:table-cell table:style-name="ce8"/>
          <table:table-cell office:value-type="float" office:value="760465" table:style-name="ce8">
            <text:p>760.465</text:p>
          </table:table-cell>
          <table:table-cell table:style-name="ce8"/>
          <table:table-cell office:value-type="float" office:value="704396" table:style-name="ce8">
            <text:p>704.396</text:p>
          </table:table-cell>
          <table:table-cell table:style-name="ce8"/>
          <table:table-cell office:value-type="float" office:value="24880" table:style-name="ce8">
            <text:p>24.880</text:p>
          </table:table-cell>
          <table:table-cell table:style-name="ce8"/>
          <table:table-cell office:value-type="float" office:value="6868290" table:formula="msoxl:=B13+D13+F13+H13+J13+L13+N13+P13+R13+T13+V13+X13" table:style-name="ce5">
            <text:p>6.868.290</text:p>
          </table:table-cell>
          <table:table-cell office:value-type="float" office:value="0" table:formula="msoxl:=C13+E13+G13+I13+K13+M13+O13+Q13+S13+U13+W13+Y13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CI</text:p>
          </table:table-cell>
          <table:table-cell office:value-type="float" office:value="28595" table:style-name="ce8">
            <text:p>28.595</text:p>
          </table:table-cell>
          <table:table-cell office:value-type="float" office:value="1050" table:style-name="ce8">
            <text:p>1.050</text:p>
          </table:table-cell>
          <table:table-cell office:value-type="float" office:value="31960" table:style-name="ce8">
            <text:p>31.960</text:p>
          </table:table-cell>
          <table:table-cell office:value-type="float" office:value="2632" table:style-name="ce8">
            <text:p>2.632</text:p>
          </table:table-cell>
          <table:table-cell office:value-type="float" office:value="37670" table:style-name="ce8">
            <text:p>37.670</text:p>
          </table:table-cell>
          <table:table-cell office:value-type="float" office:value="4035" table:style-name="ce8">
            <text:p>4.035</text:p>
          </table:table-cell>
          <table:table-cell office:value-type="float" office:value="32830" table:style-name="ce8">
            <text:p>32.830</text:p>
          </table:table-cell>
          <table:table-cell office:value-type="float" office:value="3175" table:style-name="ce8">
            <text:p>3.175</text:p>
          </table:table-cell>
          <table:table-cell office:value-type="float" office:value="35320" table:style-name="ce8">
            <text:p>35.320</text:p>
          </table:table-cell>
          <table:table-cell office:value-type="float" office:value="3400" table:style-name="ce8">
            <text:p>3.400</text:p>
          </table:table-cell>
          <table:table-cell office:value-type="float" office:value="35115" table:style-name="ce8">
            <text:p>35.115</text:p>
          </table:table-cell>
          <table:table-cell office:value-type="float" office:value="712" table:style-name="ce8">
            <text:p>712</text:p>
          </table:table-cell>
          <table:table-cell office:value-type="float" office:value="31905" table:style-name="ce8">
            <text:p>31.905</text:p>
          </table:table-cell>
          <table:table-cell office:value-type="float" office:value="267" table:style-name="ce8">
            <text:p>267</text:p>
          </table:table-cell>
          <table:table-cell office:value-type="float" office:value="32560" table:style-name="ce8">
            <text:p>32.560</text:p>
          </table:table-cell>
          <table:table-cell office:value-type="float" office:value="317" table:style-name="ce8">
            <text:p>317</text:p>
          </table:table-cell>
          <table:table-cell office:value-type="float" office:value="32180" table:style-name="ce8">
            <text:p>32.180</text:p>
          </table:table-cell>
          <table:table-cell office:value-type="float" office:value="2946" table:style-name="ce8">
            <text:p>2.946</text:p>
          </table:table-cell>
          <table:table-cell office:value-type="float" office:value="32155" table:style-name="ce8">
            <text:p>32.155</text:p>
          </table:table-cell>
          <table:table-cell office:value-type="float" office:value="2330" table:style-name="ce8">
            <text:p>2.330</text:p>
          </table:table-cell>
          <table:table-cell office:value-type="float" office:value="27840" table:style-name="ce8">
            <text:p>27.840</text:p>
          </table:table-cell>
          <table:table-cell office:value-type="float" office:value="2720" table:style-name="ce8">
            <text:p>2.720</text:p>
          </table:table-cell>
          <table:table-cell office:value-type="float" office:value="28075" table:style-name="ce8">
            <text:p>28.075</text:p>
          </table:table-cell>
          <table:table-cell office:value-type="float" office:value="2495" table:style-name="ce8">
            <text:p>2.495</text:p>
          </table:table-cell>
          <table:table-cell office:value-type="float" office:value="386205" table:formula="msoxl:=B14+D14+F14+H14+J14+L14+N14+P14+R14+T14+V14+X14" table:style-name="ce5">
            <text:p>386.205</text:p>
          </table:table-cell>
          <table:table-cell office:value-type="float" office:value="26079" table:formula="msoxl:=C14+E14+G14+I14+K14+M14+O14+Q14+S14+U14+W14+Y14" table:style-name="ce5">
            <text:p>26.079</text:p>
          </table:table-cell>
          <table:table-cell table:number-columns-repeated="16357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83381" table:formula="msoxl:=SUM(B4:B14)" table:style-name="ce10">
            <text:p>183.381</text:p>
          </table:table-cell>
          <table:table-cell office:value-type="float" office:value="719146" table:formula="msoxl:=SUM(C4:C14)" table:style-name="ce11">
            <text:p>719.146</text:p>
          </table:table-cell>
          <table:table-cell office:value-type="float" office:value="13062868" table:formula="msoxl:=SUM(D4:D14)" table:style-name="ce12">
            <text:p>13.062.868</text:p>
          </table:table-cell>
          <table:table-cell office:value-type="float" office:value="9072202" table:formula="msoxl:=SUM(E4:E14)" table:style-name="ce11">
            <text:p>9.072.202</text:p>
          </table:table-cell>
          <table:table-cell office:value-type="float" office:value="18856161" table:formula="msoxl:=SUM(F4:F14)" table:style-name="ce12">
            <text:p>18.856.161</text:p>
          </table:table-cell>
          <table:table-cell office:value-type="float" office:value="20827477" table:formula="msoxl:=SUM(G4:G14)" table:style-name="ce11">
            <text:p>20.827.477</text:p>
          </table:table-cell>
          <table:table-cell office:value-type="float" office:value="16830406" table:formula="msoxl:=SUM(H4:H14)" table:style-name="ce12">
            <text:p>16.830.406</text:p>
          </table:table-cell>
          <table:table-cell office:value-type="float" office:value="17933567" table:formula="msoxl:=SUM(I4:I14)" table:style-name="ce11">
            <text:p>17.933.567</text:p>
          </table:table-cell>
          <table:table-cell office:value-type="float" office:value="16137561" table:formula="msoxl:=SUM(J4:J14)" table:style-name="ce12">
            <text:p>16.137.561</text:p>
          </table:table-cell>
          <table:table-cell office:value-type="float" office:value="19077329" table:formula="msoxl:=SUM(K4:K14)" table:style-name="ce11">
            <text:p>19.077.329</text:p>
          </table:table-cell>
          <table:table-cell office:value-type="float" office:value="17034839" table:formula="msoxl:=SUM(L4:L14)" table:style-name="ce12">
            <text:p>17.034.839</text:p>
          </table:table-cell>
          <table:table-cell office:value-type="float" office:value="18724313" table:formula="msoxl:=SUM(M4:M14)" table:style-name="ce11">
            <text:p>18.724.313</text:p>
          </table:table-cell>
          <table:table-cell office:value-type="float" office:value="16074471" table:formula="msoxl:=SUM(N4:N14)" table:style-name="ce10">
            <text:p>16.074.471</text:p>
          </table:table-cell>
          <table:table-cell office:value-type="float" office:value="8737955" table:formula="msoxl:=SUM(O4:O14)" table:style-name="ce11">
            <text:p>8.737.955</text:p>
          </table:table-cell>
          <table:table-cell office:value-type="float" office:value="8972409" table:formula="msoxl:=SUM(P4:P14)" table:style-name="ce12">
            <text:p>8.972.409</text:p>
          </table:table-cell>
          <table:table-cell office:value-type="float" office:value="9911328" table:formula="msoxl:=SUM(Q4:Q14)" table:style-name="ce11">
            <text:p>9.911.328</text:p>
          </table:table-cell>
          <table:table-cell office:value-type="float" office:value="17269538" table:formula="msoxl:=SUM(R4:R14)" table:style-name="ce12">
            <text:p>17.269.538</text:p>
          </table:table-cell>
          <table:table-cell office:value-type="float" office:value="20964208" table:formula="msoxl:=SUM(S4:S14)" table:style-name="ce11">
            <text:p>20.964.208</text:p>
          </table:table-cell>
          <table:table-cell office:value-type="float" office:value="17176379" table:formula="msoxl:=SUM(T4:T14)" table:style-name="ce12">
            <text:p>17.176.379</text:p>
          </table:table-cell>
          <table:table-cell office:value-type="float" office:value="19853699" table:formula="msoxl:=SUM(U4:U14)" table:style-name="ce11">
            <text:p>19.853.699</text:p>
          </table:table-cell>
          <table:table-cell office:value-type="float" office:value="15880004" table:formula="msoxl:=SUM(V4:V14)" table:style-name="ce12">
            <text:p>15.880.004</text:p>
          </table:table-cell>
          <table:table-cell office:value-type="float" office:value="19488047" table:formula="msoxl:=SUM(W4:W14)" table:style-name="ce11">
            <text:p>19.488.047</text:p>
          </table:table-cell>
          <table:table-cell office:value-type="float" office:value="13072266" table:formula="msoxl:=SUM(X4:X14)" table:style-name="ce12">
            <text:p>13.072.266</text:p>
          </table:table-cell>
          <table:table-cell office:value-type="float" office:value="9139454" table:formula="msoxl:=SUM(Y4:Y14)" table:style-name="ce11">
            <text:p>9.139.454</text:p>
          </table:table-cell>
          <table:table-cell office:value-type="float" office:value="170550283" table:formula="msoxl:=B15+D15+F15+H15+J15+L15+N15+P15+R15+T15+V15+X15" table:style-name="ce13">
            <text:p>170.550.283</text:p>
          </table:table-cell>
          <table:table-cell office:value-type="float" office:value="174448725" table:formula="msoxl:=C15+E15+G15+I15+K15+M15+O15+Q15+S15+U15+W15+Y15" table:style-name="ce14">
            <text:p>174.448.725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2010" table:style-name="ta1">
        <table:table-column table:style-name="co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16357" table:default-cell-style-name="ce1"/>
        <table:table-row table:style-name="ro2">
          <table:table-cell office:value-type="string" table:number-columns-spanned="27" table:number-rows-spanned="1" table:style-name="ce15">
            <text:p>TOTAL MENSAL REFEIÇÕES SERVIDAS POR TIPO DE UNIDADE E GESTÃO - 2010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51">
            <text:p>TIPOS DE UNIDADES</text:p>
          </table:table-cell>
          <table:table-cell office:value-type="string" table:number-columns-spanned="2" table:number-rows-spanned="1" table:style-name="ce18">
            <text:p>JAN</text:p>
          </table:table-cell>
          <table:covered-table-cell/>
          <table:table-cell office:value-type="string" table:number-columns-spanned="2" table:number-rows-spanned="1" table:style-name="ce18">
            <text:p>FEV</text:p>
          </table:table-cell>
          <table:covered-table-cell/>
          <table:table-cell office:value-type="string" table:number-columns-spanned="2" table:number-rows-spanned="1" table:style-name="ce18">
            <text:p>MAR</text:p>
          </table:table-cell>
          <table:covered-table-cell/>
          <table:table-cell office:value-type="string" table:number-columns-spanned="2" table:number-rows-spanned="1" table:style-name="ce18">
            <text:p>ABR</text:p>
          </table:table-cell>
          <table:covered-table-cell/>
          <table:table-cell office:value-type="string" table:number-columns-spanned="2" table:number-rows-spanned="1" table:style-name="ce18">
            <text:p>MAI</text:p>
          </table:table-cell>
          <table:covered-table-cell/>
          <table:table-cell office:value-type="string" table:number-columns-spanned="2" table:number-rows-spanned="1" table:style-name="ce18">
            <text:p>JUN</text:p>
          </table:table-cell>
          <table:covered-table-cell/>
          <table:table-cell office:value-type="string" table:number-columns-spanned="2" table:number-rows-spanned="1" table:style-name="ce18">
            <text:p>JUL</text:p>
          </table:table-cell>
          <table:covered-table-cell/>
          <table:table-cell office:value-type="string" table:number-columns-spanned="2" table:number-rows-spanned="1" table:style-name="ce18">
            <text:p>AGO</text:p>
          </table:table-cell>
          <table:covered-table-cell/>
          <table:table-cell office:value-type="string" table:number-columns-spanned="2" table:number-rows-spanned="1" table:style-name="ce52">
            <text:p>SET</text:p>
          </table:table-cell>
          <table:covered-table-cell/>
          <table:table-cell office:value-type="string" table:number-columns-spanned="2" table:number-rows-spanned="1" table:style-name="ce52">
            <text:p>OUT</text:p>
          </table:table-cell>
          <table:covered-table-cell/>
          <table:table-cell office:value-type="string" table:number-columns-spanned="2" table:number-rows-spanned="1" table:style-name="ce52">
            <text:p>NOV</text:p>
          </table:table-cell>
          <table:covered-table-cell/>
          <table:table-cell office:value-type="string" table:number-columns-spanned="2" table:number-rows-spanned="1" table:style-name="ce52">
            <text:p>DEZ</text:p>
          </table:table-cell>
          <table:covered-table-cell/>
          <table:table-cell office:value-type="string" table:number-columns-spanned="2" table:number-rows-spanned="1" table:style-name="ce53">
            <text:p>TOTAL</text:p>
          </table:table-cell>
          <table:covered-table-cell/>
          <table:table-cell table:number-columns-repeated="16357"/>
        </table:table-row>
        <table:table-row table:style-name="ro2">
          <table:covered-table-cell/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22">
            <text:p>TERC.</text:p>
          </table:table-cell>
          <table:table-cell office:value-type="string" table:style-name="ce23">
            <text:p>NÃO TERC.</text:p>
          </table:table-cell>
          <table:table-cell office:value-type="string" table:style-name="ce24">
            <text:p>TERC.</text:p>
          </table:table-cell>
          <table:table-cell table:number-columns-repeated="16357"/>
        </table:table-row>
        <table:table-row table:style-name="ro2">
          <table:table-cell office:value-type="string" table:style-name="ce25">
            <text:p>EMEI<text:s text:c="16"/></text:p>
          </table:table-cell>
          <table:table-cell office:value-type="float" office:value="9200" table:style-name="ce26">
            <text:p>9.200</text:p>
          </table:table-cell>
          <table:table-cell office:value-type="float" office:value="30607" table:style-name="ce27">
            <text:p>30.607</text:p>
          </table:table-cell>
          <table:table-cell office:value-type="float" office:value="1067556" table:style-name="ce28">
            <text:p>1.067.556</text:p>
          </table:table-cell>
          <table:table-cell office:value-type="float" office:value="1991583" table:style-name="ce29">
            <text:p>1.991.583</text:p>
          </table:table-cell>
          <table:table-cell office:value-type="float" office:value="1866213" table:style-name="ce28">
            <text:p>1.866.213</text:p>
          </table:table-cell>
          <table:table-cell office:value-type="float" office:value="4206333" table:style-name="ce29">
            <text:p>4.206.333</text:p>
          </table:table-cell>
          <table:table-cell office:value-type="float" office:value="1715919" table:style-name="ce28">
            <text:p>1.715.919</text:p>
          </table:table-cell>
          <table:table-cell office:value-type="float" office:value="3843372" table:style-name="ce30">
            <text:p>3.843.372</text:p>
          </table:table-cell>
          <table:table-cell office:value-type="float" office:value="1719672" table:style-name="ce28">
            <text:p>1.719.672</text:p>
          </table:table-cell>
          <table:table-cell office:value-type="float" office:value="4112211" table:style-name="ce30">
            <text:p>4.112.211</text:p>
          </table:table-cell>
          <table:table-cell office:value-type="float" office:value="1670468" table:style-name="ce28">
            <text:p>1.670.468</text:p>
          </table:table-cell>
          <table:table-cell office:value-type="float" office:value="3451071" table:style-name="ce30">
            <text:p>3.451.071</text:p>
          </table:table-cell>
          <table:table-cell office:value-type="float" office:value="921296" table:style-name="ce28">
            <text:p>921.296</text:p>
          </table:table-cell>
          <table:table-cell office:value-type="float" office:value="1847534" table:style-name="ce30">
            <text:p>1.847.534</text:p>
          </table:table-cell>
          <table:table-cell office:value-type="float" office:value="1783959" table:style-name="ce28">
            <text:p>1.783.959</text:p>
          </table:table-cell>
          <table:table-cell office:value-type="float" office:value="4335614" table:style-name="ce30">
            <text:p>4.335.614</text:p>
          </table:table-cell>
          <table:table-cell office:value-type="float" office:value="1629632" table:style-name="ce28">
            <text:p>1.629.632</text:p>
          </table:table-cell>
          <table:table-cell office:value-type="float" office:value="3959669" table:style-name="ce30">
            <text:p>3.959.669</text:p>
          </table:table-cell>
          <table:table-cell office:value-type="float" office:value="1499091" table:style-name="ce28">
            <text:p>1.499.091</text:p>
          </table:table-cell>
          <table:table-cell office:value-type="float" office:value="3114757" table:style-name="ce30">
            <text:p>3.114.757</text:p>
          </table:table-cell>
          <table:table-cell office:value-type="float" office:value="1613191" table:style-name="ce28">
            <text:p>1.613.191</text:p>
          </table:table-cell>
          <table:table-cell office:value-type="float" office:value="3689227" table:style-name="ce30">
            <text:p>3.689.227</text:p>
          </table:table-cell>
          <table:table-cell office:value-type="float" office:value="674240" table:style-name="ce28">
            <text:p>674.240</text:p>
          </table:table-cell>
          <table:table-cell office:value-type="float" office:value="1818086" table:style-name="ce31">
            <text:p>1.818.086</text:p>
          </table:table-cell>
          <table:table-cell office:value-type="float" office:value="16170437" table:formula="msoxl:=B4+D4+F4+H4+J4+L4+N4+P4+R4+T4+V4+X4" table:style-name="ce28">
            <text:p>16.170.437</text:p>
          </table:table-cell>
          <table:table-cell office:value-type="float" office:value="36400064" table:formula="msoxl:=C4+E4+G4+I4+K4+M4+O4+Q4+S4+U4+W4+Y4" table:style-name="ce30">
            <text:p>36.400.064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MEF<text:s text:c="16"/></text:p>
          </table:table-cell>
          <table:table-cell office:value-type="float" office:value="22250" table:style-name="ce33">
            <text:p>22.250</text:p>
          </table:table-cell>
          <table:table-cell office:value-type="float" office:value="448821" table:style-name="ce34">
            <text:p>448.821</text:p>
          </table:table-cell>
          <table:table-cell office:value-type="float" office:value="1365313" table:style-name="ce35">
            <text:p>1.365.313</text:p>
          </table:table-cell>
          <table:table-cell office:value-type="float" office:value="4976004" table:style-name="ce36">
            <text:p>4976004</text:p>
          </table:table-cell>
          <table:table-cell office:value-type="float" office:value="2399754" table:style-name="ce35">
            <text:p>2.399.754</text:p>
          </table:table-cell>
          <table:table-cell office:value-type="float" office:value="10120648" table:style-name="ce37">
            <text:p>10.120.648</text:p>
          </table:table-cell>
          <table:table-cell office:value-type="float" office:value="2176856" table:style-name="ce35">
            <text:p>2.176.856</text:p>
          </table:table-cell>
          <table:table-cell office:value-type="float" office:value="9732278" table:style-name="ce38">
            <text:p>9.732.278</text:p>
          </table:table-cell>
          <table:table-cell office:value-type="float" office:value="2225693" table:style-name="ce35">
            <text:p>2.225.693</text:p>
          </table:table-cell>
          <table:table-cell office:value-type="float" office:value="10495158" table:style-name="ce38">
            <text:p>10.495.158</text:p>
          </table:table-cell>
          <table:table-cell office:value-type="float" office:value="2058335" table:style-name="ce35">
            <text:p>2.058.335</text:p>
          </table:table-cell>
          <table:table-cell office:value-type="float" office:value="8961263" table:style-name="ce38">
            <text:p>8.961.263</text:p>
          </table:table-cell>
          <table:table-cell office:value-type="float" office:value="1110345" table:style-name="ce35">
            <text:p>1.110.345</text:p>
          </table:table-cell>
          <table:table-cell office:value-type="float" office:value="4848600" table:style-name="ce38">
            <text:p>4.848.600</text:p>
          </table:table-cell>
          <table:table-cell office:value-type="float" office:value="2148633" table:style-name="ce35">
            <text:p>2.148.633</text:p>
          </table:table-cell>
          <table:table-cell office:value-type="float" office:value="11314462" table:style-name="ce38">
            <text:p>11.314.462</text:p>
          </table:table-cell>
          <table:table-cell office:value-type="float" office:value="1947368" table:style-name="ce35">
            <text:p>1.947.368</text:p>
          </table:table-cell>
          <table:table-cell office:value-type="float" office:value="10228665" table:style-name="ce38">
            <text:p>10.228.665</text:p>
          </table:table-cell>
          <table:table-cell office:value-type="float" office:value="1484705" table:style-name="ce35">
            <text:p>1.484.705</text:p>
          </table:table-cell>
          <table:table-cell office:value-type="float" office:value="7623963" table:style-name="ce38">
            <text:p>7.623.963</text:p>
          </table:table-cell>
          <table:table-cell office:value-type="float" office:value="1603389" table:style-name="ce35">
            <text:p>1.603.389</text:p>
          </table:table-cell>
          <table:table-cell office:value-type="float" office:value="9516373" table:style-name="ce38">
            <text:p>9.516.373</text:p>
          </table:table-cell>
          <table:table-cell office:value-type="float" office:value="248064" table:style-name="ce35">
            <text:p>248.064</text:p>
          </table:table-cell>
          <table:table-cell office:value-type="float" office:value="3303726" table:style-name="ce39">
            <text:p>3.303.726</text:p>
          </table:table-cell>
          <table:table-cell office:value-type="float" office:value="18790705" table:formula="msoxl:=B5+D5+F5+H5+J5+L5+N5+P5+R5+T5+V5+X5" table:style-name="ce35">
            <text:p>18.790.705</text:p>
          </table:table-cell>
          <table:table-cell office:value-type="float" office:value="91569961" table:formula="msoxl:=C5+E5+G5+I5+K5+M5+O5+Q5+S5+U5+W5+Y5" table:style-name="ce38">
            <text:p>91.569.961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LASSE COMUNITARIA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7200" table:style-name="ce35">
            <text:p>7.200</text:p>
          </table:table-cell>
          <table:table-cell office:value-type="float" office:value="0" table:style-name="ce37">
            <text:p>0</text:p>
          </table:table-cell>
          <table:table-cell office:value-type="float" office:value="12600" table:style-name="ce35">
            <text:p>12.600</text:p>
          </table:table-cell>
          <table:table-cell office:value-type="float" office:value="0" table:style-name="ce37">
            <text:p>0</text:p>
          </table:table-cell>
          <table:table-cell office:value-type="float" office:value="11160" table:style-name="ce35">
            <text:p>11.160</text:p>
          </table:table-cell>
          <table:table-cell office:value-type="float" office:value="0" table:style-name="ce38">
            <text:p>0</text:p>
          </table:table-cell>
          <table:table-cell office:value-type="float" office:value="11080" table:style-name="ce35">
            <text:p>11.080</text:p>
          </table:table-cell>
          <table:table-cell office:value-type="float" office:value="0" table:style-name="ce38">
            <text:p>0</text:p>
          </table:table-cell>
          <table:table-cell office:value-type="float" office:value="10355" table:style-name="ce35">
            <text:p>10.355</text:p>
          </table:table-cell>
          <table:table-cell office:value-type="float" office:value="0" table:style-name="ce38">
            <text:p>0</text:p>
          </table:table-cell>
          <table:table-cell office:value-type="float" office:value="5764" table:style-name="ce35">
            <text:p>5.764</text:p>
          </table:table-cell>
          <table:table-cell office:value-type="float" office:value="0" table:style-name="ce38">
            <text:p>0</text:p>
          </table:table-cell>
          <table:table-cell office:value-type="float" office:value="11112" table:style-name="ce35">
            <text:p>11.112</text:p>
          </table:table-cell>
          <table:table-cell office:value-type="float" office:value="0" table:style-name="ce38">
            <text:p>0</text:p>
          </table:table-cell>
          <table:table-cell office:value-type="float" office:value="10200" table:style-name="ce35">
            <text:p>10.200</text:p>
          </table:table-cell>
          <table:table-cell office:value-type="float" office:value="0" table:style-name="ce38">
            <text:p>0</text:p>
          </table:table-cell>
          <table:table-cell office:value-type="float" office:value="9050" table:style-name="ce35">
            <text:p>9.050</text:p>
          </table:table-cell>
          <table:table-cell office:value-type="float" office:value="0" table:style-name="ce38">
            <text:p>0</text:p>
          </table:table-cell>
          <table:table-cell office:value-type="float" office:value="9690" table:style-name="ce35">
            <text:p>9.690</text:p>
          </table:table-cell>
          <table:table-cell office:value-type="float" office:value="0" table:style-name="ce38">
            <text:p>0</text:p>
          </table:table-cell>
          <table:table-cell office:value-type="float" office:value="4080" table:style-name="ce35">
            <text:p>4.080</text:p>
          </table:table-cell>
          <table:table-cell office:value-type="float" office:value="0" table:style-name="ce39">
            <text:p>0</text:p>
          </table:table-cell>
          <table:table-cell office:value-type="float" office:value="102291" table:formula="msoxl:=B6+D6+F6+H6+J6+L6+N6+P6+R6+T6+V6+X6" table:style-name="ce35">
            <text:p>102.291</text:p>
          </table:table-cell>
          <table:table-cell office:value-type="float" office:value="0" table:formula="msoxl:=C6+E6+G6+I6+K6+M6+O6+Q6+S6+U6+W6+Y6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IEJA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33788" table:style-name="ce35">
            <text:p>133.788</text:p>
          </table:table-cell>
          <table:table-cell office:value-type="float" office:value="0" table:style-name="ce37">
            <text:p>0</text:p>
          </table:table-cell>
          <table:table-cell office:value-type="float" office:value="234129" table:style-name="ce35">
            <text:p>234.129</text:p>
          </table:table-cell>
          <table:table-cell office:value-type="float" office:value="0" table:style-name="ce37">
            <text:p>0</text:p>
          </table:table-cell>
          <table:table-cell office:value-type="float" office:value="212500" table:style-name="ce35">
            <text:p>212.500</text:p>
          </table:table-cell>
          <table:table-cell office:value-type="float" office:value="0" table:style-name="ce38">
            <text:p>0</text:p>
          </table:table-cell>
          <table:table-cell office:value-type="float" office:value="207774" table:style-name="ce35">
            <text:p>207.774</text:p>
          </table:table-cell>
          <table:table-cell office:value-type="float" office:value="0" table:style-name="ce38">
            <text:p>0</text:p>
          </table:table-cell>
          <table:table-cell office:value-type="float" office:value="190338" table:style-name="ce35">
            <text:p>190.338</text:p>
          </table:table-cell>
          <table:table-cell office:value-type="float" office:value="0" table:style-name="ce38">
            <text:p>0</text:p>
          </table:table-cell>
          <table:table-cell office:value-type="float" office:value="102707" table:style-name="ce35">
            <text:p>102.707</text:p>
          </table:table-cell>
          <table:table-cell office:value-type="float" office:value="0" table:style-name="ce38">
            <text:p>0</text:p>
          </table:table-cell>
          <table:table-cell office:value-type="float" office:value="206020" table:style-name="ce35">
            <text:p>206.020</text:p>
          </table:table-cell>
          <table:table-cell office:value-type="float" office:value="0" table:style-name="ce38">
            <text:p>0</text:p>
          </table:table-cell>
          <table:table-cell office:value-type="float" office:value="197740" table:style-name="ce35">
            <text:p>197.740</text:p>
          </table:table-cell>
          <table:table-cell office:value-type="float" office:value="0" table:style-name="ce38">
            <text:p>0</text:p>
          </table:table-cell>
          <table:table-cell office:value-type="float" office:value="172235" table:style-name="ce35">
            <text:p>172.235</text:p>
          </table:table-cell>
          <table:table-cell office:value-type="float" office:value="0" table:style-name="ce38">
            <text:p>0</text:p>
          </table:table-cell>
          <table:table-cell office:value-type="float" office:value="175262" table:style-name="ce35">
            <text:p>175.262</text:p>
          </table:table-cell>
          <table:table-cell office:value-type="float" office:value="0" table:style-name="ce38">
            <text:p>0</text:p>
          </table:table-cell>
          <table:table-cell office:value-type="float" office:value="26997" table:style-name="ce35">
            <text:p>26.997</text:p>
          </table:table-cell>
          <table:table-cell office:value-type="float" office:value="0" table:style-name="ce39">
            <text:p>0</text:p>
          </table:table-cell>
          <table:table-cell office:value-type="float" office:value="1859490" table:formula="msoxl:=B7+D7+F7+H7+J7+L7+N7+P7+R7+T7+V7+X7" table:style-name="ce35">
            <text:p>1.859.490</text:p>
          </table:table-cell>
          <table:table-cell office:value-type="float" office:value="0" table:formula="msoxl:=C7+E7+G7+I7+K7+M7+O7+Q7+S7+U7+W7+Y7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MEE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1736" table:style-name="ce35">
            <text:p>11.736</text:p>
          </table:table-cell>
          <table:table-cell office:value-type="float" office:value="12816" table:style-name="ce37">
            <text:p>12.816</text:p>
          </table:table-cell>
          <table:table-cell office:value-type="float" office:value="20538" table:style-name="ce35">
            <text:p>20.538</text:p>
          </table:table-cell>
          <table:table-cell office:value-type="float" office:value="27642" table:style-name="ce37">
            <text:p>27.642</text:p>
          </table:table-cell>
          <table:table-cell office:value-type="float" office:value="19508" table:style-name="ce35">
            <text:p>19.508</text:p>
          </table:table-cell>
          <table:table-cell office:value-type="float" office:value="27024" table:style-name="ce38">
            <text:p>27.024</text:p>
          </table:table-cell>
          <table:table-cell office:value-type="float" office:value="20466" table:style-name="ce35">
            <text:p>20.466</text:p>
          </table:table-cell>
          <table:table-cell office:value-type="float" office:value="26760" table:style-name="ce38">
            <text:p>26.760</text:p>
          </table:table-cell>
          <table:table-cell office:value-type="float" office:value="18870" table:style-name="ce35">
            <text:p>18.870</text:p>
          </table:table-cell>
          <table:table-cell office:value-type="float" office:value="20771" table:style-name="ce38">
            <text:p>20.771</text:p>
          </table:table-cell>
          <table:table-cell office:value-type="float" office:value="11033" table:style-name="ce35">
            <text:p>11.033</text:p>
          </table:table-cell>
          <table:table-cell office:value-type="float" office:value="10985" table:style-name="ce38">
            <text:p>10.985</text:p>
          </table:table-cell>
          <table:table-cell office:value-type="float" office:value="22273" table:style-name="ce35">
            <text:p>22.273</text:p>
          </table:table-cell>
          <table:table-cell office:value-type="float" office:value="29300" table:style-name="ce38">
            <text:p>29.300</text:p>
          </table:table-cell>
          <table:table-cell office:value-type="float" office:value="21020" table:style-name="ce35">
            <text:p>21.020</text:p>
          </table:table-cell>
          <table:table-cell office:value-type="float" office:value="23199" table:style-name="ce38">
            <text:p>23.199</text:p>
          </table:table-cell>
          <table:table-cell office:value-type="float" office:value="18158" table:style-name="ce35">
            <text:p>18.158</text:p>
          </table:table-cell>
          <table:table-cell office:value-type="float" office:value="20676" table:style-name="ce38">
            <text:p>20.676</text:p>
          </table:table-cell>
          <table:table-cell office:value-type="float" office:value="18273" table:style-name="ce35">
            <text:p>18.273</text:p>
          </table:table-cell>
          <table:table-cell office:value-type="float" office:value="24897" table:style-name="ce38">
            <text:p>24.897</text:p>
          </table:table-cell>
          <table:table-cell office:value-type="float" office:value="7495" table:style-name="ce35">
            <text:p>7.495</text:p>
          </table:table-cell>
          <table:table-cell office:value-type="float" office:value="7681" table:style-name="ce39">
            <text:p>7.681</text:p>
          </table:table-cell>
          <table:table-cell office:value-type="float" office:value="189370" table:formula="msoxl:=B8+D8+F8+H8+J8+L8+N8+P8+R8+T8+V8+X8" table:style-name="ce35">
            <text:p>189.370</text:p>
          </table:table-cell>
          <table:table-cell office:value-type="float" office:value="231751" table:formula="msoxl:=C8+E8+G8+I8+K8+M8+O8+Q8+S8+U8+W8+Y8" table:style-name="ce38">
            <text:p>231.751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ME CONVÊNIO<text:s text:c="8"/></text:p>
          </table:table-cell>
          <table:table-cell office:value-type="float" office:value="26080" table:style-name="ce33">
            <text:p>26.080</text:p>
          </table:table-cell>
          <table:table-cell office:value-type="float" office:value="0" table:style-name="ce34">
            <text:p>0</text:p>
          </table:table-cell>
          <table:table-cell office:value-type="float" office:value="61271" table:style-name="ce35">
            <text:p>61.271</text:p>
          </table:table-cell>
          <table:table-cell office:value-type="float" office:value="0" table:style-name="ce37">
            <text:p>0</text:p>
          </table:table-cell>
          <table:table-cell office:value-type="float" office:value="76732" table:style-name="ce35">
            <text:p>76.732</text:p>
          </table:table-cell>
          <table:table-cell office:value-type="float" office:value="0" table:style-name="ce37">
            <text:p>0</text:p>
          </table:table-cell>
          <table:table-cell office:value-type="float" office:value="60887" table:style-name="ce35">
            <text:p>60.887</text:p>
          </table:table-cell>
          <table:table-cell office:value-type="float" office:value="0" table:style-name="ce38">
            <text:p>0</text:p>
          </table:table-cell>
          <table:table-cell office:value-type="float" office:value="60363" table:style-name="ce35">
            <text:p>60.363</text:p>
          </table:table-cell>
          <table:table-cell office:value-type="float" office:value="0" table:style-name="ce38">
            <text:p>0</text:p>
          </table:table-cell>
          <table:table-cell office:value-type="float" office:value="60318" table:style-name="ce35">
            <text:p>60.318</text:p>
          </table:table-cell>
          <table:table-cell office:value-type="float" office:value="0" table:style-name="ce38">
            <text:p>0</text:p>
          </table:table-cell>
          <table:table-cell office:value-type="float" office:value="38348" table:style-name="ce35">
            <text:p>38.348</text:p>
          </table:table-cell>
          <table:table-cell office:value-type="float" office:value="0" table:style-name="ce38">
            <text:p>0</text:p>
          </table:table-cell>
          <table:table-cell office:value-type="float" office:value="65481" table:style-name="ce35">
            <text:p>65.481</text:p>
          </table:table-cell>
          <table:table-cell office:value-type="float" office:value="0" table:style-name="ce38">
            <text:p>0</text:p>
          </table:table-cell>
          <table:table-cell office:value-type="float" office:value="59820" table:style-name="ce35">
            <text:p>59.820</text:p>
          </table:table-cell>
          <table:table-cell office:value-type="float" office:value="0" table:style-name="ce38">
            <text:p>0</text:p>
          </table:table-cell>
          <table:table-cell office:value-type="float" office:value="59434" table:style-name="ce35">
            <text:p>59.434</text:p>
          </table:table-cell>
          <table:table-cell office:value-type="float" office:value="0" table:style-name="ce38">
            <text:p>0</text:p>
          </table:table-cell>
          <table:table-cell office:value-type="float" office:value="58015" table:style-name="ce35">
            <text:p>58.015</text:p>
          </table:table-cell>
          <table:table-cell office:value-type="float" office:value="0" table:style-name="ce38">
            <text:p>0</text:p>
          </table:table-cell>
          <table:table-cell office:value-type="float" office:value="46061" table:style-name="ce35">
            <text:p>46.061</text:p>
          </table:table-cell>
          <table:table-cell office:value-type="float" office:value="0" table:style-name="ce39">
            <text:p>0</text:p>
          </table:table-cell>
          <table:table-cell office:value-type="float" office:value="672810" table:formula="msoxl:=B9+D9+F9+H9+J9+L9+N9+P9+R9+T9+V9+X9" table:style-name="ce35">
            <text:p>672.810</text:p>
          </table:table-cell>
          <table:table-cell office:value-type="float" office:value="0" table:formula="msoxl:=C9+E9+G9+I9+K9+M9+O9+Q9+S9+U9+W9+Y9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EI MUNICIPAL<text:s text:c="7"/></text:p>
          </table:table-cell>
          <table:table-cell office:value-type="float" office:value="0" table:style-name="ce33">
            <text:p>0</text:p>
          </table:table-cell>
          <table:table-cell office:value-type="float" office:value="20930" table:style-name="ce34">
            <text:p>20.930</text:p>
          </table:table-cell>
          <table:table-cell office:value-type="float" office:value="540120" table:style-name="ce35">
            <text:p>540.120</text:p>
          </table:table-cell>
          <table:table-cell office:value-type="float" office:value="1730384" table:style-name="ce37">
            <text:p>1.730.384</text:p>
          </table:table-cell>
          <table:table-cell office:value-type="float" office:value="812070" table:style-name="ce35">
            <text:p>812.070</text:p>
          </table:table-cell>
          <table:table-cell office:value-type="float" office:value="3047731" table:style-name="ce37">
            <text:p>3.047.731</text:p>
          </table:table-cell>
          <table:table-cell office:value-type="float" office:value="737054" table:style-name="ce35">
            <text:p>737.054</text:p>
          </table:table-cell>
          <table:table-cell office:value-type="float" office:value="2801822" table:style-name="ce38">
            <text:p>2.801.822</text:p>
          </table:table-cell>
          <table:table-cell office:value-type="float" office:value="742438" table:style-name="ce35">
            <text:p>742.438</text:p>
          </table:table-cell>
          <table:table-cell office:value-type="float" office:value="2717199" table:style-name="ce38">
            <text:p>2.717.199</text:p>
          </table:table-cell>
          <table:table-cell office:value-type="float" office:value="728709" table:style-name="ce35">
            <text:p>728.709</text:p>
          </table:table-cell>
          <table:table-cell office:value-type="float" office:value="2569691" table:style-name="ce38">
            <text:p>2.569.691</text:p>
          </table:table-cell>
          <table:table-cell office:value-type="float" office:value="714171" table:style-name="ce35">
            <text:p>714.171</text:p>
          </table:table-cell>
          <table:table-cell office:value-type="float" office:value="2137309" table:style-name="ce38">
            <text:p>2.137.309</text:p>
          </table:table-cell>
          <table:table-cell office:value-type="float" office:value="771889" table:style-name="ce35">
            <text:p>771.889</text:p>
          </table:table-cell>
          <table:table-cell office:value-type="float" office:value="3202756" table:style-name="ce38">
            <text:p>3.202.756</text:p>
          </table:table-cell>
          <table:table-cell office:value-type="float" office:value="729288" table:style-name="ce35">
            <text:p>729.288</text:p>
          </table:table-cell>
          <table:table-cell office:value-type="float" office:value="2942468" table:style-name="ce38">
            <text:p>2.942.468</text:p>
          </table:table-cell>
          <table:table-cell office:value-type="float" office:value="678615" table:style-name="ce35">
            <text:p>678.615</text:p>
          </table:table-cell>
          <table:table-cell office:value-type="float" office:value="2420090" table:style-name="ce38">
            <text:p>2.420.090</text:p>
          </table:table-cell>
          <table:table-cell office:value-type="float" office:value="710728" table:style-name="ce35">
            <text:p>710.728</text:p>
          </table:table-cell>
          <table:table-cell office:value-type="float" office:value="2872496" table:style-name="ce38">
            <text:p>2.872.496</text:p>
          </table:table-cell>
          <table:table-cell office:value-type="float" office:value="460029" table:style-name="ce35">
            <text:p>460.029</text:p>
          </table:table-cell>
          <table:table-cell office:value-type="float" office:value="1557167" table:style-name="ce39">
            <text:p>1.557.167</text:p>
          </table:table-cell>
          <table:table-cell office:value-type="float" office:value="7625111" table:formula="msoxl:=B10+D10+F10+H10+J10+L10+N10+P10+R10+T10+V10+X10" table:style-name="ce35">
            <text:p>7.625.111</text:p>
          </table:table-cell>
          <table:table-cell office:value-type="float" office:value="28020043" table:formula="msoxl:=C10+E10+G10+I10+K10+M10+O10+Q10+S10+U10+W10+Y10" table:style-name="ce38">
            <text:p>28.020.043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EI CONVENIADA<text:s text:c="6"/>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8727522" table:style-name="ce35">
            <text:p>8.727.522</text:p>
          </table:table-cell>
          <table:table-cell office:value-type="float" office:value="0" table:style-name="ce37">
            <text:p>0</text:p>
          </table:table-cell>
          <table:table-cell office:value-type="float" office:value="13670288" table:style-name="ce35">
            <text:p>13.670.288</text:p>
          </table:table-cell>
          <table:table-cell office:value-type="float" office:value="0" table:style-name="ce37">
            <text:p>0</text:p>
          </table:table-cell>
          <table:table-cell office:value-type="float" office:value="11425573" table:style-name="ce35">
            <text:p>11.425.573</text:p>
          </table:table-cell>
          <table:table-cell office:value-type="float" office:value="0" table:style-name="ce37">
            <text:p>0</text:p>
          </table:table-cell>
          <table:table-cell office:value-type="float" office:value="11762098" table:style-name="ce35">
            <text:p>11.762.098</text:p>
          </table:table-cell>
          <table:table-cell office:value-type="float" office:value="0" table:style-name="ce37">
            <text:p>0</text:p>
          </table:table-cell>
          <table:table-cell office:value-type="float" office:value="11827183" table:style-name="ce35">
            <text:p>11.827.183</text:p>
          </table:table-cell>
          <table:table-cell office:value-type="float" office:value="0" table:style-name="ce37">
            <text:p>0</text:p>
          </table:table-cell>
          <table:table-cell office:value-type="float" office:value="12049537" table:style-name="ce35">
            <text:p>12.049.537</text:p>
          </table:table-cell>
          <table:table-cell office:value-type="float" office:value="0" table:style-name="ce37">
            <text:p>0</text:p>
          </table:table-cell>
          <table:table-cell office:value-type="float" office:value="12645967" table:style-name="ce35">
            <text:p>12.645.967</text:p>
          </table:table-cell>
          <table:table-cell office:value-type="float" office:value="0" table:style-name="ce37">
            <text:p>0</text:p>
          </table:table-cell>
          <table:table-cell office:value-type="float" office:value="12346292" table:style-name="ce35">
            <text:p>12.346.292</text:p>
          </table:table-cell>
          <table:table-cell office:value-type="float" office:value="0" table:style-name="ce37">
            <text:p>0</text:p>
          </table:table-cell>
          <table:table-cell office:value-type="float" office:value="11123526" table:style-name="ce35">
            <text:p>11.123.526</text:p>
          </table:table-cell>
          <table:table-cell office:value-type="float" office:value="0" table:style-name="ce37">
            <text:p>0</text:p>
          </table:table-cell>
          <table:table-cell office:value-type="float" office:value="11926749" table:style-name="ce35">
            <text:p>11.926.749</text:p>
          </table:table-cell>
          <table:table-cell office:value-type="float" office:value="0" table:style-name="ce37">
            <text:p>0</text:p>
          </table:table-cell>
          <table:table-cell office:value-type="float" office:value="10661932" table:style-name="ce35">
            <text:p>10.661.932</text:p>
          </table:table-cell>
          <table:table-cell office:value-type="float" office:value="0" table:style-name="ce40">
            <text:p>0</text:p>
          </table:table-cell>
          <table:table-cell office:value-type="float" office:value="128166667" table:formula="msoxl:=B11+D11+F11+H11+J11+L11+N11+P11+R11+T11+V11+X11" table:style-name="ce35">
            <text:p>128.166.667</text:p>
          </table:table-cell>
          <table:table-cell office:value-type="float" office:value="0" table:formula="msoxl:=C11+E11+G11+I11+K11+M11+O11+Q11+S11+U11+W11+Y11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FUNCIONARIO CEI CONVENIADA<text:s text:c="6"/>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78852" table:style-name="ce35">
            <text:p>278.852</text:p>
          </table:table-cell>
          <table:table-cell office:value-type="float" office:value="0" table:style-name="ce37">
            <text:p>0</text:p>
          </table:table-cell>
          <table:table-cell office:value-type="float" office:value="435877" table:style-name="ce35">
            <text:p>435.877</text:p>
          </table:table-cell>
          <table:table-cell office:value-type="float" office:value="0" table:style-name="ce37">
            <text:p>0</text:p>
          </table:table-cell>
          <table:table-cell office:value-type="float" office:value="385588" table:style-name="ce35">
            <text:p>385.588</text:p>
          </table:table-cell>
          <table:table-cell office:value-type="float" office:value="0" table:style-name="ce37">
            <text:p>0</text:p>
          </table:table-cell>
          <table:table-cell office:value-type="float" office:value="403660" table:style-name="ce35">
            <text:p>403.660</text:p>
          </table:table-cell>
          <table:table-cell office:value-type="float" office:value="0" table:style-name="ce37">
            <text:p>0</text:p>
          </table:table-cell>
          <table:table-cell office:value-type="float" office:value="407560" table:style-name="ce35">
            <text:p>407.560</text:p>
          </table:table-cell>
          <table:table-cell office:value-type="float" office:value="0" table:style-name="ce37">
            <text:p>0</text:p>
          </table:table-cell>
          <table:table-cell office:value-type="float" office:value="413380" table:style-name="ce35">
            <text:p>413.380</text:p>
          </table:table-cell>
          <table:table-cell office:value-type="float" office:value="0" table:style-name="ce37">
            <text:p>0</text:p>
          </table:table-cell>
          <table:table-cell office:value-type="float" office:value="438648" table:style-name="ce35">
            <text:p>438.648</text:p>
          </table:table-cell>
          <table:table-cell office:value-type="float" office:value="0" table:style-name="ce37">
            <text:p>0</text:p>
          </table:table-cell>
          <table:table-cell office:value-type="float" office:value="425300" table:style-name="ce35">
            <text:p>425.300</text:p>
          </table:table-cell>
          <table:table-cell office:value-type="float" office:value="0" table:style-name="ce37">
            <text:p>0</text:p>
          </table:table-cell>
          <table:table-cell office:value-type="float" office:value="386388" table:style-name="ce35">
            <text:p>386.388</text:p>
          </table:table-cell>
          <table:table-cell office:value-type="float" office:value="0" table:style-name="ce37">
            <text:p>0</text:p>
          </table:table-cell>
          <table:table-cell office:value-type="float" office:value="414181" table:style-name="ce35">
            <text:p>414.181</text:p>
          </table:table-cell>
          <table:table-cell office:value-type="float" office:value="0" table:style-name="ce37">
            <text:p>0</text:p>
          </table:table-cell>
          <table:table-cell office:value-type="float" office:value="368849" table:style-name="ce35">
            <text:p>368.849</text:p>
          </table:table-cell>
          <table:table-cell office:value-type="float" office:value="0" table:style-name="ce40">
            <text:p>0</text:p>
          </table:table-cell>
          <table:table-cell office:value-type="float" office:value="4358283" table:formula="msoxl:=B12+D12+F12+H12+J12+L12+N12+P12+R12+T12+V12+X12" table:style-name="ce35">
            <text:p>4.358.283</text:p>
          </table:table-cell>
          <table:table-cell office:value-type="float" office:value="0" table:formula="msoxl:=C12+E12+G12+I12+K12+M12+O12+Q12+S12+U12+W12+Y12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EME<text:s text:c="16"/></text:p>
          </table:table-cell>
          <table:table-cell office:value-type="float" office:value="362947" table:style-name="ce33">
            <text:p>362.947</text:p>
          </table:table-cell>
          <table:table-cell office:value-type="float" office:value="0" table:style-name="ce34">
            <text:p>0</text:p>
          </table:table-cell>
          <table:table-cell office:value-type="float" office:value="356690" table:style-name="ce35">
            <text:p>356.690</text:p>
          </table:table-cell>
          <table:table-cell office:value-type="float" office:value="0" table:style-name="ce37">
            <text:p>0</text:p>
          </table:table-cell>
          <table:table-cell office:value-type="float" office:value="444894" table:style-name="ce35">
            <text:p>444.894</text:p>
          </table:table-cell>
          <table:table-cell office:value-type="float" office:value="0" table:style-name="ce37">
            <text:p>0</text:p>
          </table:table-cell>
          <table:table-cell office:value-type="float" office:value="357800" table:style-name="ce35">
            <text:p>357.800</text:p>
          </table:table-cell>
          <table:table-cell office:value-type="float" office:value="0" table:style-name="ce37">
            <text:p>0</text:p>
          </table:table-cell>
          <table:table-cell office:value-type="float" office:value="361442" table:style-name="ce35">
            <text:p>361.442</text:p>
          </table:table-cell>
          <table:table-cell office:value-type="float" office:value="0" table:style-name="ce37">
            <text:p>0</text:p>
          </table:table-cell>
          <table:table-cell office:value-type="float" office:value="337881" table:style-name="ce35">
            <text:p>337.881</text:p>
          </table:table-cell>
          <table:table-cell office:value-type="float" office:value="0" table:style-name="ce37">
            <text:p>0</text:p>
          </table:table-cell>
          <table:table-cell office:value-type="float" office:value="365519" table:style-name="ce35">
            <text:p>365.519</text:p>
          </table:table-cell>
          <table:table-cell office:value-type="float" office:value="0" table:style-name="ce37">
            <text:p>0</text:p>
          </table:table-cell>
          <table:table-cell office:value-type="float" office:value="37554" table:style-name="ce35">
            <text:p>37.554</text:p>
          </table:table-cell>
          <table:table-cell office:value-type="float" office:value="0" table:style-name="ce37">
            <text:p>0</text:p>
          </table:table-cell>
          <table:table-cell office:value-type="float" office:value="35679" table:style-name="ce35">
            <text:p>35.679</text:p>
          </table:table-cell>
          <table:table-cell office:value-type="float" office:value="0" table:style-name="ce37">
            <text:p>0</text:p>
          </table:table-cell>
          <table:table-cell office:value-type="float" office:value="11893" table:style-name="ce35">
            <text:p>11.893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2672299" table:formula="msoxl:=B13+D13+F13+H13+J13+L13+N13+P13+R13+T13+V13+X13" table:style-name="ce35">
            <text:p>2.672.299</text:p>
          </table:table-cell>
          <table:table-cell office:value-type="float" office:value="0" table:formula="msoxl:=C13+E13+G13+I13+K13+M13+O13+Q13+S13+U13+W13+Y13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NIDADE DE SAÚDE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5000" table:style-name="ce35">
            <text:p>55.000</text:p>
          </table:table-cell>
          <table:table-cell office:value-type="float" office:value="0" table:style-name="ce37">
            <text:p>0</text:p>
          </table:table-cell>
          <table:table-cell office:value-type="float" office:value="53400" table:style-name="ce35">
            <text:p>53.400</text:p>
          </table:table-cell>
          <table:table-cell office:value-type="float" office:value="0" table:style-name="ce37">
            <text:p>0</text:p>
          </table:table-cell>
          <table:table-cell office:value-type="float" office:value="48860" table:style-name="ce35">
            <text:p>48.860</text:p>
          </table:table-cell>
          <table:table-cell office:value-type="float" office:value="0" table:style-name="ce37">
            <text:p>0</text:p>
          </table:table-cell>
          <table:table-cell office:value-type="float" office:value="56800" table:style-name="ce35">
            <text:p>56.800</text:p>
          </table:table-cell>
          <table:table-cell office:value-type="float" office:value="0" table:style-name="ce37">
            <text:p>0</text:p>
          </table:table-cell>
          <table:table-cell office:value-type="float" office:value="54300" table:style-name="ce35">
            <text:p>54.300</text:p>
          </table:table-cell>
          <table:table-cell office:value-type="float" office:value="0" table:style-name="ce37">
            <text:p>0</text:p>
          </table:table-cell>
          <table:table-cell office:value-type="float" office:value="2405" table:style-name="ce35">
            <text:p>2.405</text:p>
          </table:table-cell>
          <table:table-cell office:value-type="float" office:value="0" table:style-name="ce37">
            <text:p>0</text:p>
          </table:table-cell>
          <table:table-cell office:value-type="float" office:value="41200" table:style-name="ce35">
            <text:p>41.200</text:p>
          </table:table-cell>
          <table:table-cell office:value-type="float" office:value="0" table:style-name="ce37">
            <text:p>0</text:p>
          </table:table-cell>
          <table:table-cell office:value-type="float" office:value="44900" table:style-name="ce35">
            <text:p>44.900</text:p>
          </table:table-cell>
          <table:table-cell office:value-type="float" office:value="0" table:style-name="ce37">
            <text:p>0</text:p>
          </table:table-cell>
          <table:table-cell office:value-type="float" office:value="53200" table:style-name="ce35">
            <text:p>53.200</text:p>
          </table:table-cell>
          <table:table-cell office:value-type="float" office:value="0" table:style-name="ce37">
            <text:p>0</text:p>
          </table:table-cell>
          <table:table-cell office:value-type="float" office:value="53200" table:style-name="ce35">
            <text:p>53.2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463265" table:formula="msoxl:=B14+D14+F14+H14+J14+L14+N14+P14+R14+T14+V14+X14" table:style-name="ce35">
            <text:p>463.265</text:p>
          </table:table-cell>
          <table:table-cell office:value-type="float" office:value="0" table:formula="msoxl:=C14+E14+G14+I14+K14+M14+O14+Q14+S14+U14+W14+Y14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BS</text:p>
          </table:table-cell>
          <table:table-cell office:value-type="float" office:value="29940" table:style-name="ce33">
            <text:p>29.940</text:p>
          </table:table-cell>
          <table:table-cell office:value-type="float" office:value="0" table:style-name="ce34">
            <text:p>0</text:p>
          </table:table-cell>
          <table:table-cell office:value-type="float" office:value="25801" table:style-name="ce35">
            <text:p>25.801</text:p>
          </table:table-cell>
          <table:table-cell office:value-type="float" office:value="0" table:style-name="ce37">
            <text:p>0</text:p>
          </table:table-cell>
          <table:table-cell office:value-type="float" office:value="35167" table:style-name="ce35">
            <text:p>35.167</text:p>
          </table:table-cell>
          <table:table-cell office:value-type="float" office:value="0" table:style-name="ce37">
            <text:p>0</text:p>
          </table:table-cell>
          <table:table-cell office:value-type="float" office:value="29379" table:style-name="ce35">
            <text:p>29.379</text:p>
          </table:table-cell>
          <table:table-cell office:value-type="float" office:value="0" table:style-name="ce37">
            <text:p>0</text:p>
          </table:table-cell>
          <table:table-cell office:value-type="float" office:value="30111" table:style-name="ce35">
            <text:p>30.111</text:p>
          </table:table-cell>
          <table:table-cell office:value-type="float" office:value="0" table:style-name="ce37">
            <text:p>0</text:p>
          </table:table-cell>
          <table:table-cell office:value-type="float" office:value="31692" table:style-name="ce35">
            <text:p>31.692</text:p>
          </table:table-cell>
          <table:table-cell office:value-type="float" office:value="0" table:style-name="ce37">
            <text:p>0</text:p>
          </table:table-cell>
          <table:table-cell office:value-type="float" office:value="30703" table:style-name="ce35">
            <text:p>30.703</text:p>
          </table:table-cell>
          <table:table-cell office:value-type="float" office:value="0" table:style-name="ce37">
            <text:p>0</text:p>
          </table:table-cell>
          <table:table-cell office:value-type="float" office:value="31376" table:style-name="ce35">
            <text:p>31.376</text:p>
          </table:table-cell>
          <table:table-cell office:value-type="float" office:value="0" table:style-name="ce37">
            <text:p>0</text:p>
          </table:table-cell>
          <table:table-cell office:value-type="float" office:value="32054" table:style-name="ce35">
            <text:p>32.054</text:p>
          </table:table-cell>
          <table:table-cell office:value-type="float" office:value="0" table:style-name="ce37">
            <text:p>0</text:p>
          </table:table-cell>
          <table:table-cell office:value-type="float" office:value="30381" table:style-name="ce35">
            <text:p>30.381</text:p>
          </table:table-cell>
          <table:table-cell office:value-type="float" office:value="0" table:style-name="ce37">
            <text:p>0</text:p>
          </table:table-cell>
          <table:table-cell office:value-type="float" office:value="14519" table:style-name="ce35">
            <text:p>14.519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321123" table:formula="msoxl:=B15+D15+F15+H15+J15+L15+N15+P15+R15+T15+V15+X15" table:style-name="ce35">
            <text:p>321.123</text:p>
          </table:table-cell>
          <table:table-cell office:value-type="float" office:value="0" table:formula="msoxl:=C15+E15+G15+I15+K15+M15+O15+Q15+S15+U15+W15+Y15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ROJETO CECI</text:p>
          </table:table-cell>
          <table:table-cell office:value-type="float" office:value="45400" table:style-name="ce33">
            <text:p>45.400</text:p>
          </table:table-cell>
          <table:table-cell office:value-type="float" office:value="0" table:style-name="ce34">
            <text:p>0</text:p>
          </table:table-cell>
          <table:table-cell office:value-type="float" office:value="37921" table:style-name="ce35">
            <text:p>37.921</text:p>
          </table:table-cell>
          <table:table-cell office:value-type="float" office:value="0" table:style-name="ce37">
            <text:p>0</text:p>
          </table:table-cell>
          <table:table-cell office:value-type="float" office:value="52325" table:style-name="ce35">
            <text:p>52.325</text:p>
          </table:table-cell>
          <table:table-cell office:value-type="float" office:value="0" table:style-name="ce37">
            <text:p>0</text:p>
          </table:table-cell>
          <table:table-cell office:value-type="float" office:value="44570" table:style-name="ce35">
            <text:p>44.570</text:p>
          </table:table-cell>
          <table:table-cell office:value-type="float" office:value="0" table:style-name="ce37">
            <text:p>0</text:p>
          </table:table-cell>
          <table:table-cell office:value-type="float" office:value="45927" table:style-name="ce35">
            <text:p>45.927</text:p>
          </table:table-cell>
          <table:table-cell office:value-type="float" office:value="0" table:style-name="ce37">
            <text:p>0</text:p>
          </table:table-cell>
          <table:table-cell office:value-type="float" office:value="46137" table:style-name="ce35">
            <text:p>46.137</text:p>
          </table:table-cell>
          <table:table-cell office:value-type="float" office:value="0" table:style-name="ce37">
            <text:p>0</text:p>
          </table:table-cell>
          <table:table-cell office:value-type="float" office:value="46347" table:style-name="ce35">
            <text:p>46.347</text:p>
          </table:table-cell>
          <table:table-cell office:value-type="float" office:value="0" table:style-name="ce37">
            <text:p>0</text:p>
          </table:table-cell>
          <table:table-cell office:value-type="float" office:value="48774" table:style-name="ce35">
            <text:p>48.774</text:p>
          </table:table-cell>
          <table:table-cell office:value-type="float" office:value="0" table:style-name="ce37">
            <text:p>0</text:p>
          </table:table-cell>
          <table:table-cell office:value-type="float" office:value="44334" table:style-name="ce35">
            <text:p>44.334</text:p>
          </table:table-cell>
          <table:table-cell office:value-type="float" office:value="0" table:style-name="ce37">
            <text:p>0</text:p>
          </table:table-cell>
          <table:table-cell office:value-type="float" office:value="44100" table:style-name="ce35">
            <text:p>44.100</text:p>
          </table:table-cell>
          <table:table-cell office:value-type="float" office:value="0" table:style-name="ce37">
            <text:p>0</text:p>
          </table:table-cell>
          <table:table-cell office:value-type="float" office:value="45000" table:style-name="ce35">
            <text:p>45.000</text:p>
          </table:table-cell>
          <table:table-cell office:value-type="float" office:value="0" table:style-name="ce37">
            <text:p>0</text:p>
          </table:table-cell>
          <table:table-cell office:value-type="float" office:value="40055" table:style-name="ce35">
            <text:p>40.055</text:p>
          </table:table-cell>
          <table:table-cell office:value-type="float" office:value="0" table:style-name="ce40">
            <text:p>0</text:p>
          </table:table-cell>
          <table:table-cell office:value-type="float" office:value="540890" table:formula="msoxl:=B16+D16+F16+H16+J16+L16+N16+P16+R16+T16+V16+X16" table:style-name="ce35">
            <text:p>540.890</text:p>
          </table:table-cell>
          <table:table-cell office:value-type="float" office:value="0" table:formula="msoxl:=C16+E16+G16+I16+K16+M16+O16+Q16+S16+U16+W16+Y16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BS EXAMES</text:p>
          </table:table-cell>
          <table:table-cell office:value-type="float" office:value="760" table:style-name="ce33">
            <text:p>760</text:p>
          </table:table-cell>
          <table:table-cell office:value-type="float" office:value="0" table:style-name="ce34">
            <text:p>0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37">
            <text:p>0</text:p>
          </table:table-cell>
          <table:table-cell office:value-type="float" office:value="152" table:style-name="ce35">
            <text:p>152</text:p>
          </table:table-cell>
          <table:table-cell office:value-type="float" office:value="0" table:style-name="ce37">
            <text:p>0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960" table:formula="msoxl:=B17+D17+F17+H17+J17+L17+N17+P17+R17+T17+V17+X17" table:style-name="ce35">
            <text:p>960</text:p>
          </table:table-cell>
          <table:table-cell office:value-type="float" office:value="0" table:formula="msoxl:=C17+E17+G17+I17+K17+M17+O17+Q17+S17+U17+W17+Y17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CI (*)</text:p>
          </table:table-cell>
          <table:table-cell office:value-type="float" office:value="14395" table:style-name="ce33">
            <text:p>14.395</text:p>
          </table:table-cell>
          <table:table-cell office:value-type="float" office:value="1060" table:style-name="ce34">
            <text:p>1.060</text:p>
          </table:table-cell>
          <table:table-cell office:value-type="float" office:value="18365" table:style-name="ce35">
            <text:p>18.365</text:p>
          </table:table-cell>
          <table:table-cell office:value-type="float" office:value="2890" table:style-name="ce37">
            <text:p>2.890</text:p>
          </table:table-cell>
          <table:table-cell office:value-type="float" office:value="24905" table:style-name="ce35">
            <text:p>24.905</text:p>
          </table:table-cell>
          <table:table-cell office:value-type="float" office:value="3995" table:style-name="ce37">
            <text:p>3.995</text:p>
          </table:table-cell>
          <table:table-cell office:value-type="float" office:value="17135" table:style-name="ce35">
            <text:p>17.135</text:p>
          </table:table-cell>
          <table:table-cell office:value-type="float" office:value="4455" table:style-name="ce37">
            <text:p>4.455</text:p>
          </table:table-cell>
          <table:table-cell office:value-type="float" office:value="20460" table:style-name="ce35">
            <text:p>20.460</text:p>
          </table:table-cell>
          <table:table-cell office:value-type="float" office:value="5280" table:style-name="ce38">
            <text:p>5.280</text:p>
          </table:table-cell>
          <table:table-cell office:value-type="float" office:value="18290" table:style-name="ce35">
            <text:p>18.290</text:p>
          </table:table-cell>
          <table:table-cell office:value-type="float" office:value="4501" table:style-name="ce38">
            <text:p>4.501</text:p>
          </table:table-cell>
          <table:table-cell office:value-type="float" office:value="18560" table:style-name="ce35">
            <text:p>18.560</text:p>
          </table:table-cell>
          <table:table-cell office:value-type="float" office:value="1934" table:style-name="ce38">
            <text:p>1.934</text:p>
          </table:table-cell>
          <table:table-cell office:value-type="float" office:value="22110" table:style-name="ce35">
            <text:p>22.110</text:p>
          </table:table-cell>
          <table:table-cell office:value-type="float" office:value="4259" table:style-name="ce38">
            <text:p>4.259</text:p>
          </table:table-cell>
          <table:table-cell office:value-type="float" office:value="21100" table:style-name="ce35">
            <text:p>21.100</text:p>
          </table:table-cell>
          <table:table-cell office:value-type="float" office:value="4830" table:style-name="ce38">
            <text:p>4.830</text:p>
          </table:table-cell>
          <table:table-cell office:value-type="float" office:value="19450" table:style-name="ce35">
            <text:p>19.450</text:p>
          </table:table-cell>
          <table:table-cell office:value-type="float" office:value="3585" table:style-name="ce38">
            <text:p>3.585</text:p>
          </table:table-cell>
          <table:table-cell office:value-type="float" office:value="20800" table:style-name="ce35">
            <text:p>20.800</text:p>
          </table:table-cell>
          <table:table-cell office:value-type="float" office:value="4135" table:style-name="ce38">
            <text:p>4.135</text:p>
          </table:table-cell>
          <table:table-cell office:value-type="float" office:value="17305" table:style-name="ce35">
            <text:p>17.305</text:p>
          </table:table-cell>
          <table:table-cell office:value-type="float" office:value="3020" table:style-name="ce39">
            <text:p>3.020</text:p>
          </table:table-cell>
          <table:table-cell office:value-type="float" office:value="232875" table:formula="msoxl:=B18+D18+F18+H18+J18+L18+N18+P18+R18+T18+V18+X18" table:style-name="ce35">
            <text:p>232.875</text:p>
          </table:table-cell>
          <table:table-cell office:value-type="float" office:value="43944" table:formula="msoxl:=C18+E18+G18+I18+K18+M18+O18+Q18+S18+U18+W18+Y18" table:style-name="ce38">
            <text:p>43.944</text:p>
          </table:table-cell>
          <table:table-cell table:number-columns-repeated="16357"/>
        </table:table-row>
        <table:table-row table:style-name="ro2">
          <table:table-cell office:value-type="string" table:style-name="ce41">
            <text:p>CMCT</text:p>
          </table:table-cell>
          <table:table-cell table:style-name="ce33"/>
          <table:table-cell table:style-name="ce34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office:value-type="float" office:value="4830" table:style-name="ce35">
            <text:p>4.830</text:p>
          </table:table-cell>
          <table:table-cell office:value-type="float" office:value="0" table:style-name="ce38">
            <text:p>0</text:p>
          </table:table-cell>
          <table:table-cell office:value-type="float" office:value="13800" table:style-name="ce35">
            <text:p>13.800</text:p>
          </table:table-cell>
          <table:table-cell office:value-type="float" office:value="0" table:style-name="ce38">
            <text:p>0</text:p>
          </table:table-cell>
          <table:table-cell office:value-type="float" office:value="1380" table:style-name="ce35">
            <text:p>1.380</text:p>
          </table:table-cell>
          <table:table-cell office:value-type="float" office:value="0" table:style-name="ce39">
            <text:p>0</text:p>
          </table:table-cell>
          <table:table-cell office:value-type="float" office:value="20010" table:formula="msoxl:=B19+D19+F19+H19+J19+L19+N19+P19+R19+T19+V19+X19" table:style-name="ce35">
            <text:p>20.010</text:p>
          </table:table-cell>
          <table:table-cell office:value-type="float" office:value="0" table:formula="msoxl:=C19+E19+G19+I19+K19+M19+O19+Q19+S19+U19+W19+Y19" table:style-name="ce3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42">
            <text:p>RECREIO</text:p>
          </table:table-cell>
          <table:table-cell office:value-type="float" office:value="71200" table:style-name="ce43">
            <text:p>71.20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table:style-name="ce45"/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53600" table:style-name="ce45">
            <text:p>53.60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24800" table:formula="msoxl:=B20+D20+F20+H20+J20+L20+N20+P20+R20+T20+V20+X20" table:style-name="ce45">
            <text:p>124.800</text:p>
          </table:table-cell>
          <table:table-cell office:value-type="float" office:value="0" table:formula="msoxl:=C20+E20+G20+I20+K20+M20+O20+Q20+S20+U20+W20+Y20" table:style-name="ce48">
            <text:p>0</text:p>
          </table:table-cell>
          <table:table-cell table:number-columns-repeated="16357"/>
        </table:table-row>
        <table:table-row table:style-name="ro2">
          <table:table-cell office:value-type="string" table:style-name="ce9">
            <text:p>TOTAL GERAL</text:p>
          </table:table-cell>
          <table:table-cell office:value-type="float" office:value="582172" table:style-name="ce49">
            <text:p>582.172</text:p>
          </table:table-cell>
          <table:table-cell office:value-type="float" office:value="501418" table:style-name="ce50">
            <text:p>501.418</text:p>
          </table:table-cell>
          <table:table-cell office:value-type="float" office:value="12687175" table:style-name="ce49">
            <text:p>12.687.175</text:p>
          </table:table-cell>
          <table:table-cell office:value-type="float" office:value="8713677" table:style-name="ce50">
            <text:p>8.713.677</text:p>
          </table:table-cell>
          <table:table-cell office:value-type="float" office:value="20139044" table:style-name="ce49">
            <text:p>20.139.044</text:p>
          </table:table-cell>
          <table:table-cell office:value-type="float" office:value="17406349" table:style-name="ce50">
            <text:p>17.406.349</text:p>
          </table:table-cell>
          <table:table-cell office:value-type="float" office:value="17242797" table:style-name="ce49">
            <text:p>17.242.797</text:p>
          </table:table-cell>
          <table:table-cell office:value-type="float" office:value="16408951" table:style-name="ce50">
            <text:p>16.408.951</text:p>
          </table:table-cell>
          <table:table-cell office:value-type="float" office:value="17667984" table:style-name="ce49">
            <text:p>17.667.984</text:p>
          </table:table-cell>
          <table:table-cell office:value-type="float" office:value="17356608" table:style-name="ce50">
            <text:p>17.356.608</text:p>
          </table:table-cell>
          <table:table-cell office:value-type="float" office:value="17460436" table:style-name="ce49">
            <text:p>17.460.436</text:p>
          </table:table-cell>
          <table:table-cell office:value-type="float" office:value="15007297" table:style-name="ce50">
            <text:p>15.007.297</text:p>
          </table:table-cell>
          <table:table-cell office:value-type="float" office:value="15883715" table:style-name="ce49">
            <text:p>15.883.715</text:p>
          </table:table-cell>
          <table:table-cell office:value-type="float" office:value="8846362" table:style-name="ce50">
            <text:p>8.846.362</text:p>
          </table:table-cell>
          <table:table-cell office:value-type="float" office:value="18274996" table:style-name="ce49">
            <text:p>18.274.996</text:p>
          </table:table-cell>
          <table:table-cell office:value-type="float" office:value="18886391" table:style-name="ce50">
            <text:p>18.886.391</text:p>
          </table:table-cell>
          <table:table-cell office:value-type="float" office:value="17544727" table:style-name="ce49">
            <text:p>17.544.727</text:p>
          </table:table-cell>
          <table:table-cell office:value-type="float" office:value="17158831" table:style-name="ce50">
            <text:p>17.158.831</text:p>
          </table:table-cell>
          <table:table-cell office:value-type="float" office:value="15595056" table:style-name="ce49">
            <text:p>15.595.056</text:p>
          </table:table-cell>
          <table:table-cell office:value-type="float" office:value="13183071" table:style-name="ce50">
            <text:p>13.183.071</text:p>
          </table:table-cell>
          <table:table-cell office:value-type="float" office:value="16676797" table:style-name="ce49">
            <text:p>16.676.797</text:p>
          </table:table-cell>
          <table:table-cell office:value-type="float" office:value="16107128" table:style-name="ce50">
            <text:p>16.107.128</text:p>
          </table:table-cell>
          <table:table-cell office:value-type="float" office:value="12556487" table:style-name="ce49">
            <text:p>12.556.487</text:p>
          </table:table-cell>
          <table:table-cell office:value-type="float" office:value="6689680" table:style-name="ce50">
            <text:p>6.689.680</text:p>
          </table:table-cell>
          <table:table-cell office:value-type="float" office:value="182311386" table:formula="msoxl:=SUM(Z4:Z20)" table:style-name="ce49">
            <text:p>182.311.386</text:p>
          </table:table-cell>
          <table:table-cell office:value-type="float" office:value="156265763" table:formula="msoxl:=SUM(AA4:AA20)" table:style-name="ce50">
            <text:p>156.265.763</text:p>
          </table:table-cell>
          <table:table-cell table:number-columns-repeated="16357"/>
        </table:table-row>
        <table:table-row table:number-rows-repeated="1048555" table:style-name="ro2">
          <table:table-cell table:number-columns-repeated="16384"/>
        </table:table-row>
      </table:table>
      <table:table table:name="2011" table:style-name="ta2">
        <table:table-column table:style-name="co6" table:default-cell-style-name="ce54"/>
        <table:table-column table:style-name="co2" table:default-cell-style-name="ce54"/>
        <table:table-column table:style-name="co7" table:default-cell-style-name="ce54"/>
        <table:table-column table:style-name="co3" table:default-cell-style-name="ce54"/>
        <table:table-column table:style-name="co2" table:default-cell-style-name="ce54"/>
        <table:table-column table:style-name="co3" table:number-columns-repeated="9" table:default-cell-style-name="ce54"/>
        <table:table-column table:style-name="co2" table:number-columns-repeated="2" table:default-cell-style-name="ce54"/>
        <table:table-column table:style-name="co3" table:default-cell-style-name="ce54"/>
        <table:table-column table:style-name="co2" table:default-cell-style-name="ce54"/>
        <table:table-column table:style-name="co3" table:number-columns-repeated="2" table:default-cell-style-name="ce54"/>
        <table:table-column table:style-name="co2" table:default-cell-style-name="ce54"/>
        <table:table-column table:style-name="co3" table:number-columns-repeated="2" table:default-cell-style-name="ce54"/>
        <table:table-column table:style-name="co2" table:number-columns-repeated="2" table:default-cell-style-name="ce54"/>
        <table:table-column table:style-name="co3" table:default-cell-style-name="ce54"/>
        <table:table-column table:style-name="co2" table:number-columns-repeated="2" table:default-cell-style-name="ce54"/>
        <table:table-column table:style-name="co3" table:default-cell-style-name="ce54"/>
        <table:table-column table:style-name="co2" table:number-columns-repeated="2" table:default-cell-style-name="ce54"/>
        <table:table-column table:style-name="co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50" table:default-cell-style-name="ce54"/>
        <table:table-row table:style-name="ro1">
          <table:table-cell office:value-type="string" table:number-columns-spanned="34" table:number-rows-spanned="1" table:style-name="ce15">
            <text:p>TOTAL MENSAL REFEIÇÕES SERVIDAS POR TIPO DE UNIDADE E GESTÃO - 2011</text:p>
          </table:table-cell>
          <table:covered-table-cell table:number-columns-repeated="33"/>
          <table:table-cell table:number-columns-repeated="16350"/>
        </table:table-row>
        <table:table-row table:style-name="ro1">
          <table:table-cell office:value-type="string" table:number-columns-spanned="1" table:number-rows-spanned="2" table:style-name="ce16">
            <text:p>TIPOS DE UNIDADES</text:p>
          </table:table-cell>
          <table:table-cell office:value-type="string" table:number-columns-spanned="2" table:number-rows-spanned="1" table:style-name="ce17">
            <text:p>JAN</text:p>
          </table:table-cell>
          <table:covered-table-cell/>
          <table:table-cell office:value-type="string" table:number-columns-spanned="2" table:number-rows-spanned="1" table:style-name="ce18">
            <text:p>FEV</text:p>
          </table:table-cell>
          <table:covered-table-cell/>
          <table:table-cell office:value-type="string" table:number-columns-spanned="2" table:number-rows-spanned="1" table:style-name="ce18">
            <text:p>MAR</text:p>
          </table:table-cell>
          <table:covered-table-cell/>
          <table:table-cell office:value-type="string" table:number-columns-spanned="2" table:number-rows-spanned="1" table:style-name="ce18">
            <text:p>ABR</text:p>
          </table:table-cell>
          <table:covered-table-cell/>
          <table:table-cell office:value-type="string" table:number-columns-spanned="2" table:number-rows-spanned="1" table:style-name="ce18">
            <text:p>MAI</text:p>
          </table:table-cell>
          <table:covered-table-cell/>
          <table:table-cell office:value-type="string" table:number-columns-spanned="2" table:number-rows-spanned="1" table:style-name="ce18">
            <text:p>JUN</text:p>
          </table:table-cell>
          <table:covered-table-cell/>
          <table:table-cell office:value-type="string" table:number-columns-spanned="3" table:number-rows-spanned="1" table:style-name="ce18">
            <text:p>JUL</text:p>
          </table:table-cell>
          <table:covered-table-cell table:number-columns-repeated="2"/>
          <table:table-cell office:value-type="string" table:number-columns-spanned="3" table:number-rows-spanned="1" table:style-name="ce18">
            <text:p>AGO</text:p>
          </table:table-cell>
          <table:covered-table-cell table:number-columns-repeated="2"/>
          <table:table-cell office:value-type="string" table:number-columns-spanned="3" table:number-rows-spanned="1" table:style-name="ce52">
            <text:p>SET</text:p>
          </table:table-cell>
          <table:covered-table-cell table:number-columns-repeated="2"/>
          <table:table-cell office:value-type="string" table:number-columns-spanned="3" table:number-rows-spanned="1" table:style-name="ce52">
            <text:p>OUT</text:p>
          </table:table-cell>
          <table:covered-table-cell table:number-columns-repeated="2"/>
          <table:table-cell office:value-type="string" table:number-columns-spanned="3" table:number-rows-spanned="1" table:style-name="ce52">
            <text:p>NOV</text:p>
          </table:table-cell>
          <table:covered-table-cell table:number-columns-repeated="2"/>
          <table:table-cell office:value-type="string" table:number-columns-spanned="3" table:number-rows-spanned="1" table:style-name="ce80">
            <text:p>DEZ</text:p>
          </table:table-cell>
          <table:covered-table-cell table:number-columns-repeated="2"/>
          <table:table-cell office:value-type="string" table:number-columns-spanned="3" table:number-rows-spanned="1" table:style-name="ce81">
            <text:p>TOTAL</text:p>
          </table:table-cell>
          <table:covered-table-cell table:number-columns-repeated="2"/>
          <table:table-cell table:number-columns-repeated="16350"/>
        </table:table-row>
        <table:table-row table:style-name="ro1">
          <table:covered-table-cell/>
          <table:table-cell office:value-type="string" table:style-name="ce55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57">
            <text:p>TERC.</text:p>
          </table:table-cell>
          <table:table-cell office:value-type="string" table:style-name="ce58">
            <text:p>NÃO TERC.</text:p>
          </table:table-cell>
          <table:table-cell office:value-type="string" table:style-name="ce59">
            <text:p>MISTAS</text:p>
          </table:table-cell>
          <table:table-cell office:value-type="string" table:style-name="ce60">
            <text:p>TERC.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EMEI<text:s text:c="16"/>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579164" table:style-name="ce64">
            <text:p>1.579.164</text:p>
          </table:table-cell>
          <table:table-cell office:value-type="float" office:value="3107693" table:style-name="ce63">
            <text:p>3.107.693</text:p>
          </table:table-cell>
          <table:table-cell office:value-type="float" office:value="1732331" table:style-name="ce64">
            <text:p>1.732.331</text:p>
          </table:table-cell>
          <table:table-cell office:value-type="float" office:value="3880959" table:style-name="ce63">
            <text:p>3.880.959</text:p>
          </table:table-cell>
          <table:table-cell office:value-type="float" office:value="1672089" table:style-name="ce64">
            <text:p>1.672.089</text:p>
          </table:table-cell>
          <table:table-cell office:value-type="float" office:value="3898082" table:style-name="ce63">
            <text:p>3.898.082</text:p>
          </table:table-cell>
          <table:table-cell office:value-type="float" office:value="1789795" table:style-name="ce64">
            <text:p>1.789.795</text:p>
          </table:table-cell>
          <table:table-cell office:value-type="float" office:value="4613738" table:style-name="ce63">
            <text:p>4.613.738</text:p>
          </table:table-cell>
          <table:table-cell office:value-type="float" office:value="1635460" table:style-name="ce64">
            <text:p>1.635.460</text:p>
          </table:table-cell>
          <table:table-cell office:value-type="float" office:value="4163902" table:style-name="ce63">
            <text:p>4.163.902</text:p>
          </table:table-cell>
          <table:table-cell office:value-type="float" office:value="746322" table:style-name="ce64">
            <text:p>746.322</text:p>
          </table:table-cell>
          <table:table-cell office:value-type="float" office:value="340706" table:style-name="ce65">
            <text:p>340.706</text:p>
          </table:table-cell>
          <table:table-cell office:value-type="float" office:value="1515169" table:style-name="ce63">
            <text:p>1.515.169</text:p>
          </table:table-cell>
          <table:table-cell office:value-type="float" office:value="1513002" table:style-name="ce64">
            <text:p>1.513.002</text:p>
          </table:table-cell>
          <table:table-cell office:value-type="float" office:value="586498" table:style-name="ce65">
            <text:p>586.498</text:p>
          </table:table-cell>
          <table:table-cell office:value-type="float" office:value="4222830" table:style-name="ce63">
            <text:p>4.222.830</text:p>
          </table:table-cell>
          <table:table-cell office:value-type="float" office:value="1427786" table:style-name="ce64">
            <text:p>1.427.786</text:p>
          </table:table-cell>
          <table:table-cell office:value-type="float" office:value="535020" table:style-name="ce65">
            <text:p>535.020</text:p>
          </table:table-cell>
          <table:table-cell office:value-type="float" office:value="4028644" table:style-name="ce63">
            <text:p>4.028.644</text:p>
          </table:table-cell>
          <table:table-cell office:value-type="float" office:value="1323344" table:style-name="ce64">
            <text:p>1.323.344</text:p>
          </table:table-cell>
          <table:table-cell office:value-type="float" office:value="505936" table:style-name="ce65">
            <text:p>505.936</text:p>
          </table:table-cell>
          <table:table-cell office:value-type="float" office:value="3580008" table:style-name="ce63">
            <text:p>3.580.008</text:p>
          </table:table-cell>
          <table:table-cell office:value-type="float" office:value="1184333" table:style-name="ce64">
            <text:p>1.184.333</text:p>
          </table:table-cell>
          <table:table-cell office:value-type="float" office:value="498762" table:style-name="ce65">
            <text:p>498.762</text:p>
          </table:table-cell>
          <table:table-cell office:value-type="float" office:value="3695000" table:style-name="ce63">
            <text:p>3.695.000</text:p>
          </table:table-cell>
          <table:table-cell office:value-type="float" office:value="368951" table:style-name="ce64">
            <text:p>368.951</text:p>
          </table:table-cell>
          <table:table-cell office:value-type="float" office:value="189742" table:style-name="ce65">
            <text:p>189.742</text:p>
          </table:table-cell>
          <table:table-cell office:value-type="float" office:value="1697317" table:style-name="ce66">
            <text:p>1.697.317</text:p>
          </table:table-cell>
          <table:table-cell office:value-type="float" office:value="14972577" table:style-name="ce67">
            <text:p>14.972.577</text:p>
          </table:table-cell>
          <table:table-cell office:value-type="float" office:value="2656664" table:style-name="ce68">
            <text:p>2.656.664</text:p>
          </table:table-cell>
          <table:table-cell office:value-type="float" office:value="38403342" table:style-name="ce69">
            <text:p>38.403.342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EMEF<text:s text:c="16"/></text:p>
          </table:table-cell>
          <table:table-cell office:value-type="float" office:value="0" table:style-name="ce62">
            <text:p>0</text:p>
          </table:table-cell>
          <table:table-cell office:value-type="float" office:value="711158" table:style-name="ce63">
            <text:p>711.158</text:p>
          </table:table-cell>
          <table:table-cell office:value-type="float" office:value="163488" table:style-name="ce64">
            <text:p>163.488</text:p>
          </table:table-cell>
          <table:table-cell office:value-type="float" office:value="8681348" table:style-name="ce63">
            <text:p>8.681.348</text:p>
          </table:table-cell>
          <table:table-cell office:value-type="float" office:value="183924" table:style-name="ce64">
            <text:p>183.924</text:p>
          </table:table-cell>
          <table:table-cell office:value-type="float" office:value="10361827" table:style-name="ce63">
            <text:p>10.361.827</text:p>
          </table:table-cell>
          <table:table-cell office:value-type="float" office:value="178722" table:style-name="ce64">
            <text:p>178.722</text:p>
          </table:table-cell>
          <table:table-cell office:value-type="float" office:value="10393946" table:style-name="ce63">
            <text:p>10.393.946</text:p>
          </table:table-cell>
          <table:table-cell office:value-type="float" office:value="200136" table:style-name="ce64">
            <text:p>200.136</text:p>
          </table:table-cell>
          <table:table-cell office:value-type="float" office:value="12297531" table:style-name="ce63">
            <text:p>12.297.531</text:p>
          </table:table-cell>
          <table:table-cell office:value-type="float" office:value="192612" table:style-name="ce64">
            <text:p>192.612</text:p>
          </table:table-cell>
          <table:table-cell office:value-type="float" office:value="11514323" table:style-name="ce63">
            <text:p>11.514.323</text:p>
          </table:table-cell>
          <table:table-cell office:value-type="float" office:value="89770" table:style-name="ce64">
            <text:p>89.770</text:p>
          </table:table-cell>
          <table:table-cell office:value-type="float" office:value="1098706" table:style-name="ce65">
            <text:p>1.098.706</text:p>
          </table:table-cell>
          <table:table-cell office:value-type="float" office:value="3812179" table:style-name="ce63">
            <text:p>3.812.179</text:p>
          </table:table-cell>
          <table:table-cell office:value-type="float" office:value="181918" table:style-name="ce64">
            <text:p>181.918</text:p>
          </table:table-cell>
          <table:table-cell office:value-type="float" office:value="1534518" table:style-name="ce65">
            <text:p>1.534.518</text:p>
          </table:table-cell>
          <table:table-cell office:value-type="float" office:value="11078009" table:style-name="ce63">
            <text:p>11.078.009</text:p>
          </table:table-cell>
          <table:table-cell office:value-type="float" office:value="173595" table:style-name="ce64">
            <text:p>173.595</text:p>
          </table:table-cell>
          <table:table-cell office:value-type="float" office:value="1377080" table:style-name="ce65">
            <text:p>1.377.080</text:p>
          </table:table-cell>
          <table:table-cell office:value-type="float" office:value="10787767" table:style-name="ce63">
            <text:p>10.787.767</text:p>
          </table:table-cell>
          <table:table-cell office:value-type="float" office:value="154676" table:style-name="ce64">
            <text:p>154.676</text:p>
          </table:table-cell>
          <table:table-cell office:value-type="float" office:value="1270633" table:style-name="ce65">
            <text:p>1.270.633</text:p>
          </table:table-cell>
          <table:table-cell office:value-type="float" office:value="9445682" table:style-name="ce63">
            <text:p>9.445.682</text:p>
          </table:table-cell>
          <table:table-cell office:value-type="float" office:value="159075" table:style-name="ce64">
            <text:p>159.075</text:p>
          </table:table-cell>
          <table:table-cell office:value-type="float" office:value="1222865" table:style-name="ce65">
            <text:p>1.222.865</text:p>
          </table:table-cell>
          <table:table-cell office:value-type="float" office:value="9462915" table:style-name="ce63">
            <text:p>9.462.915</text:p>
          </table:table-cell>
          <table:table-cell office:value-type="float" office:value="16328" table:style-name="ce64">
            <text:p>16.328</text:p>
          </table:table-cell>
          <table:table-cell office:value-type="float" office:value="131596" table:style-name="ce65">
            <text:p>131.596</text:p>
          </table:table-cell>
          <table:table-cell office:value-type="float" office:value="2874205" table:style-name="ce66">
            <text:p>2.874.205</text:p>
          </table:table-cell>
          <table:table-cell office:value-type="float" office:value="1694244" table:style-name="ce70">
            <text:p>1.694.244</text:p>
          </table:table-cell>
          <table:table-cell office:value-type="float" office:value="6635398" table:style-name="ce68">
            <text:p>6.635.398</text:p>
          </table:table-cell>
          <table:table-cell office:value-type="float" office:value="101420890" table:style-name="ce71">
            <text:p>101.420.89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LASSE COMUNITARIA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7680" table:style-name="ce64">
            <text:p>7.680</text:p>
          </table:table-cell>
          <table:table-cell office:value-type="float" office:value="0" table:style-name="ce63">
            <text:p>0</text:p>
          </table:table-cell>
          <table:table-cell office:value-type="float" office:value="7940" table:style-name="ce64">
            <text:p>7.940</text:p>
          </table:table-cell>
          <table:table-cell office:value-type="float" office:value="0" table:style-name="ce63">
            <text:p>0</text:p>
          </table:table-cell>
          <table:table-cell office:value-type="float" office:value="9195" table:style-name="ce64">
            <text:p>9.195</text:p>
          </table:table-cell>
          <table:table-cell office:value-type="float" office:value="0" table:style-name="ce63">
            <text:p>0</text:p>
          </table:table-cell>
          <table:table-cell office:value-type="float" office:value="10802" table:style-name="ce64">
            <text:p>10.802</text:p>
          </table:table-cell>
          <table:table-cell office:value-type="float" office:value="0" table:style-name="ce63">
            <text:p>0</text:p>
          </table:table-cell>
          <table:table-cell office:value-type="float" office:value="9620" table:style-name="ce64">
            <text:p>9.620</text:p>
          </table:table-cell>
          <table:table-cell office:value-type="float" office:value="0" table:style-name="ce63">
            <text:p>0</text:p>
          </table:table-cell>
          <table:table-cell office:value-type="float" office:value="5291" table:style-name="ce64">
            <text:p>5.29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1279" table:style-name="ce64">
            <text:p>11.279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0000" table:style-name="ce64">
            <text:p>10.00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9480" table:style-name="ce64">
            <text:p>9.48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9196" table:style-name="ce64">
            <text:p>9.196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388" table:style-name="ce64">
            <text:p>3.388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93871" table:style-name="ce70">
            <text:p>93.871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IEJA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61936" table:style-name="ce64">
            <text:p>161.936</text:p>
          </table:table-cell>
          <table:table-cell office:value-type="float" office:value="0" table:style-name="ce63">
            <text:p>0</text:p>
          </table:table-cell>
          <table:table-cell office:value-type="float" office:value="182178" table:style-name="ce64">
            <text:p>182.178</text:p>
          </table:table-cell>
          <table:table-cell office:value-type="float" office:value="0" table:style-name="ce63">
            <text:p>0</text:p>
          </table:table-cell>
          <table:table-cell office:value-type="float" office:value="182343" table:style-name="ce64">
            <text:p>182.343</text:p>
          </table:table-cell>
          <table:table-cell office:value-type="float" office:value="0" table:style-name="ce63">
            <text:p>0</text:p>
          </table:table-cell>
          <table:table-cell office:value-type="float" office:value="200450" table:style-name="ce64">
            <text:p>200.450</text:p>
          </table:table-cell>
          <table:table-cell office:value-type="float" office:value="0" table:style-name="ce63">
            <text:p>0</text:p>
          </table:table-cell>
          <table:table-cell office:value-type="float" office:value="175814" table:style-name="ce64">
            <text:p>175.814</text:p>
          </table:table-cell>
          <table:table-cell office:value-type="float" office:value="0" table:style-name="ce63">
            <text:p>0</text:p>
          </table:table-cell>
          <table:table-cell office:value-type="float" office:value="98406" table:style-name="ce64">
            <text:p>98.406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95470" table:style-name="ce64">
            <text:p>195.47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82103" table:style-name="ce64">
            <text:p>182.10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76680" table:style-name="ce64">
            <text:p>176.68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67453" table:style-name="ce64">
            <text:p>167.45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7430" table:style-name="ce64">
            <text:p>17.43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1740263" table:style-name="ce70">
            <text:p>1.740.263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EME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31705" table:style-name="ce63">
            <text:p>31.705</text:p>
          </table:table-cell>
          <table:table-cell office:value-type="float" office:value="0" table:style-name="ce64">
            <text:p>0</text:p>
          </table:table-cell>
          <table:table-cell office:value-type="float" office:value="43306" table:style-name="ce63">
            <text:p>43.306</text:p>
          </table:table-cell>
          <table:table-cell office:value-type="float" office:value="0" table:style-name="ce64">
            <text:p>0</text:p>
          </table:table-cell>
          <table:table-cell office:value-type="float" office:value="37813" table:style-name="ce63">
            <text:p>37.813</text:p>
          </table:table-cell>
          <table:table-cell office:value-type="float" office:value="0" table:style-name="ce64">
            <text:p>0</text:p>
          </table:table-cell>
          <table:table-cell office:value-type="float" office:value="49409" table:style-name="ce63">
            <text:p>49.409</text:p>
          </table:table-cell>
          <table:table-cell office:value-type="float" office:value="0" table:style-name="ce64">
            <text:p>0</text:p>
          </table:table-cell>
          <table:table-cell office:value-type="float" office:value="44753" table:style-name="ce63">
            <text:p>44.753</text:p>
          </table:table-cell>
          <table:table-cell office:value-type="float" office:value="0" table:style-name="ce64">
            <text:p>0</text:p>
          </table:table-cell>
          <table:table-cell office:value-type="float" office:value="3245" table:style-name="ce65">
            <text:p>3.245</text:p>
          </table:table-cell>
          <table:table-cell office:value-type="float" office:value="15488" table:style-name="ce63">
            <text:p>15.488</text:p>
          </table:table-cell>
          <table:table-cell office:value-type="float" office:value="0" table:style-name="ce64">
            <text:p>0</text:p>
          </table:table-cell>
          <table:table-cell office:value-type="float" office:value="6490" table:style-name="ce65">
            <text:p>6.490</text:p>
          </table:table-cell>
          <table:table-cell office:value-type="float" office:value="42281" table:style-name="ce63">
            <text:p>42.281</text:p>
          </table:table-cell>
          <table:table-cell office:value-type="float" office:value="0" table:style-name="ce64">
            <text:p>0</text:p>
          </table:table-cell>
          <table:table-cell office:value-type="float" office:value="5546" table:style-name="ce65">
            <text:p>5.546</text:p>
          </table:table-cell>
          <table:table-cell office:value-type="float" office:value="38791" table:style-name="ce63">
            <text:p>38.791</text:p>
          </table:table-cell>
          <table:table-cell office:value-type="float" office:value="0" table:style-name="ce64">
            <text:p>0</text:p>
          </table:table-cell>
          <table:table-cell office:value-type="float" office:value="5738" table:style-name="ce65">
            <text:p>5.738</text:p>
          </table:table-cell>
          <table:table-cell office:value-type="float" office:value="39550" table:style-name="ce63">
            <text:p>39.550</text:p>
          </table:table-cell>
          <table:table-cell office:value-type="float" office:value="0" table:style-name="ce64">
            <text:p>0</text:p>
          </table:table-cell>
          <table:table-cell office:value-type="float" office:value="5618" table:style-name="ce65">
            <text:p>5.618</text:p>
          </table:table-cell>
          <table:table-cell office:value-type="float" office:value="35410" table:style-name="ce63">
            <text:p>35.410</text:p>
          </table:table-cell>
          <table:table-cell office:value-type="float" office:value="0" table:style-name="ce64">
            <text:p>0</text:p>
          </table:table-cell>
          <table:table-cell office:value-type="float" office:value="1686" table:style-name="ce65">
            <text:p>1.686</text:p>
          </table:table-cell>
          <table:table-cell office:value-type="float" office:value="15501" table:style-name="ce66">
            <text:p>15.501</text:p>
          </table:table-cell>
          <table:table-cell office:value-type="float" office:value="0" table:style-name="ce70">
            <text:p>0</text:p>
          </table:table-cell>
          <table:table-cell office:value-type="float" office:value="28323" table:style-name="ce68">
            <text:p>28.323</text:p>
          </table:table-cell>
          <table:table-cell office:value-type="float" office:value="394007" table:style-name="ce71">
            <text:p>394.007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SME CONVÊNIO<text:s text:c="8"/></text:p>
          </table:table-cell>
          <table:table-cell office:value-type="float" office:value="17183" table:style-name="ce62">
            <text:p>17.183</text:p>
          </table:table-cell>
          <table:table-cell office:value-type="float" office:value="0" table:style-name="ce63">
            <text:p>0</text:p>
          </table:table-cell>
          <table:table-cell office:value-type="float" office:value="57299" table:style-name="ce64">
            <text:p>57.299</text:p>
          </table:table-cell>
          <table:table-cell office:value-type="float" office:value="0" table:style-name="ce63">
            <text:p>0</text:p>
          </table:table-cell>
          <table:table-cell office:value-type="float" office:value="55123" table:style-name="ce64">
            <text:p>55.123</text:p>
          </table:table-cell>
          <table:table-cell office:value-type="float" office:value="0" table:style-name="ce63">
            <text:p>0</text:p>
          </table:table-cell>
          <table:table-cell office:value-type="float" office:value="48747" table:style-name="ce64">
            <text:p>48.747</text:p>
          </table:table-cell>
          <table:table-cell office:value-type="float" office:value="0" table:style-name="ce63">
            <text:p>0</text:p>
          </table:table-cell>
          <table:table-cell office:value-type="float" office:value="56129" table:style-name="ce64">
            <text:p>56.129</text:p>
          </table:table-cell>
          <table:table-cell office:value-type="float" office:value="0" table:style-name="ce63">
            <text:p>0</text:p>
          </table:table-cell>
          <table:table-cell office:value-type="float" office:value="49156" table:style-name="ce64">
            <text:p>49.156</text:p>
          </table:table-cell>
          <table:table-cell office:value-type="float" office:value="0" table:style-name="ce63">
            <text:p>0</text:p>
          </table:table-cell>
          <table:table-cell office:value-type="float" office:value="34523" table:style-name="ce64">
            <text:p>34.52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57199" table:style-name="ce64">
            <text:p>57.199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50724" table:style-name="ce64">
            <text:p>50.724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8947" table:style-name="ce64">
            <text:p>48.947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6428" table:style-name="ce64">
            <text:p>46.428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6706" table:style-name="ce64">
            <text:p>36.706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558164" table:style-name="ce70">
            <text:p>558.164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EI MUNICIPAL<text:s text:c="7"/></text:p>
          </table:table-cell>
          <table:table-cell office:value-type="float" office:value="0" table:style-name="ce62">
            <text:p>0</text:p>
          </table:table-cell>
          <table:table-cell office:value-type="float" office:value="27917" table:style-name="ce63">
            <text:p>27.917</text:p>
          </table:table-cell>
          <table:table-cell office:value-type="float" office:value="715360" table:style-name="ce64">
            <text:p>715.360</text:p>
          </table:table-cell>
          <table:table-cell office:value-type="float" office:value="2567344" table:style-name="ce63">
            <text:p>2.567.344</text:p>
          </table:table-cell>
          <table:table-cell office:value-type="float" office:value="808160" table:style-name="ce64">
            <text:p>808.160</text:p>
          </table:table-cell>
          <table:table-cell office:value-type="float" office:value="3114182" table:style-name="ce63">
            <text:p>3.114.182</text:p>
          </table:table-cell>
          <table:table-cell office:value-type="float" office:value="775398" table:style-name="ce64">
            <text:p>775.398</text:p>
          </table:table-cell>
          <table:table-cell office:value-type="float" office:value="3032216" table:style-name="ce63">
            <text:p>3.032.216</text:p>
          </table:table-cell>
          <table:table-cell office:value-type="float" office:value="850421" table:style-name="ce64">
            <text:p>850.421</text:p>
          </table:table-cell>
          <table:table-cell office:value-type="float" office:value="3870402" table:style-name="ce63">
            <text:p>3.870.402</text:p>
          </table:table-cell>
          <table:table-cell office:value-type="float" office:value="810326" table:style-name="ce64">
            <text:p>810.326</text:p>
          </table:table-cell>
          <table:table-cell office:value-type="float" office:value="3490484" table:style-name="ce63">
            <text:p>3.490.484</text:p>
          </table:table-cell>
          <table:table-cell office:value-type="float" office:value="828211" table:style-name="ce64">
            <text:p>828.211</text:p>
          </table:table-cell>
          <table:table-cell office:value-type="float" office:value="381549" table:style-name="ce65">
            <text:p>381.549</text:p>
          </table:table-cell>
          <table:table-cell office:value-type="float" office:value="2141618" table:style-name="ce63">
            <text:p>2.141.618</text:p>
          </table:table-cell>
          <table:table-cell office:value-type="float" office:value="857647" table:style-name="ce64">
            <text:p>857.647</text:p>
          </table:table-cell>
          <table:table-cell office:value-type="float" office:value="412651" table:style-name="ce65">
            <text:p>412.651</text:p>
          </table:table-cell>
          <table:table-cell office:value-type="float" office:value="3437865" table:style-name="ce63">
            <text:p>3.437.865</text:p>
          </table:table-cell>
          <table:table-cell office:value-type="float" office:value="801801" table:style-name="ce64">
            <text:p>801.801</text:p>
          </table:table-cell>
          <table:table-cell office:value-type="float" office:value="401335" table:style-name="ce65">
            <text:p>401.335</text:p>
          </table:table-cell>
          <table:table-cell office:value-type="float" office:value="3356578" table:style-name="ce63">
            <text:p>3.356.578</text:p>
          </table:table-cell>
          <table:table-cell office:value-type="float" office:value="748249" table:style-name="ce64">
            <text:p>748.249</text:p>
          </table:table-cell>
          <table:table-cell office:value-type="float" office:value="415139" table:style-name="ce65">
            <text:p>415.139</text:p>
          </table:table-cell>
          <table:table-cell office:value-type="float" office:value="2992276" table:style-name="ce63">
            <text:p>2.992.276</text:p>
          </table:table-cell>
          <table:table-cell office:value-type="float" office:value="709748" table:style-name="ce64">
            <text:p>709.748</text:p>
          </table:table-cell>
          <table:table-cell office:value-type="float" office:value="390592" table:style-name="ce65">
            <text:p>390.592</text:p>
          </table:table-cell>
          <table:table-cell office:value-type="float" office:value="3079261" table:style-name="ce63">
            <text:p>3.079.261</text:p>
          </table:table-cell>
          <table:table-cell office:value-type="float" office:value="411129" table:style-name="ce64">
            <text:p>411.129</text:p>
          </table:table-cell>
          <table:table-cell office:value-type="float" office:value="281770" table:style-name="ce65">
            <text:p>281.770</text:p>
          </table:table-cell>
          <table:table-cell office:value-type="float" office:value="1657284" table:style-name="ce66">
            <text:p>1.657.284</text:p>
          </table:table-cell>
          <table:table-cell office:value-type="float" office:value="8316450" table:style-name="ce70">
            <text:p>8.316.450</text:p>
          </table:table-cell>
          <table:table-cell office:value-type="float" office:value="2283036" table:style-name="ce68">
            <text:p>2.283.036</text:p>
          </table:table-cell>
          <table:table-cell office:value-type="float" office:value="32767427" table:style-name="ce71">
            <text:p>32.767.427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EI CONVENIADO<text:s text:c="5"/>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2932789" table:style-name="ce64">
            <text:p>12.932.789</text:p>
          </table:table-cell>
          <table:table-cell office:value-type="float" office:value="0" table:style-name="ce63">
            <text:p>0</text:p>
          </table:table-cell>
          <table:table-cell office:value-type="float" office:value="13606415" table:style-name="ce64">
            <text:p>13.606.415</text:p>
          </table:table-cell>
          <table:table-cell office:value-type="float" office:value="0" table:style-name="ce63">
            <text:p>0</text:p>
          </table:table-cell>
          <table:table-cell office:value-type="float" office:value="11971399" table:style-name="ce64">
            <text:p>11.971.399</text:p>
          </table:table-cell>
          <table:table-cell office:value-type="float" office:value="0" table:style-name="ce63">
            <text:p>0</text:p>
          </table:table-cell>
          <table:table-cell office:value-type="float" office:value="12474606" table:style-name="ce64">
            <text:p>12.474.606</text:p>
          </table:table-cell>
          <table:table-cell office:value-type="float" office:value="0" table:style-name="ce63">
            <text:p>0</text:p>
          </table:table-cell>
          <table:table-cell office:value-type="float" office:value="12181922" table:style-name="ce64">
            <text:p>12.181.922</text:p>
          </table:table-cell>
          <table:table-cell office:value-type="float" office:value="0" table:style-name="ce63">
            <text:p>0</text:p>
          </table:table-cell>
          <table:table-cell office:value-type="float" office:value="12440645" table:style-name="ce64">
            <text:p>12.440.645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3593156" table:style-name="ce64">
            <text:p>13.593.156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2825122" table:style-name="ce64">
            <text:p>12.825.122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2158487" table:style-name="ce64">
            <text:p>12.158.487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1925136" table:style-name="ce64">
            <text:p>11.925.136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0057080" table:style-name="ce64">
            <text:p>10.057.08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136166757" table:style-name="ce70">
            <text:p>136.166.757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FUNCIONARIO CEI CONVENIADO<text:s text:c="6"/>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15074" table:style-name="ce64">
            <text:p>415.074</text:p>
          </table:table-cell>
          <table:table-cell office:value-type="float" office:value="0" table:style-name="ce63">
            <text:p>0</text:p>
          </table:table-cell>
          <table:table-cell office:value-type="float" office:value="436980" table:style-name="ce64">
            <text:p>436.980</text:p>
          </table:table-cell>
          <table:table-cell office:value-type="float" office:value="0" table:style-name="ce63">
            <text:p>0</text:p>
          </table:table-cell>
          <table:table-cell office:value-type="float" office:value="413003" table:style-name="ce64">
            <text:p>413.003</text:p>
          </table:table-cell>
          <table:table-cell office:value-type="float" office:value="0" table:style-name="ce63">
            <text:p>0</text:p>
          </table:table-cell>
          <table:table-cell office:value-type="float" office:value="458367" table:style-name="ce64">
            <text:p>458.367</text:p>
          </table:table-cell>
          <table:table-cell office:value-type="float" office:value="0" table:style-name="ce63">
            <text:p>0</text:p>
          </table:table-cell>
          <table:table-cell office:value-type="float" office:value="434480" table:style-name="ce64">
            <text:p>434.480</text:p>
          </table:table-cell>
          <table:table-cell office:value-type="float" office:value="0" table:style-name="ce63">
            <text:p>0</text:p>
          </table:table-cell>
          <table:table-cell office:value-type="float" office:value="438680" table:style-name="ce64">
            <text:p>438.68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83582" table:style-name="ce64">
            <text:p>483.582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40760" table:style-name="ce64">
            <text:p>440.76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21268" table:style-name="ce64">
            <text:p>421.268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24973" table:style-name="ce64">
            <text:p>424.97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58032" table:style-name="ce64">
            <text:p>358.032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4725199" table:style-name="ce70">
            <text:p>4.725.199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PROJETO CECI</text:p>
          </table:table-cell>
          <table:table-cell office:value-type="float" office:value="46000" table:style-name="ce62">
            <text:p>46.000</text:p>
          </table:table-cell>
          <table:table-cell office:value-type="float" office:value="0" table:style-name="ce63">
            <text:p>0</text:p>
          </table:table-cell>
          <table:table-cell office:value-type="float" office:value="45600" table:style-name="ce64">
            <text:p>45.600</text:p>
          </table:table-cell>
          <table:table-cell office:value-type="float" office:value="0" table:style-name="ce63">
            <text:p>0</text:p>
          </table:table-cell>
          <table:table-cell office:value-type="float" office:value="45600" table:style-name="ce64">
            <text:p>45.600</text:p>
          </table:table-cell>
          <table:table-cell office:value-type="float" office:value="0" table:style-name="ce63">
            <text:p>0</text:p>
          </table:table-cell>
          <table:table-cell office:value-type="float" office:value="39360" table:style-name="ce64">
            <text:p>39.360</text:p>
          </table:table-cell>
          <table:table-cell office:value-type="float" office:value="0" table:style-name="ce63">
            <text:p>0</text:p>
          </table:table-cell>
          <table:table-cell office:value-type="float" office:value="43120" table:style-name="ce64">
            <text:p>43.120</text:p>
          </table:table-cell>
          <table:table-cell office:value-type="float" office:value="0" table:style-name="ce63">
            <text:p>0</text:p>
          </table:table-cell>
          <table:table-cell office:value-type="float" office:value="41475" table:style-name="ce64">
            <text:p>41.475</text:p>
          </table:table-cell>
          <table:table-cell office:value-type="float" office:value="0" table:style-name="ce63">
            <text:p>0</text:p>
          </table:table-cell>
          <table:table-cell office:value-type="float" office:value="43785" table:style-name="ce64">
            <text:p>43.785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8530" table:style-name="ce64">
            <text:p>48.53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4205" table:style-name="ce64">
            <text:p>44.205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3200" table:style-name="ce64">
            <text:p>33.20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0600" table:style-name="ce64">
            <text:p>30.60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3770" table:style-name="ce64">
            <text:p>33.77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495245" table:style-name="ce70">
            <text:p>495.245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CI (*)</text:p>
          </table:table-cell>
          <table:table-cell office:value-type="float" office:value="14715" table:style-name="ce62">
            <text:p>14.715</text:p>
          </table:table-cell>
          <table:table-cell office:value-type="float" office:value="645" table:style-name="ce63">
            <text:p>645</text:p>
          </table:table-cell>
          <table:table-cell office:value-type="float" office:value="19200" table:style-name="ce64">
            <text:p>19.200</text:p>
          </table:table-cell>
          <table:table-cell office:value-type="float" office:value="4420" table:style-name="ce63">
            <text:p>4.420</text:p>
          </table:table-cell>
          <table:table-cell office:value-type="float" office:value="19200" table:style-name="ce64">
            <text:p>19.200</text:p>
          </table:table-cell>
          <table:table-cell office:value-type="float" office:value="4347" table:style-name="ce63">
            <text:p>4.347</text:p>
          </table:table-cell>
          <table:table-cell office:value-type="float" office:value="17150" table:style-name="ce64">
            <text:p>17.150</text:p>
          </table:table-cell>
          <table:table-cell office:value-type="float" office:value="4085" table:style-name="ce63">
            <text:p>4.085</text:p>
          </table:table-cell>
          <table:table-cell office:value-type="float" office:value="17595" table:style-name="ce64">
            <text:p>17.595</text:p>
          </table:table-cell>
          <table:table-cell office:value-type="float" office:value="4605" table:style-name="ce63">
            <text:p>4.605</text:p>
          </table:table-cell>
          <table:table-cell office:value-type="float" office:value="18110" table:style-name="ce64">
            <text:p>18.110</text:p>
          </table:table-cell>
          <table:table-cell office:value-type="float" office:value="4520" table:style-name="ce63">
            <text:p>4.520</text:p>
          </table:table-cell>
          <table:table-cell office:value-type="float" office:value="16940" table:style-name="ce64">
            <text:p>16.940</text:p>
          </table:table-cell>
          <table:table-cell office:value-type="float" office:value="0" table:style-name="ce65">
            <text:p>0</text:p>
          </table:table-cell>
          <table:table-cell office:value-type="float" office:value="1710" table:style-name="ce63">
            <text:p>1.710</text:p>
          </table:table-cell>
          <table:table-cell office:value-type="float" office:value="20405" table:style-name="ce64">
            <text:p>20.405</text:p>
          </table:table-cell>
          <table:table-cell office:value-type="float" office:value="0" table:style-name="ce65">
            <text:p>0</text:p>
          </table:table-cell>
          <table:table-cell office:value-type="float" office:value="5030" table:style-name="ce63">
            <text:p>5.030</text:p>
          </table:table-cell>
          <table:table-cell office:value-type="float" office:value="18455" table:style-name="ce64">
            <text:p>18.455</text:p>
          </table:table-cell>
          <table:table-cell office:value-type="float" office:value="0" table:style-name="ce65">
            <text:p>0</text:p>
          </table:table-cell>
          <table:table-cell office:value-type="float" office:value="5105" table:style-name="ce63">
            <text:p>5.105</text:p>
          </table:table-cell>
          <table:table-cell office:value-type="float" office:value="18040" table:style-name="ce64">
            <text:p>18.040</text:p>
          </table:table-cell>
          <table:table-cell office:value-type="float" office:value="0" table:style-name="ce65">
            <text:p>0</text:p>
          </table:table-cell>
          <table:table-cell office:value-type="float" office:value="4275" table:style-name="ce63">
            <text:p>4.275</text:p>
          </table:table-cell>
          <table:table-cell office:value-type="float" office:value="18500" table:style-name="ce64">
            <text:p>18.500</text:p>
          </table:table-cell>
          <table:table-cell office:value-type="float" office:value="0" table:style-name="ce65">
            <text:p>0</text:p>
          </table:table-cell>
          <table:table-cell office:value-type="float" office:value="4350" table:style-name="ce63">
            <text:p>4.350</text:p>
          </table:table-cell>
          <table:table-cell office:value-type="float" office:value="15005" table:style-name="ce64">
            <text:p>15.005</text:p>
          </table:table-cell>
          <table:table-cell office:value-type="float" office:value="0" table:style-name="ce65">
            <text:p>0</text:p>
          </table:table-cell>
          <table:table-cell office:value-type="float" office:value="3805" table:style-name="ce66">
            <text:p>3.805</text:p>
          </table:table-cell>
          <table:table-cell office:value-type="float" office:value="213315" table:style-name="ce70">
            <text:p>213.315</text:p>
          </table:table-cell>
          <table:table-cell office:value-type="float" office:value="0" table:style-name="ce68">
            <text:p>0</text:p>
          </table:table-cell>
          <table:table-cell office:value-type="float" office:value="46897" table:style-name="ce71">
            <text:p>46.897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CMCT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1040" table:style-name="ce64">
            <text:p>11.040</text:p>
          </table:table-cell>
          <table:table-cell office:value-type="float" office:value="0" table:style-name="ce63">
            <text:p>0</text:p>
          </table:table-cell>
          <table:table-cell office:value-type="float" office:value="11730" table:style-name="ce64">
            <text:p>11.730</text:p>
          </table:table-cell>
          <table:table-cell office:value-type="float" office:value="0" table:style-name="ce63">
            <text:p>0</text:p>
          </table:table-cell>
          <table:table-cell office:value-type="float" office:value="12787" table:style-name="ce64">
            <text:p>12.787</text:p>
          </table:table-cell>
          <table:table-cell office:value-type="float" office:value="0" table:style-name="ce63">
            <text:p>0</text:p>
          </table:table-cell>
          <table:table-cell office:value-type="float" office:value="13574" table:style-name="ce64">
            <text:p>13.574</text:p>
          </table:table-cell>
          <table:table-cell office:value-type="float" office:value="0" table:style-name="ce63">
            <text:p>0</text:p>
          </table:table-cell>
          <table:table-cell office:value-type="float" office:value="14600" table:style-name="ce64">
            <text:p>14.600</text:p>
          </table:table-cell>
          <table:table-cell office:value-type="float" office:value="0" table:style-name="ce63">
            <text:p>0</text:p>
          </table:table-cell>
          <table:table-cell office:value-type="float" office:value="8030" table:style-name="ce64">
            <text:p>8.03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6060" table:style-name="ce64">
            <text:p>16.06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5330" table:style-name="ce64">
            <text:p>15.33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3870" table:style-name="ce64">
            <text:p>13.87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3870" table:style-name="ce64">
            <text:p>13.87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1460" table:style-name="ce64">
            <text:p>1.46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132351" table:style-name="ce70">
            <text:p>132.351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1">
            <text:p>RECREIO</text:p>
          </table:table-cell>
          <table:table-cell office:value-type="float" office:value="310050" table:style-name="ce62">
            <text:p>310.05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40080" table:style-name="ce64">
            <text:p>40.080</text:p>
          </table:table-cell>
          <table:table-cell office:value-type="float" office:value="24600" table:style-name="ce65">
            <text:p>24.60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350130" table:style-name="ce72">
            <text:p>350.130</text:p>
          </table:table-cell>
          <table:table-cell office:value-type="float" office:value="24600" table:style-name="ce68">
            <text:p>24.600</text:p>
          </table:table-cell>
          <table:table-cell office:value-type="float" office:value="0" table:style-name="ce73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74">
            <text:p>TOTAL GERAL</text:p>
          </table:table-cell>
          <table:table-cell office:value-type="float" office:value="387948" table:style-name="ce10">
            <text:p>387.948</text:p>
          </table:table-cell>
          <table:table-cell office:value-type="float" office:value="739720" table:style-name="ce11">
            <text:p>739.720</text:p>
          </table:table-cell>
          <table:table-cell office:value-type="float" office:value="16108630" table:style-name="ce12">
            <text:p>16.108.630</text:p>
          </table:table-cell>
          <table:table-cell office:value-type="float" office:value="14392510" table:style-name="ce11">
            <text:p>14.392.510</text:p>
          </table:table-cell>
          <table:table-cell office:value-type="float" office:value="17089581" table:style-name="ce12">
            <text:p>17.089.581</text:p>
          </table:table-cell>
          <table:table-cell office:value-type="float" office:value="17404621" table:style-name="ce11">
            <text:p>17.404.621</text:p>
          </table:table-cell>
          <table:table-cell office:value-type="float" office:value="15320193" table:style-name="ce12">
            <text:p>15.320.193</text:p>
          </table:table-cell>
          <table:table-cell office:value-type="float" office:value="17366142" table:style-name="ce11">
            <text:p>17.366.142</text:p>
          </table:table-cell>
          <table:table-cell office:value-type="float" office:value="16114995" table:style-name="ce12">
            <text:p>16.114.995</text:p>
          </table:table-cell>
          <table:table-cell office:value-type="float" office:value="20835685" table:style-name="ce11">
            <text:p>20.835.685</text:p>
          </table:table-cell>
          <table:table-cell office:value-type="float" office:value="15563575" table:style-name="ce12">
            <text:p>15.563.575</text:p>
          </table:table-cell>
          <table:table-cell office:value-type="float" office:value="19217982" table:style-name="ce11">
            <text:p>19.217.982</text:p>
          </table:table-cell>
          <table:table-cell office:value-type="float" office:value="14790683" table:style-name="ce12">
            <text:p>14.790.683</text:p>
          </table:table-cell>
          <table:table-cell office:value-type="float" office:value="1848806" table:style-name="ce75">
            <text:p>1.848.806</text:p>
          </table:table-cell>
          <table:table-cell office:value-type="float" office:value="7486164" table:style-name="ce11">
            <text:p>7.486.164</text:p>
          </table:table-cell>
          <table:table-cell office:value-type="float" office:value="16978248" table:style-name="ce12">
            <text:p>16.978.248</text:p>
          </table:table-cell>
          <table:table-cell office:value-type="float" office:value="2540157" table:style-name="ce75">
            <text:p>2.540.157</text:p>
          </table:table-cell>
          <table:table-cell office:value-type="float" office:value="18786015" table:style-name="ce11">
            <text:p>18.786.015</text:p>
          </table:table-cell>
          <table:table-cell office:value-type="float" office:value="15989881" table:style-name="ce12">
            <text:p>15.989.881</text:p>
          </table:table-cell>
          <table:table-cell office:value-type="float" office:value="2318981" table:style-name="ce75">
            <text:p>2.318.981</text:p>
          </table:table-cell>
          <table:table-cell office:value-type="float" office:value="18216885" table:style-name="ce11">
            <text:p>18.216.885</text:p>
          </table:table-cell>
          <table:table-cell office:value-type="float" office:value="15106241" table:style-name="ce12">
            <text:p>15.106.241</text:p>
          </table:table-cell>
          <table:table-cell office:value-type="float" office:value="2197446" table:style-name="ce75">
            <text:p>2.197.446</text:p>
          </table:table-cell>
          <table:table-cell office:value-type="float" office:value="16061791" table:style-name="ce11">
            <text:p>16.061.791</text:p>
          </table:table-cell>
          <table:table-cell office:value-type="float" office:value="14689312" table:style-name="ce12">
            <text:p>14.689.312</text:p>
          </table:table-cell>
          <table:table-cell office:value-type="float" office:value="2117837" table:style-name="ce75">
            <text:p>2.117.837</text:p>
          </table:table-cell>
          <table:table-cell office:value-type="float" office:value="16276936" table:style-name="ce11">
            <text:p>16.276.936</text:p>
          </table:table-cell>
          <table:table-cell office:value-type="float" office:value="11319279" table:style-name="ce12">
            <text:p>11.319.279</text:p>
          </table:table-cell>
          <table:table-cell office:value-type="float" office:value="604794" table:style-name="ce75">
            <text:p>604.794</text:p>
          </table:table-cell>
          <table:table-cell office:value-type="float" office:value="6248112" table:style-name="ce76">
            <text:p>6.248.112</text:p>
          </table:table-cell>
          <table:table-cell office:value-type="float" office:value="169458566" table:style-name="ce77">
            <text:p>169.458.566</text:p>
          </table:table-cell>
          <table:table-cell office:value-type="float" office:value="11628021" table:style-name="ce78">
            <text:p>11.628.021</text:p>
          </table:table-cell>
          <table:table-cell office:value-type="float" office:value="173032563" table:style-name="ce79">
            <text:p>173.032.563</text:p>
          </table:table-cell>
          <table:table-cell table:number-columns-repeated="16350"/>
        </table:table-row>
        <table:table-row table:number-rows-repeated="1048559" table:style-name="ro1">
          <table:table-cell table:number-columns-repeated="16384"/>
        </table:table-row>
      </table:table>
      <table:table table:name="2012" table:style-name="ta2"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44" table:default-cell-style-name="ce1"/>
        <table:table-row table:style-name="ro3">
          <table:table-cell office:value-type="string" table:number-columns-spanned="40" table:number-rows-spanned="1" table:style-name="ce15">
            <text:p>TOTAL MENSAL REFEIÇÕES SERVIDAS POR TIPO DE UNIDADE E GESTÃO - 2012</text:p>
          </table:table-cell>
          <table:covered-table-cell table:number-columns-repeated="39"/>
          <table:table-cell table:number-columns-repeated="16344"/>
        </table:table-row>
        <table:table-row table:style-name="ro3">
          <table:table-cell office:value-type="string" table:number-columns-spanned="1" table:number-rows-spanned="2" table:style-name="ce16">
            <text:p>TIPOS DE UNIDADES</text:p>
          </table:table-cell>
          <table:table-cell office:value-type="string" table:number-columns-spanned="3" table:number-rows-spanned="1" table:style-name="ce17">
            <text:p>JAN</text:p>
          </table:table-cell>
          <table:covered-table-cell table:number-columns-repeated="2"/>
          <table:table-cell office:value-type="string" table:number-columns-spanned="3" table:number-rows-spanned="1" table:style-name="ce18">
            <text:p>FEV</text:p>
          </table:table-cell>
          <table:covered-table-cell table:number-columns-repeated="2"/>
          <table:table-cell office:value-type="string" table:number-columns-spanned="3" table:number-rows-spanned="1" table:style-name="ce18">
            <text:p>MAR</text:p>
          </table:table-cell>
          <table:covered-table-cell table:number-columns-repeated="2"/>
          <table:table-cell office:value-type="string" table:number-columns-spanned="3" table:number-rows-spanned="1" table:style-name="ce18">
            <text:p>ABR</text:p>
          </table:table-cell>
          <table:covered-table-cell table:number-columns-repeated="2"/>
          <table:table-cell office:value-type="string" table:number-columns-spanned="3" table:number-rows-spanned="1" table:style-name="ce18">
            <text:p>MAI</text:p>
          </table:table-cell>
          <table:covered-table-cell table:number-columns-repeated="2"/>
          <table:table-cell office:value-type="string" table:number-columns-spanned="3" table:number-rows-spanned="1" table:style-name="ce18">
            <text:p>JUN</text:p>
          </table:table-cell>
          <table:covered-table-cell table:number-columns-repeated="2"/>
          <table:table-cell office:value-type="string" table:number-columns-spanned="3" table:number-rows-spanned="1" table:style-name="ce18">
            <text:p>JUL</text:p>
          </table:table-cell>
          <table:covered-table-cell table:number-columns-repeated="2"/>
          <table:table-cell office:value-type="string" table:number-columns-spanned="3" table:number-rows-spanned="1" table:style-name="ce18">
            <text:p>AGO</text:p>
          </table:table-cell>
          <table:covered-table-cell table:number-columns-repeated="2"/>
          <table:table-cell office:value-type="string" table:number-columns-spanned="3" table:number-rows-spanned="1" table:style-name="ce52">
            <text:p>SET</text:p>
          </table:table-cell>
          <table:covered-table-cell table:number-columns-repeated="2"/>
          <table:table-cell office:value-type="string" table:number-columns-spanned="3" table:number-rows-spanned="1" table:style-name="ce52">
            <text:p>OUT</text:p>
          </table:table-cell>
          <table:covered-table-cell table:number-columns-repeated="2"/>
          <table:table-cell office:value-type="string" table:number-columns-spanned="3" table:number-rows-spanned="1" table:style-name="ce52">
            <text:p>NOV</text:p>
          </table:table-cell>
          <table:covered-table-cell table:number-columns-repeated="2"/>
          <table:table-cell office:value-type="string" table:number-columns-spanned="3" table:number-rows-spanned="1" table:style-name="ce80">
            <text:p>DEZ</text:p>
          </table:table-cell>
          <table:covered-table-cell table:number-columns-repeated="2"/>
          <table:table-cell office:value-type="string" table:number-columns-spanned="3" table:number-rows-spanned="1" table:style-name="ce81">
            <text:p>TOTAL</text:p>
          </table:table-cell>
          <table:covered-table-cell table:number-columns-repeated="2"/>
          <table:table-cell table:number-columns-repeated="16344"/>
        </table:table-row>
        <table:table-row table:style-name="ro3">
          <table:covered-table-cell/>
          <table:table-cell office:value-type="string" table:style-name="ce55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57">
            <text:p>TERC.</text:p>
          </table:table-cell>
          <table:table-cell office:value-type="string" table:style-name="ce58">
            <text:p>NÃO TERC.</text:p>
          </table:table-cell>
          <table:table-cell office:value-type="string" table:style-name="ce59">
            <text:p>MISTAS</text:p>
          </table:table-cell>
          <table:table-cell office:value-type="string" table:style-name="ce60">
            <text:p>TERC.</text:p>
          </table:table-cell>
          <table:table-cell table:number-columns-repeated="16344"/>
        </table:table-row>
        <table:table-row table:style-name="ro3">
          <table:table-cell office:value-type="string" table:style-name="ce82">
            <text:p>EMEI<text:s text:c="1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801165" table:style-name="ce86">
            <text:p>801.165</text:p>
          </table:table-cell>
          <table:table-cell office:value-type="float" office:value="1461220" table:style-name="ce84">
            <text:p>1.461.220</text:p>
          </table:table-cell>
          <table:table-cell office:value-type="float" office:value="2255975" table:style-name="ce87">
            <text:p>2.255.975</text:p>
          </table:table-cell>
          <table:table-cell office:value-type="float" office:value="1081876" table:style-name="ce86">
            <text:p>1.081.876</text:p>
          </table:table-cell>
          <table:table-cell office:value-type="float" office:value="1973871" table:style-name="ce84">
            <text:p>1.973.871</text:p>
          </table:table-cell>
          <table:table-cell office:value-type="float" office:value="3213209" table:style-name="ce87">
            <text:p>3.213.209</text:p>
          </table:table-cell>
          <table:table-cell office:value-type="float" office:value="1033470" table:style-name="ce86">
            <text:p>1.033.470</text:p>
          </table:table-cell>
          <table:table-cell office:value-type="float" office:value="1990400" table:style-name="ce84">
            <text:p>1.990.400</text:p>
          </table:table-cell>
          <table:table-cell office:value-type="float" office:value="2558701" table:style-name="ce87">
            <text:p>2.558.701</text:p>
          </table:table-cell>
          <table:table-cell office:value-type="float" office:value="1115592" table:style-name="ce86">
            <text:p>1.115.592</text:p>
          </table:table-cell>
          <table:table-cell office:value-type="float" office:value="2173094" table:style-name="ce84">
            <text:p>2.173.094</text:p>
          </table:table-cell>
          <table:table-cell office:value-type="float" office:value="3455004" table:style-name="ce87">
            <text:p>3.455.004</text:p>
          </table:table-cell>
          <table:table-cell office:value-type="float" office:value="879987" table:style-name="ce86">
            <text:p>879.987</text:p>
          </table:table-cell>
          <table:table-cell office:value-type="float" office:value="1842637" table:style-name="ce84">
            <text:p>1.842.637</text:p>
          </table:table-cell>
          <table:table-cell office:value-type="float" office:value="2798540" table:style-name="ce87">
            <text:p>2.798.540</text:p>
          </table:table-cell>
          <table:table-cell office:value-type="float" office:value="578916" table:style-name="ce86">
            <text:p>578.916</text:p>
          </table:table-cell>
          <table:table-cell office:value-type="float" office:value="1177998" table:style-name="ce88">
            <text:p>1.177.998</text:p>
          </table:table-cell>
          <table:table-cell office:value-type="float" office:value="1321312" table:style-name="ce89">
            <text:p>1.321.312</text:p>
          </table:table-cell>
          <table:table-cell office:value-type="float" office:value="1048183" table:style-name="ce86">
            <text:p>1.048.183</text:p>
          </table:table-cell>
          <table:table-cell office:value-type="float" office:value="2174106" table:style-name="ce88">
            <text:p>2.174.106</text:p>
          </table:table-cell>
          <table:table-cell office:value-type="float" office:value="3461503" table:style-name="ce89">
            <text:p>3.461.503</text:p>
          </table:table-cell>
          <table:table-cell office:value-type="float" office:value="887850" table:style-name="ce86">
            <text:p>887.850</text:p>
          </table:table-cell>
          <table:table-cell office:value-type="float" office:value="1798574" table:style-name="ce88">
            <text:p>1.798.574</text:p>
          </table:table-cell>
          <table:table-cell office:value-type="float" office:value="2837801" table:style-name="ce89">
            <text:p>2.837.801</text:p>
          </table:table-cell>
          <table:table-cell office:value-type="float" office:value="952603" table:style-name="ce86">
            <text:p>952.603</text:p>
          </table:table-cell>
          <table:table-cell office:value-type="float" office:value="1997507" table:style-name="ce88">
            <text:p>1.997.507</text:p>
          </table:table-cell>
          <table:table-cell office:value-type="float" office:value="3084710" table:style-name="ce89">
            <text:p>3.084.710</text:p>
          </table:table-cell>
          <table:table-cell office:value-type="float" office:value="770426" table:style-name="ce86">
            <text:p>770.426</text:p>
          </table:table-cell>
          <table:table-cell office:value-type="float" office:value="1707123" table:style-name="ce88">
            <text:p>1.707.123</text:p>
          </table:table-cell>
          <table:table-cell office:value-type="float" office:value="2531395" table:style-name="ce89">
            <text:p>2.531.395</text:p>
          </table:table-cell>
          <table:table-cell office:value-type="float" office:value="459503" table:style-name="ce86">
            <text:p>459.503</text:p>
          </table:table-cell>
          <table:table-cell office:value-type="float" office:value="1002375" table:style-name="ce88">
            <text:p>1.002.375</text:p>
          </table:table-cell>
          <table:table-cell office:value-type="float" office:value="1177344" table:style-name="ce84">
            <text:p>1.177.344</text:p>
          </table:table-cell>
          <table:table-cell office:value-type="float" office:value="9609571" table:formula="msoxl:=B4+E4+H4+K4+N4+Q4+T4+W4+Z4+AC4+AF4+AI4" table:style-name="ce90">
            <text:p>9.609.571</text:p>
          </table:table-cell>
          <table:table-cell office:value-type="float" office:value="19298905" table:formula="msoxl:=C4+F4+I4+L4+O4+R4+U4+X4+AA4+AD4+AG4+AJ4" table:style-name="ce91">
            <text:p>19.298.905</text:p>
          </table:table-cell>
          <table:table-cell office:value-type="float" office:value="28695494" table:formula="msoxl:=D4+G4+J4+M4+P4+S4+V4+Y4+AB4+AE4+AH4+AK4" table:style-name="ce92">
            <text:p>28.695.494</text:p>
          </table:table-cell>
          <table:table-cell table:number-columns-repeated="16344"/>
        </table:table-row>
        <table:table-row table:style-name="ro3">
          <table:table-cell office:value-type="string" table:style-name="ce93">
            <text:p>EMEF<text:s text:c="1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7530" table:style-name="ce86">
            <text:p>37.530</text:p>
          </table:table-cell>
          <table:table-cell office:value-type="float" office:value="3895020" table:style-name="ce84">
            <text:p>3.895.020</text:p>
          </table:table-cell>
          <table:table-cell office:value-type="float" office:value="4994172" table:style-name="ce85">
            <text:p>4.994.172</text:p>
          </table:table-cell>
          <table:table-cell office:value-type="float" office:value="67640" table:style-name="ce86">
            <text:p>67.640</text:p>
          </table:table-cell>
          <table:table-cell office:value-type="float" office:value="5075850" table:style-name="ce84">
            <text:p>5.075.850</text:p>
          </table:table-cell>
          <table:table-cell office:value-type="float" office:value="7233210" table:style-name="ce89">
            <text:p>7.233.210</text:p>
          </table:table-cell>
          <table:table-cell office:value-type="float" office:value="76774" table:style-name="ce86">
            <text:p>76.774</text:p>
          </table:table-cell>
          <table:table-cell office:value-type="float" office:value="4583538" table:style-name="ce84">
            <text:p>4.583.538</text:p>
          </table:table-cell>
          <table:table-cell office:value-type="float" office:value="6002513" table:style-name="ce89">
            <text:p>6.002.513</text:p>
          </table:table-cell>
          <table:table-cell office:value-type="float" office:value="130810" table:style-name="ce86">
            <text:p>130.810</text:p>
          </table:table-cell>
          <table:table-cell office:value-type="float" office:value="4919013" table:style-name="ce84">
            <text:p>4.919.013</text:p>
          </table:table-cell>
          <table:table-cell office:value-type="float" office:value="8457864" table:style-name="ce89">
            <text:p>8.457.864</text:p>
          </table:table-cell>
          <table:table-cell office:value-type="float" office:value="100952" table:style-name="ce86">
            <text:p>100.952</text:p>
          </table:table-cell>
          <table:table-cell office:value-type="float" office:value="4142661" table:style-name="ce84">
            <text:p>4.142.661</text:p>
          </table:table-cell>
          <table:table-cell office:value-type="float" office:value="7085845" table:style-name="ce89">
            <text:p>7.085.845</text:p>
          </table:table-cell>
          <table:table-cell office:value-type="float" office:value="65620" table:style-name="ce86">
            <text:p>65.620</text:p>
          </table:table-cell>
          <table:table-cell office:value-type="float" office:value="2647592" table:style-name="ce88">
            <text:p>2.647.592</text:p>
          </table:table-cell>
          <table:table-cell office:value-type="float" office:value="2787378" table:style-name="ce89">
            <text:p>2.787.378</text:p>
          </table:table-cell>
          <table:table-cell office:value-type="float" office:value="124423" table:style-name="ce86">
            <text:p>124.423</text:p>
          </table:table-cell>
          <table:table-cell office:value-type="float" office:value="4892778" table:style-name="ce88">
            <text:p>4.892.778</text:p>
          </table:table-cell>
          <table:table-cell office:value-type="float" office:value="8509842" table:style-name="ce89">
            <text:p>8.509.842</text:p>
          </table:table-cell>
          <table:table-cell office:value-type="float" office:value="109367" table:style-name="ce86">
            <text:p>109.367</text:p>
          </table:table-cell>
          <table:table-cell office:value-type="float" office:value="4212090" table:style-name="ce88">
            <text:p>4.212.090</text:p>
          </table:table-cell>
          <table:table-cell office:value-type="float" office:value="7386214" table:style-name="ce89">
            <text:p>7.386.214</text:p>
          </table:table-cell>
          <table:table-cell office:value-type="float" office:value="116098" table:style-name="ce86">
            <text:p>116.098</text:p>
          </table:table-cell>
          <table:table-cell office:value-type="float" office:value="4305793" table:style-name="ce88">
            <text:p>4.305.793</text:p>
          </table:table-cell>
          <table:table-cell office:value-type="float" office:value="7235546" table:style-name="ce89">
            <text:p>7.235.546</text:p>
          </table:table-cell>
          <table:table-cell office:value-type="float" office:value="96936" table:style-name="ce86">
            <text:p>96.936</text:p>
          </table:table-cell>
          <table:table-cell office:value-type="float" office:value="3717356" table:style-name="ce88">
            <text:p>3.717.356</text:p>
          </table:table-cell>
          <table:table-cell office:value-type="float" office:value="6208049" table:style-name="ce89">
            <text:p>6.208.049</text:p>
          </table:table-cell>
          <table:table-cell office:value-type="float" office:value="20530" table:style-name="ce86">
            <text:p>20.530</text:p>
          </table:table-cell>
          <table:table-cell office:value-type="float" office:value="771857" table:style-name="ce88">
            <text:p>771.857</text:p>
          </table:table-cell>
          <table:table-cell office:value-type="float" office:value="1835862" table:style-name="ce84">
            <text:p>1.835.862</text:p>
          </table:table-cell>
          <table:table-cell office:value-type="float" office:value="946680" table:formula="msoxl:=B5+E5+H5+K5+N5+Q5+T5+W5+Z5+AC5+AF5+AI5" table:style-name="ce90">
            <text:p>946.680</text:p>
          </table:table-cell>
          <table:table-cell office:value-type="float" office:value="43163548" table:formula="msoxl:=C5+F5+I5+L5+O5+R5+U5+X5+AA5+AD5+AG5+AJ5" table:style-name="ce91">
            <text:p>43.163.548</text:p>
          </table:table-cell>
          <table:table-cell office:value-type="float" office:value="67736495" table:formula="msoxl:=D5+G5+J5+M5+P5+S5+V5+Y5+AB5+AE5+AH5+AK5" table:style-name="ce92">
            <text:p>67.736.495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LASSE COMUNITARIA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405" table:style-name="ce86">
            <text:p>3.40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4500" table:style-name="ce86">
            <text:p>4.5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000" table:style-name="ce86">
            <text:p>4.0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334" table:style-name="ce86">
            <text:p>4.33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306" table:style-name="ce86">
            <text:p>3.306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925" table:style-name="ce86">
            <text:p>1.92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982" table:style-name="ce86">
            <text:p>3.98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258" table:style-name="ce86">
            <text:p>3.258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843" table:style-name="ce86">
            <text:p>3.84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056" table:style-name="ce86">
            <text:p>3.05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000" table:style-name="ce86">
            <text:p>2.0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7609" table:formula="msoxl:=B6+E6+H6+K6+N6+Q6+T6+W6+Z6+AC6+AF6+AI6" table:style-name="ce90">
            <text:p>37.609</text:p>
          </table:table-cell>
          <table:table-cell office:value-type="float" office:value="0" table:formula="msoxl:=C6+F6+I6+L6+O6+R6+U6+X6+AA6+AD6+AG6+AJ6" table:style-name="ce91">
            <text:p>0</text:p>
          </table:table-cell>
          <table:table-cell office:value-type="float" office:value="0" table:formula="msoxl:=D6+G6+J6+M6+P6+S6+V6+Y6+AB6+AE6+AH6+AK6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IEJA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15216" table:style-name="ce86">
            <text:p>115.216</text:p>
          </table:table-cell>
          <table:table-cell office:value-type="float" office:value="18300" table:style-name="ce84">
            <text:p>18.300</text:p>
          </table:table-cell>
          <table:table-cell office:value-type="float" office:value="0" table:style-name="ce85">
            <text:p>0</text:p>
          </table:table-cell>
          <table:table-cell office:value-type="float" office:value="156180" table:style-name="ce86">
            <text:p>156.180</text:p>
          </table:table-cell>
          <table:table-cell office:value-type="float" office:value="24420" table:style-name="ce84">
            <text:p>24.420</text:p>
          </table:table-cell>
          <table:table-cell office:value-type="float" office:value="0" table:style-name="ce89">
            <text:p>0</text:p>
          </table:table-cell>
          <table:table-cell office:value-type="float" office:value="147980" table:style-name="ce86">
            <text:p>147.980</text:p>
          </table:table-cell>
          <table:table-cell office:value-type="float" office:value="25340" table:style-name="ce84">
            <text:p>25.340</text:p>
          </table:table-cell>
          <table:table-cell office:value-type="float" office:value="0" table:style-name="ce89">
            <text:p>0</text:p>
          </table:table-cell>
          <table:table-cell office:value-type="float" office:value="156626" table:style-name="ce86">
            <text:p>156.626</text:p>
          </table:table-cell>
          <table:table-cell office:value-type="float" office:value="27874" table:style-name="ce84">
            <text:p>27.874</text:p>
          </table:table-cell>
          <table:table-cell office:value-type="float" office:value="0" table:style-name="ce89">
            <text:p>0</text:p>
          </table:table-cell>
          <table:table-cell office:value-type="float" office:value="131746" table:style-name="ce86">
            <text:p>131.746</text:p>
          </table:table-cell>
          <table:table-cell office:value-type="float" office:value="25061" table:style-name="ce84">
            <text:p>25.061</text:p>
          </table:table-cell>
          <table:table-cell office:value-type="float" office:value="0" table:style-name="ce89">
            <text:p>0</text:p>
          </table:table-cell>
          <table:table-cell office:value-type="float" office:value="82224" table:style-name="ce86">
            <text:p>82.224</text:p>
          </table:table-cell>
          <table:table-cell office:value-type="float" office:value="14498" table:style-name="ce88">
            <text:p>14.498</text:p>
          </table:table-cell>
          <table:table-cell office:value-type="float" office:value="0" table:style-name="ce89">
            <text:p>0</text:p>
          </table:table-cell>
          <table:table-cell office:value-type="float" office:value="148852" table:style-name="ce86">
            <text:p>148.852</text:p>
          </table:table-cell>
          <table:table-cell office:value-type="float" office:value="27699" table:style-name="ce88">
            <text:p>27.699</text:p>
          </table:table-cell>
          <table:table-cell office:value-type="float" office:value="0" table:style-name="ce89">
            <text:p>0</text:p>
          </table:table-cell>
          <table:table-cell office:value-type="float" office:value="129656" table:style-name="ce86">
            <text:p>129.656</text:p>
          </table:table-cell>
          <table:table-cell office:value-type="float" office:value="25061" table:style-name="ce88">
            <text:p>25.061</text:p>
          </table:table-cell>
          <table:table-cell office:value-type="float" office:value="0" table:style-name="ce89">
            <text:p>0</text:p>
          </table:table-cell>
          <table:table-cell office:value-type="float" office:value="140905" table:style-name="ce86">
            <text:p>140.905</text:p>
          </table:table-cell>
          <table:table-cell office:value-type="float" office:value="27741" table:style-name="ce88">
            <text:p>27.741</text:p>
          </table:table-cell>
          <table:table-cell office:value-type="float" office:value="0" table:style-name="ce89">
            <text:p>0</text:p>
          </table:table-cell>
          <table:table-cell office:value-type="float" office:value="107831" table:style-name="ce86">
            <text:p>107.831</text:p>
          </table:table-cell>
          <table:table-cell office:value-type="float" office:value="22576" table:style-name="ce88">
            <text:p>22.576</text:p>
          </table:table-cell>
          <table:table-cell office:value-type="float" office:value="0" table:style-name="ce89">
            <text:p>0</text:p>
          </table:table-cell>
          <table:table-cell office:value-type="float" office:value="24770" table:style-name="ce86">
            <text:p>24.770</text:p>
          </table:table-cell>
          <table:table-cell office:value-type="float" office:value="4880" table:style-name="ce88">
            <text:p>4.880</text:p>
          </table:table-cell>
          <table:table-cell office:value-type="float" office:value="0" table:style-name="ce84">
            <text:p>0</text:p>
          </table:table-cell>
          <table:table-cell office:value-type="float" office:value="1341986" table:formula="msoxl:=B7+E7+H7+K7+N7+Q7+T7+W7+Z7+AC7+AF7+AI7" table:style-name="ce90">
            <text:p>1.341.986</text:p>
          </table:table-cell>
          <table:table-cell office:value-type="float" office:value="243450" table:formula="msoxl:=C7+F7+I7+L7+O7+R7+U7+X7+AA7+AD7+AG7+AJ7" table:style-name="ce91">
            <text:p>243.450</text:p>
          </table:table-cell>
          <table:table-cell office:value-type="float" office:value="0" table:formula="msoxl:=D7+G7+J7+M7+P7+S7+V7+Y7+AB7+AE7+AH7+AK7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EME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625" table:style-name="ce84">
            <text:p>11.625</text:p>
          </table:table-cell>
          <table:table-cell office:value-type="float" office:value="19616" table:style-name="ce85">
            <text:p>19.616</text:p>
          </table:table-cell>
          <table:table-cell office:value-type="float" office:value="0" table:style-name="ce86">
            <text:p>0</text:p>
          </table:table-cell>
          <table:table-cell office:value-type="float" office:value="14915" table:style-name="ce84">
            <text:p>14.915</text:p>
          </table:table-cell>
          <table:table-cell office:value-type="float" office:value="26837" table:style-name="ce89">
            <text:p>26.837</text:p>
          </table:table-cell>
          <table:table-cell office:value-type="float" office:value="0" table:style-name="ce86">
            <text:p>0</text:p>
          </table:table-cell>
          <table:table-cell office:value-type="float" office:value="13420" table:style-name="ce84">
            <text:p>13.420</text:p>
          </table:table-cell>
          <table:table-cell office:value-type="float" office:value="23184" table:style-name="ce89">
            <text:p>23.184</text:p>
          </table:table-cell>
          <table:table-cell office:value-type="float" office:value="0" table:style-name="ce86">
            <text:p>0</text:p>
          </table:table-cell>
          <table:table-cell office:value-type="float" office:value="14331" table:style-name="ce84">
            <text:p>14.331</text:p>
          </table:table-cell>
          <table:table-cell office:value-type="float" office:value="29390" table:style-name="ce89">
            <text:p>29.390</text:p>
          </table:table-cell>
          <table:table-cell office:value-type="float" office:value="0" table:style-name="ce86">
            <text:p>0</text:p>
          </table:table-cell>
          <table:table-cell office:value-type="float" office:value="14490" table:style-name="ce84">
            <text:p>14.490</text:p>
          </table:table-cell>
          <table:table-cell office:value-type="float" office:value="27687" table:style-name="ce89">
            <text:p>27.687</text:p>
          </table:table-cell>
          <table:table-cell office:value-type="float" office:value="0" table:style-name="ce86">
            <text:p>0</text:p>
          </table:table-cell>
          <table:table-cell office:value-type="float" office:value="9612" table:style-name="ce88">
            <text:p>9.612</text:p>
          </table:table-cell>
          <table:table-cell office:value-type="float" office:value="13454" table:style-name="ce89">
            <text:p>13.454</text:p>
          </table:table-cell>
          <table:table-cell office:value-type="float" office:value="0" table:style-name="ce86">
            <text:p>0</text:p>
          </table:table-cell>
          <table:table-cell office:value-type="float" office:value="17858" table:style-name="ce88">
            <text:p>17.858</text:p>
          </table:table-cell>
          <table:table-cell office:value-type="float" office:value="32010" table:style-name="ce89">
            <text:p>32.010</text:p>
          </table:table-cell>
          <table:table-cell office:value-type="float" office:value="0" table:style-name="ce86">
            <text:p>0</text:p>
          </table:table-cell>
          <table:table-cell office:value-type="float" office:value="15062" table:style-name="ce88">
            <text:p>15.062</text:p>
          </table:table-cell>
          <table:table-cell office:value-type="float" office:value="27515" table:style-name="ce89">
            <text:p>27.515</text:p>
          </table:table-cell>
          <table:table-cell office:value-type="float" office:value="0" table:style-name="ce86">
            <text:p>0</text:p>
          </table:table-cell>
          <table:table-cell office:value-type="float" office:value="15599" table:style-name="ce88">
            <text:p>15.599</text:p>
          </table:table-cell>
          <table:table-cell office:value-type="float" office:value="29901" table:style-name="ce89">
            <text:p>29.901</text:p>
          </table:table-cell>
          <table:table-cell office:value-type="float" office:value="0" table:style-name="ce86">
            <text:p>0</text:p>
          </table:table-cell>
          <table:table-cell office:value-type="float" office:value="13824" table:style-name="ce88">
            <text:p>13.824</text:p>
          </table:table-cell>
          <table:table-cell office:value-type="float" office:value="22043" table:style-name="ce89">
            <text:p>22.043</text:p>
          </table:table-cell>
          <table:table-cell office:value-type="float" office:value="0" table:style-name="ce86">
            <text:p>0</text:p>
          </table:table-cell>
          <table:table-cell office:value-type="float" office:value="4558" table:style-name="ce88">
            <text:p>4.558</text:p>
          </table:table-cell>
          <table:table-cell office:value-type="float" office:value="9395" table:style-name="ce84">
            <text:p>9.395</text:p>
          </table:table-cell>
          <table:table-cell office:value-type="float" office:value="0" table:formula="msoxl:=B8+E8+H8+K8+N8+Q8+T8+W8+Z8+AC8+AF8+AI8" table:style-name="ce90">
            <text:p>0</text:p>
          </table:table-cell>
          <table:table-cell office:value-type="float" office:value="145294" table:formula="msoxl:=C8+F8+I8+L8+O8+R8+U8+X8+AA8+AD8+AG8+AJ8" table:style-name="ce91">
            <text:p>145.294</text:p>
          </table:table-cell>
          <table:table-cell office:value-type="float" office:value="261032" table:formula="msoxl:=D8+G8+J8+M8+P8+S8+V8+Y8+AB8+AE8+AH8+AK8" table:style-name="ce92">
            <text:p>261.032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SME CONVÊNIO<text:s text:c="8"/></text:p>
          </table:table-cell>
          <table:table-cell office:value-type="float" office:value="10853" table:style-name="ce83">
            <text:p>10.853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7000" table:style-name="ce86">
            <text:p>37.0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46923" table:style-name="ce86">
            <text:p>46.923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1368" table:style-name="ce86">
            <text:p>41.36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4659" table:style-name="ce86">
            <text:p>44.659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6521" table:style-name="ce86">
            <text:p>36.521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4099" table:style-name="ce86">
            <text:p>34.09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0612" table:style-name="ce86">
            <text:p>40.61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511" table:style-name="ce86">
            <text:p>35.51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1234" table:style-name="ce86">
            <text:p>41.23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2468" table:style-name="ce86">
            <text:p>32.468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6171" table:style-name="ce86">
            <text:p>26.17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427419" table:formula="msoxl:=B9+E9+H9+K9+N9+Q9+T9+W9+Z9+AC9+AF9+AI9" table:style-name="ce90">
            <text:p>427.419</text:p>
          </table:table-cell>
          <table:table-cell office:value-type="float" office:value="0" table:formula="msoxl:=C9+F9+I9+L9+O9+R9+U9+X9+AA9+AD9+AG9+AJ9" table:style-name="ce91">
            <text:p>0</text:p>
          </table:table-cell>
          <table:table-cell office:value-type="float" office:value="0" table:formula="msoxl:=D9+G9+J9+M9+P9+S9+V9+Y9+AB9+AE9+AH9+AK9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EU GESTÃO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6"/>
          <table:table-cell table:style-name="ce97"/>
          <table:table-cell office:value-type="float" office:value="0" table:style-name="ce86">
            <text:p>0</text:p>
          </table:table-cell>
          <table:table-cell office:value-type="float" office:value="8100" table:style-name="ce84">
            <text:p>8.1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27822" table:style-name="ce84">
            <text:p>27.822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9450" table:style-name="ce84">
            <text:p>39.45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9124" table:style-name="ce84">
            <text:p>39.124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27300" table:style-name="ce88">
            <text:p>27.3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8664" table:style-name="ce88">
            <text:p>48.664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9881" table:style-name="ce88">
            <text:p>39.881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1833" table:style-name="ce88">
            <text:p>41.833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4017" table:style-name="ce88">
            <text:p>34.017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787" table:style-name="ce88">
            <text:p>6.787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0+E10+H10+K10+N10+Q10+T10+W10+Z10+AC10+AF10+AI10" table:style-name="ce90">
            <text:p>0</text:p>
          </table:table-cell>
          <table:table-cell office:value-type="float" office:value="312978" table:formula="msoxl:=C10+F10+I10+L10+O10+R10+U10+X10+AA10+AD10+AG10+AJ10" table:style-name="ce91">
            <text:p>312.978</text:p>
          </table:table-cell>
          <table:table-cell office:value-type="float" office:value="0" table:formula="msoxl:=D10+G10+J10+M10+P10+S10+V10+Y10+AB10+AE10+AH10+AK10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EMEI</text:p>
          </table:table-cell>
          <table:table-cell table:style-name="ce95"/>
          <table:table-cell table:style-name="ce96"/>
          <table:table-cell table:style-name="ce97"/>
          <table:table-cell table:style-name="ce98"/>
          <table:table-cell table:style-name="ce96"/>
          <table:table-cell table:style-name="ce97"/>
          <table:table-cell office:value-type="float" office:value="0" table:style-name="ce86">
            <text:p>0</text:p>
          </table:table-cell>
          <table:table-cell office:value-type="float" office:value="16750" table:style-name="ce84">
            <text:p>16.75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8600" table:style-name="ce84">
            <text:p>38.6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7585" table:style-name="ce84">
            <text:p>67.58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6440" table:style-name="ce84">
            <text:p>46.44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0325" table:style-name="ce88">
            <text:p>30.32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2150" table:style-name="ce88">
            <text:p>62.15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1750" table:style-name="ce88">
            <text:p>61.75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5000" table:style-name="ce88">
            <text:p>65.0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5165" table:style-name="ce88">
            <text:p>55.16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8150" table:style-name="ce88">
            <text:p>48.15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1+E11+H11+K11+N11+Q11+T11+W11+Z11+AC11+AF11+AI11" table:style-name="ce90">
            <text:p>0</text:p>
          </table:table-cell>
          <table:table-cell office:value-type="float" office:value="491915" table:formula="msoxl:=C11+F11+I11+L11+O11+R11+U11+X11+AA11+AD11+AG11+AJ11" table:style-name="ce91">
            <text:p>491.915</text:p>
          </table:table-cell>
          <table:table-cell office:value-type="float" office:value="0" table:formula="msoxl:=D11+G11+J11+M11+P11+S11+V11+Y11+AB11+AE11+AH11+AK11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EI MUNICIPAL<text:s text:c="7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40398" table:style-name="ce89">
            <text:p>40.398</text:p>
          </table:table-cell>
          <table:table-cell office:value-type="float" office:value="513675" table:style-name="ce86">
            <text:p>513.675</text:p>
          </table:table-cell>
          <table:table-cell office:value-type="float" office:value="1317525" table:style-name="ce84">
            <text:p>1.317.525</text:p>
          </table:table-cell>
          <table:table-cell office:value-type="float" office:value="1653493" table:style-name="ce89">
            <text:p>1.653.493</text:p>
          </table:table-cell>
          <table:table-cell office:value-type="float" office:value="677925" table:style-name="ce86">
            <text:p>677.925</text:p>
          </table:table-cell>
          <table:table-cell office:value-type="float" office:value="1685626" table:style-name="ce84">
            <text:p>1.685.626</text:p>
          </table:table-cell>
          <table:table-cell office:value-type="float" office:value="2235804" table:style-name="ce89">
            <text:p>2.235.804</text:p>
          </table:table-cell>
          <table:table-cell office:value-type="float" office:value="624343" table:style-name="ce86">
            <text:p>624.343</text:p>
          </table:table-cell>
          <table:table-cell office:value-type="float" office:value="1594785" table:style-name="ce84">
            <text:p>1.594.785</text:p>
          </table:table-cell>
          <table:table-cell office:value-type="float" office:value="1792743" table:style-name="ce89">
            <text:p>1.792.743</text:p>
          </table:table-cell>
          <table:table-cell office:value-type="float" office:value="676643" table:style-name="ce86">
            <text:p>676.643</text:p>
          </table:table-cell>
          <table:table-cell office:value-type="float" office:value="1695169" table:style-name="ce84">
            <text:p>1.695.169</text:p>
          </table:table-cell>
          <table:table-cell office:value-type="float" office:value="2557289" table:style-name="ce89">
            <text:p>2.557.289</text:p>
          </table:table-cell>
          <table:table-cell office:value-type="float" office:value="575990" table:style-name="ce86">
            <text:p>575.990</text:p>
          </table:table-cell>
          <table:table-cell office:value-type="float" office:value="1509624" table:style-name="ce84">
            <text:p>1.509.624</text:p>
          </table:table-cell>
          <table:table-cell office:value-type="float" office:value="2129816" table:style-name="ce89">
            <text:p>2.129.816</text:p>
          </table:table-cell>
          <table:table-cell office:value-type="float" office:value="632647" table:style-name="ce86">
            <text:p>632.647</text:p>
          </table:table-cell>
          <table:table-cell office:value-type="float" office:value="1701505" table:style-name="ce88">
            <text:p>1.701.505</text:p>
          </table:table-cell>
          <table:table-cell office:value-type="float" office:value="634921" table:style-name="ce89">
            <text:p>634.921</text:p>
          </table:table-cell>
          <table:table-cell office:value-type="float" office:value="645871" table:style-name="ce86">
            <text:p>645.871</text:p>
          </table:table-cell>
          <table:table-cell office:value-type="float" office:value="1840296" table:style-name="ce88">
            <text:p>1.840.296</text:p>
          </table:table-cell>
          <table:table-cell office:value-type="float" office:value="2611908" table:style-name="ce89">
            <text:p>2.611.908</text:p>
          </table:table-cell>
          <table:table-cell office:value-type="float" office:value="531819" table:style-name="ce86">
            <text:p>531.819</text:p>
          </table:table-cell>
          <table:table-cell office:value-type="float" office:value="1523699" table:style-name="ce88">
            <text:p>1.523.699</text:p>
          </table:table-cell>
          <table:table-cell office:value-type="float" office:value="2184345" table:style-name="ce89">
            <text:p>2.184.345</text:p>
          </table:table-cell>
          <table:table-cell office:value-type="float" office:value="598578" table:style-name="ce86">
            <text:p>598.578</text:p>
          </table:table-cell>
          <table:table-cell office:value-type="float" office:value="1690402" table:style-name="ce88">
            <text:p>1.690.402</text:p>
          </table:table-cell>
          <table:table-cell office:value-type="float" office:value="2423597" table:style-name="ce89">
            <text:p>2.423.597</text:p>
          </table:table-cell>
          <table:table-cell office:value-type="float" office:value="454209" table:style-name="ce86">
            <text:p>454.209</text:p>
          </table:table-cell>
          <table:table-cell office:value-type="float" office:value="1401803" table:style-name="ce88">
            <text:p>1.401.803</text:p>
          </table:table-cell>
          <table:table-cell office:value-type="float" office:value="2033223" table:style-name="ce89">
            <text:p>2.033.223</text:p>
          </table:table-cell>
          <table:table-cell office:value-type="float" office:value="338750" table:style-name="ce86">
            <text:p>338.750</text:p>
          </table:table-cell>
          <table:table-cell office:value-type="float" office:value="1152860" table:style-name="ce88">
            <text:p>1.152.860</text:p>
          </table:table-cell>
          <table:table-cell office:value-type="float" office:value="1193056" table:style-name="ce84">
            <text:p>1.193.056</text:p>
          </table:table-cell>
          <table:table-cell office:value-type="float" office:value="6270450" table:formula="msoxl:=B12+E12+H12+K12+N12+Q12+T12+W12+Z12+AC12+AF12+AI12" table:style-name="ce90">
            <text:p>6.270.450</text:p>
          </table:table-cell>
          <table:table-cell office:value-type="float" office:value="17113294" table:formula="msoxl:=C12+F12+I12+L12+O12+R12+U12+X12+AA12+AD12+AG12+AJ12" table:style-name="ce91">
            <text:p>17.113.294</text:p>
          </table:table-cell>
          <table:table-cell office:value-type="float" office:value="21490593" table:formula="msoxl:=D12+G12+J12+M12+P12+S12+V12+Y12+AB12+AE12+AH12+AK12" table:style-name="ce92">
            <text:p>21.490.593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EI CONVENIADO<text:s text:c="5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928727" table:style-name="ce86">
            <text:p>11.928.72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672007" table:style-name="ce86">
            <text:p>15.672.00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234051" table:style-name="ce86">
            <text:p>13.234.051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481661" table:style-name="ce86">
            <text:p>13.481.661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738447" table:style-name="ce86">
            <text:p>11.738.44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130146" table:style-name="ce86">
            <text:p>13.130.14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269877" table:style-name="ce86">
            <text:p>14.269.877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732920" table:style-name="ce86">
            <text:p>11.732.9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440940" table:style-name="ce86">
            <text:p>13.440.9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049345" table:style-name="ce86">
            <text:p>11.049.34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0048811" table:style-name="ce86">
            <text:p>10.048.81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39726932" table:formula="msoxl:=B13+E13+H13+K13+N13+Q13+T13+W13+Z13+AC13+AF13+AI13" table:style-name="ce90">
            <text:p>139.726.932</text:p>
          </table:table-cell>
          <table:table-cell office:value-type="float" office:value="0" table:formula="msoxl:=C13+F13+I13+L13+O13+R13+U13+X13+AA13+AD13+AG13+AJ13" table:style-name="ce91">
            <text:p>0</text:p>
          </table:table-cell>
          <table:table-cell office:value-type="float" office:value="0" table:formula="msoxl:=D13+G13+J13+M13+P13+S13+V13+Y13+AB13+AE13+AH13+AK13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FUNCIONARIO CEI CONVENIADO<text:s text:c="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98041" table:style-name="ce86">
            <text:p>398.041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89297" table:style-name="ce86">
            <text:p>489.29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60888" table:style-name="ce86">
            <text:p>460.88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89279" table:style-name="ce86">
            <text:p>489.279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22172" table:style-name="ce86">
            <text:p>422.172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73380" table:style-name="ce86">
            <text:p>473.3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23996" table:style-name="ce86">
            <text:p>523.99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30650" table:style-name="ce86">
            <text:p>430.65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85480" table:style-name="ce86">
            <text:p>485.4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94336" table:style-name="ce86">
            <text:p>394.33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4567519" table:formula="msoxl:=B14+E14+H14+K14+N14+Q14+T14+W14+Z14+AC14+AF14+AI14" table:style-name="ce90">
            <text:p>4.567.519</text:p>
          </table:table-cell>
          <table:table-cell office:value-type="float" office:value="0" table:formula="msoxl:=C14+F14+I14+L14+O14+R14+U14+X14+AA14+AD14+AG14+AJ14" table:style-name="ce91">
            <text:p>0</text:p>
          </table:table-cell>
          <table:table-cell office:value-type="float" office:value="0" table:formula="msoxl:=D14+G14+J14+M14+P14+S14+V14+Y14+AB14+AE14+AH14+AK14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PROJETO CECI</text:p>
          </table:table-cell>
          <table:table-cell office:value-type="float" office:value="29480" table:style-name="ce83">
            <text:p>29.4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5920" table:style-name="ce86">
            <text:p>25.92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1555" table:style-name="ce86">
            <text:p>31.55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600" table:style-name="ce86">
            <text:p>27.6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0790" table:style-name="ce86">
            <text:p>30.79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455" table:style-name="ce86">
            <text:p>27.45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680" table:style-name="ce86">
            <text:p>29.6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1395" table:style-name="ce86">
            <text:p>31.39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5745" table:style-name="ce86">
            <text:p>25.74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2620" table:style-name="ce86">
            <text:p>32.6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4685" table:style-name="ce86">
            <text:p>24.68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0375" table:style-name="ce86">
            <text:p>10.37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27300" table:formula="msoxl:=B15+E15+H15+K15+N15+Q15+T15+W15+Z15+AC15+AF15+AI15" table:style-name="ce90">
            <text:p>327.300</text:p>
          </table:table-cell>
          <table:table-cell office:value-type="float" office:value="0" table:formula="msoxl:=C15+F15+I15+L15+O15+R15+U15+X15+AA15+AD15+AG15+AJ15" table:style-name="ce91">
            <text:p>0</text:p>
          </table:table-cell>
          <table:table-cell office:value-type="float" office:value="0" table:formula="msoxl:=D15+G15+J15+M15+P15+S15+V15+Y15+AB15+AE15+AH15+AK15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CI (*)</text:p>
          </table:table-cell>
          <table:table-cell office:value-type="float" office:value="15310" table:style-name="ce83">
            <text:p>15.310</text:p>
          </table:table-cell>
          <table:table-cell office:value-type="float" office:value="0" table:style-name="ce84">
            <text:p>0</text:p>
          </table:table-cell>
          <table:table-cell office:value-type="float" office:value="1565" table:style-name="ce89">
            <text:p>1.565</text:p>
          </table:table-cell>
          <table:table-cell office:value-type="float" office:value="16300" table:style-name="ce86">
            <text:p>16.300</text:p>
          </table:table-cell>
          <table:table-cell office:value-type="float" office:value="0" table:style-name="ce84">
            <text:p>0</text:p>
          </table:table-cell>
          <table:table-cell office:value-type="float" office:value="3556" table:style-name="ce89">
            <text:p>3.556</text:p>
          </table:table-cell>
          <table:table-cell office:value-type="float" office:value="21340" table:style-name="ce86">
            <text:p>21.340</text:p>
          </table:table-cell>
          <table:table-cell office:value-type="float" office:value="0" table:style-name="ce84">
            <text:p>0</text:p>
          </table:table-cell>
          <table:table-cell office:value-type="float" office:value="4120" table:style-name="ce89">
            <text:p>4.120</text:p>
          </table:table-cell>
          <table:table-cell office:value-type="float" office:value="15840" table:style-name="ce86">
            <text:p>15.840</text:p>
          </table:table-cell>
          <table:table-cell office:value-type="float" office:value="0" table:style-name="ce84">
            <text:p>0</text:p>
          </table:table-cell>
          <table:table-cell office:value-type="float" office:value="3675" table:style-name="ce89">
            <text:p>3.675</text:p>
          </table:table-cell>
          <table:table-cell office:value-type="float" office:value="16410" table:style-name="ce86">
            <text:p>16.410</text:p>
          </table:table-cell>
          <table:table-cell office:value-type="float" office:value="0" table:style-name="ce84">
            <text:p>0</text:p>
          </table:table-cell>
          <table:table-cell office:value-type="float" office:value="4420" table:style-name="ce89">
            <text:p>4.420</text:p>
          </table:table-cell>
          <table:table-cell office:value-type="float" office:value="15195" table:style-name="ce86">
            <text:p>15.195</text:p>
          </table:table-cell>
          <table:table-cell office:value-type="float" office:value="0" table:style-name="ce84">
            <text:p>0</text:p>
          </table:table-cell>
          <table:table-cell office:value-type="float" office:value="3740" table:style-name="ce89">
            <text:p>3.740</text:p>
          </table:table-cell>
          <table:table-cell office:value-type="float" office:value="15655" table:style-name="ce86">
            <text:p>15.655</text:p>
          </table:table-cell>
          <table:table-cell office:value-type="float" office:value="0" table:style-name="ce88">
            <text:p>0</text:p>
          </table:table-cell>
          <table:table-cell office:value-type="float" office:value="1230" table:style-name="ce89">
            <text:p>1.230</text:p>
          </table:table-cell>
          <table:table-cell office:value-type="float" office:value="17935" table:style-name="ce86">
            <text:p>17.935</text:p>
          </table:table-cell>
          <table:table-cell office:value-type="float" office:value="0" table:style-name="ce88">
            <text:p>0</text:p>
          </table:table-cell>
          <table:table-cell office:value-type="float" office:value="822" table:style-name="ce89">
            <text:p>822</text:p>
          </table:table-cell>
          <table:table-cell office:value-type="float" office:value="14630" table:style-name="ce86">
            <text:p>14.630</text:p>
          </table:table-cell>
          <table:table-cell office:value-type="float" office:value="0" table:style-name="ce88">
            <text:p>0</text:p>
          </table:table-cell>
          <table:table-cell office:value-type="float" office:value="2985" table:style-name="ce89">
            <text:p>2.985</text:p>
          </table:table-cell>
          <table:table-cell office:value-type="float" office:value="12615" table:style-name="ce86">
            <text:p>12.615</text:p>
          </table:table-cell>
          <table:table-cell office:value-type="float" office:value="0" table:style-name="ce88">
            <text:p>0</text:p>
          </table:table-cell>
          <table:table-cell office:value-type="float" office:value="3285" table:style-name="ce89">
            <text:p>3.285</text:p>
          </table:table-cell>
          <table:table-cell office:value-type="float" office:value="9560" table:style-name="ce86">
            <text:p>9.560</text:p>
          </table:table-cell>
          <table:table-cell office:value-type="float" office:value="0" table:style-name="ce88">
            <text:p>0</text:p>
          </table:table-cell>
          <table:table-cell office:value-type="float" office:value="2585" table:style-name="ce89">
            <text:p>2.585</text:p>
          </table:table-cell>
          <table:table-cell office:value-type="float" office:value="8985" table:style-name="ce86">
            <text:p>8.985</text:p>
          </table:table-cell>
          <table:table-cell office:value-type="float" office:value="0" table:style-name="ce88">
            <text:p>0</text:p>
          </table:table-cell>
          <table:table-cell office:value-type="float" office:value="2155" table:style-name="ce84">
            <text:p>2.155</text:p>
          </table:table-cell>
          <table:table-cell office:value-type="float" office:value="179775" table:formula="msoxl:=B16+E16+H16+K16+N16+Q16+T16+W16+Z16+AC16+AF16+AI16" table:style-name="ce90">
            <text:p>179.775</text:p>
          </table:table-cell>
          <table:table-cell office:value-type="float" office:value="0" table:formula="msoxl:=C16+F16+I16+L16+O16+R16+U16+X16+AA16+AD16+AG16+AJ16" table:style-name="ce91">
            <text:p>0</text:p>
          </table:table-cell>
          <table:table-cell office:value-type="float" office:value="34138" table:formula="msoxl:=D16+G16+J16+M16+P16+S16+V16+Y16+AB16+AE16+AH16+AK16" table:style-name="ce92">
            <text:p>34.138</text:p>
          </table:table-cell>
          <table:table-cell table:number-columns-repeated="16344"/>
        </table:table-row>
        <table:table-row table:style-name="ro3">
          <table:table-cell office:value-type="string" table:style-name="ce94">
            <text:p>CMCT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9730" table:style-name="ce86">
            <text:p>9.73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290" table:style-name="ce86">
            <text:p>15.29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480" table:style-name="ce86">
            <text:p>13.4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026" table:style-name="ce86">
            <text:p>15.026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547" table:style-name="ce86">
            <text:p>13.54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8808" table:style-name="ce86">
            <text:p>8.808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135" table:style-name="ce86">
            <text:p>17.13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410" table:style-name="ce86">
            <text:p>13.41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060" table:style-name="ce86">
            <text:p>16.0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730" table:style-name="ce86">
            <text:p>11.73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040" table:style-name="ce86">
            <text:p>2.0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36256" table:formula="msoxl:=B17+E17+H17+K17+N17+Q17+T17+W17+Z17+AC17+AF17+AI17" table:style-name="ce90">
            <text:p>136.256</text:p>
          </table:table-cell>
          <table:table-cell office:value-type="float" office:value="0" table:formula="msoxl:=C17+F17+I17+L17+O17+R17+U17+X17+AA17+AD17+AG17+AJ17" table:style-name="ce91">
            <text:p>0</text:p>
          </table:table-cell>
          <table:table-cell office:value-type="float" office:value="0" table:formula="msoxl:=D17+G17+J17+M17+P17+S17+V17+Y17+AB17+AE17+AH17+AK17" table:style-name="ce92">
            <text:p>0</text:p>
          </table:table-cell>
          <table:table-cell table:number-columns-repeated="16344"/>
        </table:table-row>
        <table:table-row table:style-name="ro3">
          <table:table-cell office:value-type="string" table:style-name="ce99">
            <text:p>RECREIO</text:p>
          </table:table-cell>
          <table:table-cell office:value-type="float" office:value="116160" table:style-name="ce83">
            <text:p>116.160</text:p>
          </table:table-cell>
          <table:table-cell office:value-type="float" office:value="412880" table:style-name="ce84">
            <text:p>412.880</text:p>
          </table:table-cell>
          <table:table-cell office:value-type="float" office:value="543640" table:style-name="ce89">
            <text:p>543.64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69870" table:style-name="ce86">
            <text:p>69.870</text:p>
          </table:table-cell>
          <table:table-cell office:value-type="float" office:value="282220" table:style-name="ce88">
            <text:p>282.220</text:p>
          </table:table-cell>
          <table:table-cell office:value-type="float" office:value="281765" table:style-name="ce89">
            <text:p>281.765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86030" table:formula="msoxl:=B18+E18+H18+K18+N18+Q18+T18+W18+Z18+AC18+AF18+AI18" table:style-name="ce90">
            <text:p>186.030</text:p>
          </table:table-cell>
          <table:table-cell office:value-type="float" office:value="695100" table:formula="msoxl:=C18+F18+I18+L18+O18+R18+U18+X18+AA18+AD18+AG18+AJ18" table:style-name="ce91">
            <text:p>695.100</text:p>
          </table:table-cell>
          <table:table-cell office:value-type="float" office:value="825405" table:formula="msoxl:=D18+G18+J18+M18+P18+S18+V18+Y18+AB18+AE18+AH18+AK18" table:style-name="ce92">
            <text:p>825.405</text:p>
          </table:table-cell>
          <table:table-cell table:number-columns-repeated="16344"/>
        </table:table-row>
        <table:table-row table:style-name="ro3">
          <table:table-cell office:value-type="string" table:style-name="ce74">
            <text:p>TOTAL GERAL</text:p>
          </table:table-cell>
          <table:table-cell office:value-type="float" office:value="171803" table:formula="msoxl:=SUM(B4:B18)" table:style-name="ce10">
            <text:p>171.803</text:p>
          </table:table-cell>
          <table:table-cell office:value-type="float" office:value="412880" table:formula="msoxl:=SUM(C4:C18)" table:style-name="ce75">
            <text:p>412.880</text:p>
          </table:table-cell>
          <table:table-cell office:value-type="float" office:value="585603" table:formula="msoxl:=SUM(D4:D18)" table:style-name="ce11">
            <text:p>585.603</text:p>
          </table:table-cell>
          <table:table-cell office:value-type="float" office:value="13886709" table:formula="msoxl:=SUM(E4:E18)" table:style-name="ce10">
            <text:p>13.886.709</text:p>
          </table:table-cell>
          <table:table-cell office:value-type="float" office:value="6703690" table:formula="msoxl:=SUM(F4:F18)" table:style-name="ce75">
            <text:p>6.703.690</text:p>
          </table:table-cell>
          <table:table-cell office:value-type="float" office:value="8926812" table:formula="msoxl:=SUM(G4:G18)" table:style-name="ce11">
            <text:p>8.926.812</text:p>
          </table:table-cell>
          <table:table-cell office:value-type="float" office:value="18264533" table:formula="msoxl:=SUM(H4:H18)" table:style-name="ce10">
            <text:p>18.264.533</text:p>
          </table:table-cell>
          <table:table-cell office:value-type="float" office:value="8799532" table:formula="msoxl:=SUM(I4:I18)" table:style-name="ce75">
            <text:p>8.799.532</text:p>
          </table:table-cell>
          <table:table-cell office:value-type="float" office:value="12713180" table:formula="msoxl:=SUM(J4:J18)" table:style-name="ce11">
            <text:p>12.713.180</text:p>
          </table:table-cell>
          <table:table-cell office:value-type="float" office:value="15679794" table:formula="msoxl:=SUM(K4:K18)" table:style-name="ce10">
            <text:p>15.679.794</text:p>
          </table:table-cell>
          <table:table-cell office:value-type="float" office:value="8273905" table:formula="msoxl:=SUM(L4:L18)" table:style-name="ce75">
            <text:p>8.273.905</text:p>
          </table:table-cell>
          <table:table-cell office:value-type="float" office:value="10380816" table:formula="msoxl:=SUM(M4:M18)" table:style-name="ce11">
            <text:p>10.380.816</text:p>
          </table:table-cell>
          <table:table-cell office:value-type="float" office:value="16161830" table:formula="msoxl:=SUM(N4:N18)" table:style-name="ce10">
            <text:p>16.161.830</text:p>
          </table:table-cell>
          <table:table-cell office:value-type="float" office:value="8936516" table:formula="msoxl:=SUM(O4:O18)" table:style-name="ce75">
            <text:p>8.936.516</text:p>
          </table:table-cell>
          <table:table-cell office:value-type="float" office:value="14503967" table:formula="msoxl:=SUM(P4:P18)" table:style-name="ce11">
            <text:p>14.503.967</text:p>
          </table:table-cell>
          <table:table-cell office:value-type="float" office:value="13945318" table:formula="msoxl:=SUM(Q4:Q18)" table:style-name="ce10">
            <text:p>13.945.318</text:p>
          </table:table-cell>
          <table:table-cell office:value-type="float" office:value="7620037" table:formula="msoxl:=SUM(R4:R18)" table:style-name="ce75">
            <text:p>7.620.037</text:p>
          </table:table-cell>
          <table:table-cell office:value-type="float" office:value="12045628" table:formula="msoxl:=SUM(S4:S18)" table:style-name="ce11">
            <text:p>12.045.628</text:p>
          </table:table-cell>
          <table:table-cell office:value-type="float" office:value="15122970" table:formula="msoxl:=SUM(T4:T18)" table:style-name="ce10">
            <text:p>15.122.970</text:p>
          </table:table-cell>
          <table:table-cell office:value-type="float" office:value="5891050" table:formula="msoxl:=SUM(U4:U18)" table:style-name="ce75">
            <text:p>5.891.050</text:p>
          </table:table-cell>
          <table:table-cell office:value-type="float" office:value="5040060" table:formula="msoxl:=SUM(V4:V18)" table:style-name="ce11">
            <text:p>5.040.060</text:p>
          </table:table-cell>
          <table:table-cell office:value-type="float" office:value="16872261" table:formula="msoxl:=SUM(W4:W18)" table:style-name="ce10">
            <text:p>16.872.261</text:p>
          </table:table-cell>
          <table:table-cell office:value-type="float" office:value="9063551" table:formula="msoxl:=SUM(X4:X18)" table:style-name="ce75">
            <text:p>9.063.551</text:p>
          </table:table-cell>
          <table:table-cell office:value-type="float" office:value="14616085" table:formula="msoxl:=SUM(Y4:Y18)" table:style-name="ce11">
            <text:p>14.616.085</text:p>
          </table:table-cell>
          <table:table-cell office:value-type="float" office:value="13914816" table:formula="msoxl:=SUM(Z4:Z18)" table:style-name="ce10">
            <text:p>13.914.816</text:p>
          </table:table-cell>
          <table:table-cell office:value-type="float" office:value="7676117" table:formula="msoxl:=SUM(AA4:AA18)" table:style-name="ce75">
            <text:p>7.676.117</text:p>
          </table:table-cell>
          <table:table-cell office:value-type="float" office:value="12438860" table:formula="msoxl:=SUM(AB4:AB18)" table:style-name="ce11">
            <text:p>12.438.860</text:p>
          </table:table-cell>
          <table:table-cell office:value-type="float" office:value="15840976" table:formula="msoxl:=SUM(AC4:AC18)" table:style-name="ce10">
            <text:p>15.840.976</text:p>
          </table:table-cell>
          <table:table-cell office:value-type="float" office:value="8143875" table:formula="msoxl:=SUM(AD4:AD18)" table:style-name="ce75">
            <text:p>8.143.875</text:p>
          </table:table-cell>
          <table:table-cell office:value-type="float" office:value="12777039" table:formula="msoxl:=SUM(AE4:AE18)" table:style-name="ce11">
            <text:p>12.777.039</text:p>
          </table:table-cell>
          <table:table-cell office:value-type="float" office:value="12954582" table:formula="msoxl:=SUM(AF4:AF18)" table:style-name="ce10">
            <text:p>12.954.582</text:p>
          </table:table-cell>
          <table:table-cell office:value-type="float" office:value="6951864" table:formula="msoxl:=SUM(AG4:AG18)" table:style-name="ce75">
            <text:p>6.951.864</text:p>
          </table:table-cell>
          <table:table-cell office:value-type="float" office:value="10797295" table:formula="msoxl:=SUM(AH4:AH18)" table:style-name="ce11">
            <text:p>10.797.295</text:p>
          </table:table-cell>
          <table:table-cell office:value-type="float" office:value="10941935" table:formula="msoxl:=SUM(AI4:AI18)" table:style-name="ce10">
            <text:p>10.941.935</text:p>
          </table:table-cell>
          <table:table-cell office:value-type="float" office:value="2991467" table:formula="msoxl:=SUM(AJ4:AJ18)" table:style-name="ce75">
            <text:p>2.991.467</text:p>
          </table:table-cell>
          <table:table-cell office:value-type="float" office:value="4217812" table:formula="msoxl:=SUM(AK4:AK18)" table:style-name="ce11">
            <text:p>4.217.812</text:p>
          </table:table-cell>
          <table:table-cell office:value-type="float" office:value="163757527" table:formula="msoxl:=SUM(AL4:AL18)" table:style-name="ce101">
            <text:p>163.757.527</text:p>
          </table:table-cell>
          <table:table-cell office:value-type="float" office:value="81464484" table:formula="msoxl:=SUM(AM4:AM18)" table:style-name="ce102">
            <text:p>81.464.484</text:p>
          </table:table-cell>
          <table:table-cell office:value-type="float" office:value="119043157" table:formula="msoxl:=SUM(AN4:AN18)" table:style-name="ce103">
            <text:p>119.043.157</text:p>
          </table:table-cell>
          <table:table-cell table:number-columns-repeated="16344"/>
        </table:table-row>
        <table:table-row table:number-rows-repeated="1048557" table:style-name="ro3">
          <table:table-cell table:number-columns-repeated="16384"/>
        </table:table-row>
      </table:table>
      <table:table table:name="2013" table:style-name="ta2">
        <table:table-column table:style-name="co8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16344" table:default-cell-style-name="ce1"/>
        <table:table-row table:style-name="ro1">
          <table:table-cell office:value-type="string" table:number-columns-spanned="40" table:number-rows-spanned="1" table:style-name="ce15">
            <text:p>TOTAL MENSAL REFEIÇÕES SERVIDAS POR TIPO DE UNIDADE E GESTÃO - 2013</text:p>
          </table:table-cell>
          <table:covered-table-cell table:number-columns-repeated="39"/>
          <table:table-cell table:number-columns-repeated="16344"/>
        </table:table-row>
        <table:table-row table:style-name="ro1">
          <table:table-cell office:value-type="string" table:number-columns-spanned="1" table:number-rows-spanned="2" table:style-name="ce16">
            <text:p>TIPOS DE UNIDADES</text:p>
          </table:table-cell>
          <table:table-cell office:value-type="string" table:number-columns-spanned="3" table:number-rows-spanned="1" table:style-name="ce17">
            <text:p>JAN</text:p>
          </table:table-cell>
          <table:covered-table-cell table:number-columns-repeated="2"/>
          <table:table-cell office:value-type="string" table:number-columns-spanned="3" table:number-rows-spanned="1" table:style-name="ce18">
            <text:p>FEV</text:p>
          </table:table-cell>
          <table:covered-table-cell table:number-columns-repeated="2"/>
          <table:table-cell office:value-type="string" table:number-columns-spanned="3" table:number-rows-spanned="1" table:style-name="ce18">
            <text:p>MAR</text:p>
          </table:table-cell>
          <table:covered-table-cell table:number-columns-repeated="2"/>
          <table:table-cell office:value-type="string" table:number-columns-spanned="3" table:number-rows-spanned="1" table:style-name="ce18">
            <text:p>ABR</text:p>
          </table:table-cell>
          <table:covered-table-cell table:number-columns-repeated="2"/>
          <table:table-cell office:value-type="string" table:number-columns-spanned="3" table:number-rows-spanned="1" table:style-name="ce18">
            <text:p>MAI</text:p>
          </table:table-cell>
          <table:covered-table-cell table:number-columns-repeated="2"/>
          <table:table-cell office:value-type="string" table:number-columns-spanned="3" table:number-rows-spanned="1" table:style-name="ce18">
            <text:p>JUN</text:p>
          </table:table-cell>
          <table:covered-table-cell table:number-columns-repeated="2"/>
          <table:table-cell office:value-type="string" table:number-columns-spanned="3" table:number-rows-spanned="1" table:style-name="ce18">
            <text:p>JUL</text:p>
          </table:table-cell>
          <table:covered-table-cell table:number-columns-repeated="2"/>
          <table:table-cell office:value-type="string" table:number-columns-spanned="3" table:number-rows-spanned="1" table:style-name="ce18">
            <text:p>AGO</text:p>
          </table:table-cell>
          <table:covered-table-cell table:number-columns-repeated="2"/>
          <table:table-cell office:value-type="string" table:number-columns-spanned="3" table:number-rows-spanned="1" table:style-name="ce52">
            <text:p>SET</text:p>
          </table:table-cell>
          <table:covered-table-cell table:number-columns-repeated="2"/>
          <table:table-cell office:value-type="string" table:number-columns-spanned="3" table:number-rows-spanned="1" table:style-name="ce52">
            <text:p>OUT</text:p>
          </table:table-cell>
          <table:covered-table-cell table:number-columns-repeated="2"/>
          <table:table-cell office:value-type="string" table:number-columns-spanned="3" table:number-rows-spanned="1" table:style-name="ce52">
            <text:p>NOV</text:p>
          </table:table-cell>
          <table:covered-table-cell table:number-columns-repeated="2"/>
          <table:table-cell office:value-type="string" table:number-columns-spanned="3" table:number-rows-spanned="1" table:style-name="ce80">
            <text:p>DEZ</text:p>
          </table:table-cell>
          <table:covered-table-cell table:number-columns-repeated="2"/>
          <table:table-cell office:value-type="string" table:number-columns-spanned="3" table:number-rows-spanned="1" table:style-name="ce81">
            <text:p>TOTAL</text:p>
          </table:table-cell>
          <table:covered-table-cell table:number-columns-repeated="2"/>
          <table:table-cell table:number-columns-repeated="16344"/>
        </table:table-row>
        <table:table-row table:style-name="ro1">
          <table:covered-table-cell/>
          <table:table-cell office:value-type="string" table:style-name="ce55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104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104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104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104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1">
            <text:p>NÃO TERC.</text:p>
          </table:table-cell>
          <table:table-cell office:value-type="string" table:style-name="ce104">
            <text:p>MISTAS</text:p>
          </table:table-cell>
          <table:table-cell office:value-type="string" table:style-name="ce22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57">
            <text:p>TERC.</text:p>
          </table:table-cell>
          <table:table-cell office:value-type="string" table:style-name="ce58">
            <text:p>NÃO TERC.</text:p>
          </table:table-cell>
          <table:table-cell office:value-type="string" table:style-name="ce59">
            <text:p>MISTAS</text:p>
          </table:table-cell>
          <table:table-cell office:value-type="string" table:style-name="ce60">
            <text:p>TERC.</text:p>
          </table:table-cell>
          <table:table-cell table:number-columns-repeated="16344"/>
        </table:table-row>
        <table:table-row table:style-name="ro1">
          <table:table-cell office:value-type="string" table:style-name="ce82">
            <text:p>EMEI<text:s text:c="1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649222" table:style-name="ce106">
            <text:p>649.222</text:p>
          </table:table-cell>
          <table:table-cell office:value-type="float" office:value="1403643" table:style-name="ce107">
            <text:p>1.403.643</text:p>
          </table:table-cell>
          <table:table-cell office:value-type="float" office:value="2088393" table:style-name="ce108">
            <text:p>2.088.393</text:p>
          </table:table-cell>
          <table:table-cell office:value-type="float" office:value="932564" table:style-name="ce106">
            <text:p>932.564</text:p>
          </table:table-cell>
          <table:table-cell office:value-type="float" office:value="2001460" table:style-name="ce107">
            <text:p>2.001.460</text:p>
          </table:table-cell>
          <table:table-cell office:value-type="float" office:value="3302913" table:style-name="ce108">
            <text:p>3.302.913</text:p>
          </table:table-cell>
          <table:table-cell office:value-type="float" office:value="982800" table:style-name="ce106">
            <text:p>982.800</text:p>
          </table:table-cell>
          <table:table-cell office:value-type="float" office:value="2095878" table:style-name="ce107">
            <text:p>2.095.878</text:p>
          </table:table-cell>
          <table:table-cell office:value-type="float" office:value="3415527" table:style-name="ce108">
            <text:p>3.415.527</text:p>
          </table:table-cell>
          <table:table-cell office:value-type="float" office:value="952018" table:style-name="ce106">
            <text:p>952.018</text:p>
          </table:table-cell>
          <table:table-cell office:value-type="float" office:value="2040296" table:style-name="ce107">
            <text:p>2.040.296</text:p>
          </table:table-cell>
          <table:table-cell office:value-type="float" office:value="2511272" table:style-name="ce108">
            <text:p>2.511.272</text:p>
          </table:table-cell>
          <table:table-cell office:value-type="float" office:value="917265" table:style-name="ce106">
            <text:p>917.265</text:p>
          </table:table-cell>
          <table:table-cell office:value-type="float" office:value="1939164" table:style-name="ce107">
            <text:p>1.939.164</text:p>
          </table:table-cell>
          <table:table-cell office:value-type="float" office:value="3215302" table:style-name="ce87">
            <text:p>3.215.302</text:p>
          </table:table-cell>
          <table:table-cell office:value-type="float" office:value="605263" table:style-name="ce83">
            <text:p>605.263</text:p>
          </table:table-cell>
          <table:table-cell office:value-type="float" office:value="1327299" table:style-name="ce88">
            <text:p>1.327.299</text:p>
          </table:table-cell>
          <table:table-cell office:value-type="float" office:value="1474460" table:style-name="ce89">
            <text:p>1.474.460</text:p>
          </table:table-cell>
          <table:table-cell office:value-type="float" office:value="1071655" table:style-name="ce86">
            <text:p>1.071.655</text:p>
          </table:table-cell>
          <table:table-cell office:value-type="float" office:value="2251202" table:style-name="ce88">
            <text:p>2.251.202</text:p>
          </table:table-cell>
          <table:table-cell office:value-type="float" office:value="3558539" table:style-name="ce89">
            <text:p>3.558.539</text:p>
          </table:table-cell>
          <table:table-cell office:value-type="float" office:value="989603" table:style-name="ce86">
            <text:p>989.603</text:p>
          </table:table-cell>
          <table:table-cell office:value-type="float" office:value="2081248" table:style-name="ce88">
            <text:p>2.081.248</text:p>
          </table:table-cell>
          <table:table-cell office:value-type="float" office:value="3407713" table:style-name="ce89">
            <text:p>3.407.713</text:p>
          </table:table-cell>
          <table:table-cell office:value-type="float" office:value="931887" table:style-name="ce86">
            <text:p>931.887</text:p>
          </table:table-cell>
          <table:table-cell office:value-type="float" office:value="2150588" table:style-name="ce88">
            <text:p>2.150.588</text:p>
          </table:table-cell>
          <table:table-cell office:value-type="float" office:value="3277814" table:style-name="ce89">
            <text:p>3.277.814</text:p>
          </table:table-cell>
          <table:table-cell office:value-type="float" office:value="711490" table:style-name="ce86">
            <text:p>711.490</text:p>
          </table:table-cell>
          <table:table-cell office:value-type="float" office:value="1868588" table:style-name="ce88">
            <text:p>1.868.588</text:p>
          </table:table-cell>
          <table:table-cell office:value-type="float" office:value="3083074" table:style-name="ce89">
            <text:p>3.083.074</text:p>
          </table:table-cell>
          <table:table-cell office:value-type="float" office:value="337167" table:style-name="ce86">
            <text:p>337.167</text:p>
          </table:table-cell>
          <table:table-cell office:value-type="float" office:value="1018580" table:style-name="ce88">
            <text:p>1.018.580</text:p>
          </table:table-cell>
          <table:table-cell office:value-type="float" office:value="1276113" table:style-name="ce84">
            <text:p>1.276.113</text:p>
          </table:table-cell>
          <table:table-cell office:value-type="float" office:value="9080934" table:formula="msoxl:=B4+E4+H4+K4+N4+Q4+T4+W4+Z4+AC4+AF4+AI4" table:style-name="ce90">
            <text:p>9.080.934</text:p>
          </table:table-cell>
          <table:table-cell office:value-type="float" office:value="20177946" table:formula="msoxl:=C4+F4+I4+L4+O4+R4+U4+X4+AA4+AD4+AG4+AJ4" table:style-name="ce91">
            <text:p>20.177.946</text:p>
          </table:table-cell>
          <table:table-cell office:value-type="float" office:value="30611120" table:formula="msoxl:=D4+G4+J4+M4+P4+S4+V4+Y4+AB4+AE4+AH4+AK4" table:style-name="ce92">
            <text:p>30.611.120</text:p>
          </table:table-cell>
          <table:table-cell table:number-columns-repeated="16344"/>
        </table:table-row>
        <table:table-row table:style-name="ro1">
          <table:table-cell office:value-type="string" table:style-name="ce93">
            <text:p>EMEF<text:s text:c="1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74536" table:style-name="ce109">
            <text:p>74.536</text:p>
          </table:table-cell>
          <table:table-cell office:value-type="float" office:value="2872282" table:style-name="ce110">
            <text:p>2.872.282</text:p>
          </table:table-cell>
          <table:table-cell office:value-type="float" office:value="4727788" table:style-name="ce105">
            <text:p>4.727.788</text:p>
          </table:table-cell>
          <table:table-cell office:value-type="float" office:value="104280" table:style-name="ce109">
            <text:p>104.280</text:p>
          </table:table-cell>
          <table:table-cell office:value-type="float" office:value="4095820" table:style-name="ce110">
            <text:p>4.095.820</text:p>
          </table:table-cell>
          <table:table-cell office:value-type="float" office:value="7482694" table:style-name="ce105">
            <text:p>7.482.694</text:p>
          </table:table-cell>
          <table:table-cell office:value-type="float" office:value="117453" table:style-name="ce109">
            <text:p>117.453</text:p>
          </table:table-cell>
          <table:table-cell office:value-type="float" office:value="4371280" table:style-name="ce110">
            <text:p>4.371.280</text:p>
          </table:table-cell>
          <table:table-cell office:value-type="float" office:value="7724223" table:style-name="ce105">
            <text:p>7.724.223</text:p>
          </table:table-cell>
          <table:table-cell office:value-type="float" office:value="105273" table:style-name="ce109">
            <text:p>105.273</text:p>
          </table:table-cell>
          <table:table-cell office:value-type="float" office:value="4228828" table:style-name="ce110">
            <text:p>4.228.828</text:p>
          </table:table-cell>
          <table:table-cell office:value-type="float" office:value="5084056" table:style-name="ce105">
            <text:p>5.084.056</text:p>
          </table:table-cell>
          <table:table-cell office:value-type="float" office:value="109174" table:style-name="ce109">
            <text:p>109.174</text:p>
          </table:table-cell>
          <table:table-cell office:value-type="float" office:value="4029556" table:style-name="ce110">
            <text:p>4.029.556</text:p>
          </table:table-cell>
          <table:table-cell office:value-type="float" office:value="7505171" table:style-name="ce85">
            <text:p>7.505.171</text:p>
          </table:table-cell>
          <table:table-cell office:value-type="float" office:value="68662" table:style-name="ce83">
            <text:p>68.662</text:p>
          </table:table-cell>
          <table:table-cell office:value-type="float" office:value="2754644" table:style-name="ce88">
            <text:p>2.754.644</text:p>
          </table:table-cell>
          <table:table-cell office:value-type="float" office:value="3444641" table:style-name="ce89">
            <text:p>3.444.641</text:p>
          </table:table-cell>
          <table:table-cell office:value-type="float" office:value="118492" table:style-name="ce86">
            <text:p>118.492</text:p>
          </table:table-cell>
          <table:table-cell office:value-type="float" office:value="4641900" table:style-name="ce88">
            <text:p>4.641.900</text:p>
          </table:table-cell>
          <table:table-cell office:value-type="float" office:value="8252344" table:style-name="ce89">
            <text:p>8.252.344</text:p>
          </table:table-cell>
          <table:table-cell office:value-type="float" office:value="117101" table:style-name="ce86">
            <text:p>117.101</text:p>
          </table:table-cell>
          <table:table-cell office:value-type="float" office:value="4461270" table:style-name="ce88">
            <text:p>4.461.270</text:p>
          </table:table-cell>
          <table:table-cell office:value-type="float" office:value="8050133" table:style-name="ce89">
            <text:p>8.050.133</text:p>
          </table:table-cell>
          <table:table-cell office:value-type="float" office:value="116563" table:style-name="ce86">
            <text:p>116.563</text:p>
          </table:table-cell>
          <table:table-cell office:value-type="float" office:value="4425385" table:style-name="ce88">
            <text:p>4.425.385</text:p>
          </table:table-cell>
          <table:table-cell office:value-type="float" office:value="7253797" table:style-name="ce89">
            <text:p>7.253.797</text:p>
          </table:table-cell>
          <table:table-cell office:value-type="float" office:value="98136" table:style-name="ce86">
            <text:p>98.136</text:p>
          </table:table-cell>
          <table:table-cell office:value-type="float" office:value="3904653" table:style-name="ce88">
            <text:p>3.904.653</text:p>
          </table:table-cell>
          <table:table-cell office:value-type="float" office:value="6946431" table:style-name="ce89">
            <text:p>6.946.431</text:p>
          </table:table-cell>
          <table:table-cell office:value-type="float" office:value="21183" table:style-name="ce86">
            <text:p>21.183</text:p>
          </table:table-cell>
          <table:table-cell office:value-type="float" office:value="1043335" table:style-name="ce88">
            <text:p>1.043.335</text:p>
          </table:table-cell>
          <table:table-cell office:value-type="float" office:value="1654361" table:style-name="ce84">
            <text:p>1.654.361</text:p>
          </table:table-cell>
          <table:table-cell office:value-type="float" office:value="1050853" table:formula="msoxl:=B5+E5+H5+K5+N5+Q5+T5+W5+Z5+AC5+AF5+AI5" table:style-name="ce90">
            <text:p>1.050.853</text:p>
          </table:table-cell>
          <table:table-cell office:value-type="float" office:value="40828953" table:formula="msoxl:=C5+F5+I5+L5+O5+R5+U5+X5+AA5+AD5+AG5+AJ5" table:style-name="ce91">
            <text:p>40.828.953</text:p>
          </table:table-cell>
          <table:table-cell office:value-type="float" office:value="68125639" table:formula="msoxl:=D5+G5+J5+M5+P5+S5+V5+Y5+AB5+AE5+AH5+AK5" table:style-name="ce92">
            <text:p>68.125.639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LASSE COMUNITARIA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6+E6+H6+K6+N6+Q6+T6+W6+Z6+AC6+AF6+AI6" table:style-name="ce90">
            <text:p>0</text:p>
          </table:table-cell>
          <table:table-cell office:value-type="float" office:value="0" table:formula="msoxl:=C6+F6+I6+L6+O6+R6+U6+X6+AA6+AD6+AG6+AJ6" table:style-name="ce91">
            <text:p>0</text:p>
          </table:table-cell>
          <table:table-cell office:value-type="float" office:value="0" table:formula="msoxl:=D6+G6+J6+M6+P6+S6+V6+Y6+AB6+AE6+AH6+AK6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IEJA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93730" table:style-name="ce109">
            <text:p>93.730</text:p>
          </table:table-cell>
          <table:table-cell office:value-type="float" office:value="18130" table:style-name="ce110">
            <text:p>18.130</text:p>
          </table:table-cell>
          <table:table-cell office:value-type="float" office:value="0" table:style-name="ce105">
            <text:p>0</text:p>
          </table:table-cell>
          <table:table-cell office:value-type="float" office:value="131900" table:style-name="ce109">
            <text:p>131.900</text:p>
          </table:table-cell>
          <table:table-cell office:value-type="float" office:value="25900" table:style-name="ce110">
            <text:p>25.900</text:p>
          </table:table-cell>
          <table:table-cell office:value-type="float" office:value="0" table:style-name="ce105">
            <text:p>0</text:p>
          </table:table-cell>
          <table:table-cell office:value-type="float" office:value="136941" table:style-name="ce109">
            <text:p>136.941</text:p>
          </table:table-cell>
          <table:table-cell office:value-type="float" office:value="25641" table:style-name="ce110">
            <text:p>25.641</text:p>
          </table:table-cell>
          <table:table-cell office:value-type="float" office:value="0" table:style-name="ce105">
            <text:p>0</text:p>
          </table:table-cell>
          <table:table-cell office:value-type="float" office:value="140548" table:style-name="ce109">
            <text:p>140.548</text:p>
          </table:table-cell>
          <table:table-cell office:value-type="float" office:value="25260" table:style-name="ce110">
            <text:p>25.260</text:p>
          </table:table-cell>
          <table:table-cell office:value-type="float" office:value="0" table:style-name="ce105">
            <text:p>0</text:p>
          </table:table-cell>
          <table:table-cell office:value-type="float" office:value="124431" table:style-name="ce109">
            <text:p>124.431</text:p>
          </table:table-cell>
          <table:table-cell office:value-type="float" office:value="23104" table:style-name="ce110">
            <text:p>23.104</text:p>
          </table:table-cell>
          <table:table-cell office:value-type="float" office:value="0" table:style-name="ce85">
            <text:p>0</text:p>
          </table:table-cell>
          <table:table-cell office:value-type="float" office:value="84373" table:style-name="ce83">
            <text:p>84.373</text:p>
          </table:table-cell>
          <table:table-cell office:value-type="float" office:value="14616" table:style-name="ce88">
            <text:p>14.616</text:p>
          </table:table-cell>
          <table:table-cell office:value-type="float" office:value="0" table:style-name="ce89">
            <text:p>0</text:p>
          </table:table-cell>
          <table:table-cell office:value-type="float" office:value="133517" table:style-name="ce86">
            <text:p>133.517</text:p>
          </table:table-cell>
          <table:table-cell office:value-type="float" office:value="27522" table:style-name="ce88">
            <text:p>27.522</text:p>
          </table:table-cell>
          <table:table-cell office:value-type="float" office:value="0" table:style-name="ce89">
            <text:p>0</text:p>
          </table:table-cell>
          <table:table-cell office:value-type="float" office:value="124265" table:style-name="ce86">
            <text:p>124.265</text:p>
          </table:table-cell>
          <table:table-cell office:value-type="float" office:value="25020" table:style-name="ce88">
            <text:p>25.020</text:p>
          </table:table-cell>
          <table:table-cell office:value-type="float" office:value="0" table:style-name="ce89">
            <text:p>0</text:p>
          </table:table-cell>
          <table:table-cell office:value-type="float" office:value="140860" table:style-name="ce86">
            <text:p>140.860</text:p>
          </table:table-cell>
          <table:table-cell office:value-type="float" office:value="26730" table:style-name="ce88">
            <text:p>26.730</text:p>
          </table:table-cell>
          <table:table-cell office:value-type="float" office:value="0" table:style-name="ce89">
            <text:p>0</text:p>
          </table:table-cell>
          <table:table-cell office:value-type="float" office:value="120201" table:style-name="ce86">
            <text:p>120.201</text:p>
          </table:table-cell>
          <table:table-cell office:value-type="float" office:value="20664" table:style-name="ce88">
            <text:p>20.664</text:p>
          </table:table-cell>
          <table:table-cell office:value-type="float" office:value="0" table:style-name="ce89">
            <text:p>0</text:p>
          </table:table-cell>
          <table:table-cell office:value-type="float" office:value="31580" table:style-name="ce86">
            <text:p>31.580</text:p>
          </table:table-cell>
          <table:table-cell office:value-type="float" office:value="5835" table:style-name="ce88">
            <text:p>5.835</text:p>
          </table:table-cell>
          <table:table-cell office:value-type="float" office:value="0" table:style-name="ce84">
            <text:p>0</text:p>
          </table:table-cell>
          <table:table-cell office:value-type="float" office:value="1262346" table:formula="msoxl:=B7+E7+H7+K7+N7+Q7+T7+W7+Z7+AC7+AF7+AI7" table:style-name="ce90">
            <text:p>1.262.346</text:p>
          </table:table-cell>
          <table:table-cell office:value-type="float" office:value="238422" table:formula="msoxl:=C7+F7+I7+L7+O7+R7+U7+X7+AA7+AD7+AG7+AJ7" table:style-name="ce91">
            <text:p>238.422</text:p>
          </table:table-cell>
          <table:table-cell office:value-type="float" office:value="0" table:formula="msoxl:=D7+G7+J7+M7+P7+S7+V7+Y7+AB7+AE7+AH7+AK7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EME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1214" table:style-name="ce110">
            <text:p>11.214</text:p>
          </table:table-cell>
          <table:table-cell office:value-type="float" office:value="15021" table:style-name="ce105">
            <text:p>15.021</text:p>
          </table:table-cell>
          <table:table-cell office:value-type="float" office:value="0" table:style-name="ce109">
            <text:p>0</text:p>
          </table:table-cell>
          <table:table-cell office:value-type="float" office:value="16020" table:style-name="ce110">
            <text:p>16.020</text:p>
          </table:table-cell>
          <table:table-cell office:value-type="float" office:value="26315" table:style-name="ce105">
            <text:p>26.315</text:p>
          </table:table-cell>
          <table:table-cell office:value-type="float" office:value="0" table:style-name="ce109">
            <text:p>0</text:p>
          </table:table-cell>
          <table:table-cell office:value-type="float" office:value="19255" table:style-name="ce110">
            <text:p>19.255</text:p>
          </table:table-cell>
          <table:table-cell office:value-type="float" office:value="27438" table:style-name="ce105">
            <text:p>27.438</text:p>
          </table:table-cell>
          <table:table-cell office:value-type="float" office:value="0" table:style-name="ce109">
            <text:p>0</text:p>
          </table:table-cell>
          <table:table-cell office:value-type="float" office:value="18740" table:style-name="ce110">
            <text:p>18.740</text:p>
          </table:table-cell>
          <table:table-cell office:value-type="float" office:value="22480" table:style-name="ce105">
            <text:p>22.480</text:p>
          </table:table-cell>
          <table:table-cell office:value-type="float" office:value="0" table:style-name="ce109">
            <text:p>0</text:p>
          </table:table-cell>
          <table:table-cell office:value-type="float" office:value="17631" table:style-name="ce110">
            <text:p>17.631</text:p>
          </table:table-cell>
          <table:table-cell office:value-type="float" office:value="27103" table:style-name="ce85">
            <text:p>27.103</text:p>
          </table:table-cell>
          <table:table-cell office:value-type="float" office:value="0" table:style-name="ce83">
            <text:p>0</text:p>
          </table:table-cell>
          <table:table-cell office:value-type="float" office:value="11605" table:style-name="ce88">
            <text:p>11.605</text:p>
          </table:table-cell>
          <table:table-cell office:value-type="float" office:value="16494" table:style-name="ce89">
            <text:p>16.494</text:p>
          </table:table-cell>
          <table:table-cell office:value-type="float" office:value="0" table:style-name="ce86">
            <text:p>0</text:p>
          </table:table-cell>
          <table:table-cell office:value-type="float" office:value="20614" table:style-name="ce88">
            <text:p>20.614</text:p>
          </table:table-cell>
          <table:table-cell office:value-type="float" office:value="30193" table:style-name="ce89">
            <text:p>30.193</text:p>
          </table:table-cell>
          <table:table-cell office:value-type="float" office:value="0" table:style-name="ce86">
            <text:p>0</text:p>
          </table:table-cell>
          <table:table-cell office:value-type="float" office:value="18541" table:style-name="ce88">
            <text:p>18.541</text:p>
          </table:table-cell>
          <table:table-cell office:value-type="float" office:value="33864" table:style-name="ce89">
            <text:p>33.864</text:p>
          </table:table-cell>
          <table:table-cell office:value-type="float" office:value="0" table:style-name="ce86">
            <text:p>0</text:p>
          </table:table-cell>
          <table:table-cell office:value-type="float" office:value="18669" table:style-name="ce88">
            <text:p>18.669</text:p>
          </table:table-cell>
          <table:table-cell office:value-type="float" office:value="27956" table:style-name="ce89">
            <text:p>27.956</text:p>
          </table:table-cell>
          <table:table-cell office:value-type="float" office:value="0" table:style-name="ce86">
            <text:p>0</text:p>
          </table:table-cell>
          <table:table-cell office:value-type="float" office:value="16428" table:style-name="ce88">
            <text:p>16.428</text:p>
          </table:table-cell>
          <table:table-cell office:value-type="float" office:value="30966" table:style-name="ce89">
            <text:p>30.966</text:p>
          </table:table-cell>
          <table:table-cell office:value-type="float" office:value="0" table:style-name="ce86">
            <text:p>0</text:p>
          </table:table-cell>
          <table:table-cell office:value-type="float" office:value="8810" table:style-name="ce88">
            <text:p>8.810</text:p>
          </table:table-cell>
          <table:table-cell office:value-type="float" office:value="11834" table:style-name="ce84">
            <text:p>11.834</text:p>
          </table:table-cell>
          <table:table-cell office:value-type="float" office:value="0" table:formula="msoxl:=B8+E8+H8+K8+N8+Q8+T8+W8+Z8+AC8+AF8+AI8" table:style-name="ce90">
            <text:p>0</text:p>
          </table:table-cell>
          <table:table-cell office:value-type="float" office:value="177527" table:formula="msoxl:=C8+F8+I8+L8+O8+R8+U8+X8+AA8+AD8+AG8+AJ8" table:style-name="ce91">
            <text:p>177.527</text:p>
          </table:table-cell>
          <table:table-cell office:value-type="float" office:value="269664" table:formula="msoxl:=D8+G8+J8+M8+P8+S8+V8+Y8+AB8+AE8+AH8+AK8" table:style-name="ce92">
            <text:p>269.664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SME CONVÊNIO<text:s text:c="8"/></text:p>
          </table:table-cell>
          <table:table-cell office:value-type="float" office:value="14508" table:style-name="ce83">
            <text:p>14.50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2503" table:style-name="ce109">
            <text:p>32.503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7510" table:style-name="ce109">
            <text:p>37.51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8654" table:style-name="ce109">
            <text:p>38.654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4682" table:style-name="ce109">
            <text:p>34.682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4265" table:style-name="ce109">
            <text:p>34.265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24152" table:style-name="ce83">
            <text:p>24.15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8684" table:style-name="ce86">
            <text:p>38.68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7639" table:style-name="ce86">
            <text:p>37.63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0899" table:style-name="ce86">
            <text:p>40.89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643" table:style-name="ce86">
            <text:p>35.64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201" table:style-name="ce86">
            <text:p>27.20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96340" table:formula="msoxl:=B9+E9+H9+K9+N9+Q9+T9+W9+Z9+AC9+AF9+AI9" table:style-name="ce90">
            <text:p>396.340</text:p>
          </table:table-cell>
          <table:table-cell office:value-type="float" office:value="0" table:formula="msoxl:=C9+F9+I9+L9+O9+R9+U9+X9+AA9+AD9+AG9+AJ9" table:style-name="ce91">
            <text:p>0</text:p>
          </table:table-cell>
          <table:table-cell office:value-type="float" office:value="0" table:formula="msoxl:=D9+G9+J9+M9+P9+S9+V9+Y9+AB9+AE9+AH9+AK9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EU GESTÃO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23751" table:style-name="ce110">
            <text:p>23.751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22059" table:style-name="ce110">
            <text:p>22.059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3932" table:style-name="ce88">
            <text:p>13.932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2460" table:style-name="ce88">
            <text:p>32.46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29001" table:style-name="ce88">
            <text:p>29.001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27710" table:style-name="ce88">
            <text:p>27.71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23408" table:style-name="ce88">
            <text:p>23.408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000" table:style-name="ce88">
            <text:p>6.00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0+E10+H10+K10+N10+Q10+T10+W10+Z10+AC10+AF10+AI10" table:style-name="ce90">
            <text:p>0</text:p>
          </table:table-cell>
          <table:table-cell office:value-type="float" office:value="178321" table:formula="msoxl:=C10+F10+I10+L10+O10+R10+U10+X10+AA10+AD10+AG10+AJ10" table:style-name="ce91">
            <text:p>178.321</text:p>
          </table:table-cell>
          <table:table-cell office:value-type="float" office:value="0" table:formula="msoxl:=D10+G10+J10+M10+P10+S10+V10+Y10+AB10+AE10+AH10+AK10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EMEI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60825" table:style-name="ce105">
            <text:p>60.825</text:p>
          </table:table-cell>
          <table:table-cell office:value-type="float" office:value="399560" table:style-name="ce109">
            <text:p>399.560</text:p>
          </table:table-cell>
          <table:table-cell office:value-type="float" office:value="1166830" table:style-name="ce110">
            <text:p>1.166.830</text:p>
          </table:table-cell>
          <table:table-cell office:value-type="float" office:value="1502069" table:style-name="ce105">
            <text:p>1.502.069</text:p>
          </table:table-cell>
          <table:table-cell office:value-type="float" office:value="0" table:style-name="ce109">
            <text:p>0</text:p>
          </table:table-cell>
          <table:table-cell office:value-type="float" office:value="8100" table:style-name="ce110">
            <text:p>8.10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65195" table:style-name="ce110">
            <text:p>65.195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52915" table:style-name="ce110">
            <text:p>52.915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57475" table:style-name="ce110">
            <text:p>57.475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6060" table:style-name="ce88">
            <text:p>36.06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1050" table:style-name="ce88">
            <text:p>61.05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8170" table:style-name="ce88">
            <text:p>58.17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1270" table:style-name="ce88">
            <text:p>61.27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3485" table:style-name="ce88">
            <text:p>53.48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6205" table:style-name="ce88">
            <text:p>36.205</text:p>
          </table:table-cell>
          <table:table-cell office:value-type="float" office:value="0" table:style-name="ce84">
            <text:p>0</text:p>
          </table:table-cell>
          <table:table-cell office:value-type="float" office:value="399560" table:formula="msoxl:=B11+E11+H11+K11+N11+Q11+T11+W11+Z11+AC11+AF11+AI11" table:style-name="ce90">
            <text:p>399.560</text:p>
          </table:table-cell>
          <table:table-cell office:value-type="float" office:value="1656755" table:formula="msoxl:=C11+F11+I11+L11+O11+R11+U11+X11+AA11+AD11+AG11+AJ11" table:style-name="ce91">
            <text:p>1.656.755</text:p>
          </table:table-cell>
          <table:table-cell office:value-type="float" office:value="1562894" table:formula="msoxl:=D11+G11+J11+M11+P11+S11+V11+Y11+AB11+AE11+AH11+AK11" table:style-name="ce92">
            <text:p>1.562.894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EI MUNICIPAL<text:s text:c="7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5670" table:style-name="ce110">
            <text:p>5.670</text:p>
          </table:table-cell>
          <table:table-cell office:value-type="float" office:value="0" table:style-name="ce105">
            <text:p>0</text:p>
          </table:table-cell>
          <table:table-cell office:value-type="float" office:value="573230" table:style-name="ce109">
            <text:p>573.230</text:p>
          </table:table-cell>
          <table:table-cell office:value-type="float" office:value="1672775" table:style-name="ce110">
            <text:p>1.672.775</text:p>
          </table:table-cell>
          <table:table-cell office:value-type="float" office:value="2309433" table:style-name="ce105">
            <text:p>2.309.433</text:p>
          </table:table-cell>
          <table:table-cell office:value-type="float" office:value="572495" table:style-name="ce109">
            <text:p>572.495</text:p>
          </table:table-cell>
          <table:table-cell office:value-type="float" office:value="1692568" table:style-name="ce110">
            <text:p>1.692.568</text:p>
          </table:table-cell>
          <table:table-cell office:value-type="float" office:value="2382869" table:style-name="ce105">
            <text:p>2.382.869</text:p>
          </table:table-cell>
          <table:table-cell office:value-type="float" office:value="498635" table:style-name="ce109">
            <text:p>498.635</text:p>
          </table:table-cell>
          <table:table-cell office:value-type="float" office:value="1566405" table:style-name="ce110">
            <text:p>1.566.405</text:p>
          </table:table-cell>
          <table:table-cell office:value-type="float" office:value="1788159" table:style-name="ce105">
            <text:p>1.788.159</text:p>
          </table:table-cell>
          <table:table-cell office:value-type="float" office:value="475910" table:style-name="ce109">
            <text:p>475.910</text:p>
          </table:table-cell>
          <table:table-cell office:value-type="float" office:value="1517407" table:style-name="ce110">
            <text:p>1.517.407</text:p>
          </table:table-cell>
          <table:table-cell office:value-type="float" office:value="2275157" table:style-name="ce85">
            <text:p>2.275.157</text:p>
          </table:table-cell>
          <table:table-cell office:value-type="float" office:value="329534" table:style-name="ce83">
            <text:p>329.534</text:p>
          </table:table-cell>
          <table:table-cell office:value-type="float" office:value="1047084" table:style-name="ce88">
            <text:p>1.047.084</text:p>
          </table:table-cell>
          <table:table-cell office:value-type="float" office:value="1277454" table:style-name="ce89">
            <text:p>1.277.454</text:p>
          </table:table-cell>
          <table:table-cell office:value-type="float" office:value="555080" table:style-name="ce86">
            <text:p>555.080</text:p>
          </table:table-cell>
          <table:table-cell office:value-type="float" office:value="1807395" table:style-name="ce88">
            <text:p>1.807.395</text:p>
          </table:table-cell>
          <table:table-cell office:value-type="float" office:value="2492264" table:style-name="ce89">
            <text:p>2.492.264</text:p>
          </table:table-cell>
          <table:table-cell office:value-type="float" office:value="536511" table:style-name="ce86">
            <text:p>536.511</text:p>
          </table:table-cell>
          <table:table-cell office:value-type="float" office:value="1706813" table:style-name="ce88">
            <text:p>1.706.813</text:p>
          </table:table-cell>
          <table:table-cell office:value-type="float" office:value="2334673" table:style-name="ce89">
            <text:p>2.334.673</text:p>
          </table:table-cell>
          <table:table-cell office:value-type="float" office:value="571354" table:style-name="ce86">
            <text:p>571.354</text:p>
          </table:table-cell>
          <table:table-cell office:value-type="float" office:value="1777329" table:style-name="ce88">
            <text:p>1.777.329</text:p>
          </table:table-cell>
          <table:table-cell office:value-type="float" office:value="2266013" table:style-name="ce89">
            <text:p>2.266.013</text:p>
          </table:table-cell>
          <table:table-cell office:value-type="float" office:value="481290" table:style-name="ce86">
            <text:p>481.290</text:p>
          </table:table-cell>
          <table:table-cell office:value-type="float" office:value="1528811" table:style-name="ce88">
            <text:p>1.528.811</text:p>
          </table:table-cell>
          <table:table-cell office:value-type="float" office:value="2112536" table:style-name="ce89">
            <text:p>2.112.536</text:p>
          </table:table-cell>
          <table:table-cell office:value-type="float" office:value="268894" table:style-name="ce86">
            <text:p>268.894</text:p>
          </table:table-cell>
          <table:table-cell office:value-type="float" office:value="1037740" table:style-name="ce88">
            <text:p>1.037.740</text:p>
          </table:table-cell>
          <table:table-cell office:value-type="float" office:value="1154282" table:style-name="ce84">
            <text:p>1.154.282</text:p>
          </table:table-cell>
          <table:table-cell office:value-type="float" office:value="4862933" table:formula="msoxl:=B12+E12+H12+K12+N12+Q12+T12+W12+Z12+AC12+AF12+AI12" table:style-name="ce90">
            <text:p>4.862.933</text:p>
          </table:table-cell>
          <table:table-cell office:value-type="float" office:value="15359997" table:formula="msoxl:=C12+F12+I12+L12+O12+R12+U12+X12+AA12+AD12+AG12+AJ12" table:style-name="ce91">
            <text:p>15.359.997</text:p>
          </table:table-cell>
          <table:table-cell office:value-type="float" office:value="20392840" table:formula="msoxl:=D12+G12+J12+M12+P12+S12+V12+Y12+AB12+AE12+AH12+AK12" table:style-name="ce92">
            <text:p>20.392.84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EI CONVENIADO<text:s text:c="5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1175020" table:style-name="ce109">
            <text:p>11.175.02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4775321" table:style-name="ce109">
            <text:p>14.775.321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5644900" table:style-name="ce109">
            <text:p>15.644.9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3220154" table:style-name="ce109">
            <text:p>13.220.154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2611904" table:style-name="ce109">
            <text:p>12.611.904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1917103" table:style-name="ce83">
            <text:p>11.917.10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704624" table:style-name="ce86">
            <text:p>14.704.62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050789" table:style-name="ce86">
            <text:p>14.050.78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740210" table:style-name="ce86">
            <text:p>14.740.21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2851055" table:style-name="ce86">
            <text:p>12.851.05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579016" table:style-name="ce86">
            <text:p>13.579.01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49270096" table:formula="msoxl:=B13+E13+H13+K13+N13+Q13+T13+W13+Z13+AC13+AF13+AI13" table:style-name="ce90">
            <text:p>149.270.096</text:p>
          </table:table-cell>
          <table:table-cell office:value-type="float" office:value="0" table:formula="msoxl:=C13+F13+I13+L13+O13+R13+U13+X13+AA13+AD13+AG13+AJ13" table:style-name="ce91">
            <text:p>0</text:p>
          </table:table-cell>
          <table:table-cell office:value-type="float" office:value="0" table:formula="msoxl:=D13+G13+J13+M13+P13+S13+V13+Y13+AB13+AE13+AH13+AK13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FUNCIONARIO CEI CONVENIADO<text:s text:c="6"/>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398016" table:style-name="ce109">
            <text:p>398.016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503200" table:style-name="ce109">
            <text:p>503.2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559746" table:style-name="ce109">
            <text:p>559.746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514280" table:style-name="ce109">
            <text:p>514.28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484708" table:style-name="ce109">
            <text:p>484.708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499785" table:style-name="ce83">
            <text:p>499.78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46357" table:style-name="ce86">
            <text:p>546.357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21400" table:style-name="ce86">
            <text:p>521.4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50053" table:style-name="ce86">
            <text:p>550.05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73940" table:style-name="ce86">
            <text:p>473.9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02056" table:style-name="ce86">
            <text:p>502.05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5553541" table:formula="msoxl:=B14+E14+H14+K14+N14+Q14+T14+W14+Z14+AC14+AF14+AI14" table:style-name="ce90">
            <text:p>5.553.541</text:p>
          </table:table-cell>
          <table:table-cell office:value-type="float" office:value="0" table:formula="msoxl:=C14+F14+I14+L14+O14+R14+U14+X14+AA14+AD14+AG14+AJ14" table:style-name="ce91">
            <text:p>0</text:p>
          </table:table-cell>
          <table:table-cell office:value-type="float" office:value="0" table:formula="msoxl:=D14+G14+J14+M14+P14+S14+V14+Y14+AB14+AE14+AH14+AK14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PROJETO CECI</text:p>
          </table:table-cell>
          <table:table-cell office:value-type="float" office:value="24675" table:style-name="ce83">
            <text:p>24.67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8105" table:style-name="ce109">
            <text:p>18.105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21200" table:style-name="ce109">
            <text:p>21.2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24990" table:style-name="ce109">
            <text:p>24.99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26145" table:style-name="ce109">
            <text:p>26.145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26700" table:style-name="ce109">
            <text:p>26.7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25170" table:style-name="ce83">
            <text:p>25.17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735" table:style-name="ce86">
            <text:p>29.73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8770" table:style-name="ce86">
            <text:p>28.77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0610" table:style-name="ce86">
            <text:p>30.61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6885" table:style-name="ce86">
            <text:p>26.88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1395" table:style-name="ce86">
            <text:p>21.39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04380" table:formula="msoxl:=B15+E15+H15+K15+N15+Q15+T15+W15+Z15+AC15+AF15+AI15" table:style-name="ce90">
            <text:p>304.380</text:p>
          </table:table-cell>
          <table:table-cell office:value-type="float" office:value="0" table:formula="msoxl:=C15+F15+I15+L15+O15+R15+U15+X15+AA15+AD15+AG15+AJ15" table:style-name="ce91">
            <text:p>0</text:p>
          </table:table-cell>
          <table:table-cell office:value-type="float" office:value="0" table:formula="msoxl:=D15+G15+J15+M15+P15+S15+V15+Y15+AB15+AE15+AH15+AK15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CI (*)</text:p>
          </table:table-cell>
          <table:table-cell office:value-type="float" office:value="6330" table:style-name="ce83">
            <text:p>6.330</text:p>
          </table:table-cell>
          <table:table-cell office:value-type="float" office:value="0" table:style-name="ce84">
            <text:p>0</text:p>
          </table:table-cell>
          <table:table-cell office:value-type="float" office:value="205" table:style-name="ce105">
            <text:p>205</text:p>
          </table:table-cell>
          <table:table-cell office:value-type="float" office:value="7130" table:style-name="ce109">
            <text:p>7.130</text:p>
          </table:table-cell>
          <table:table-cell office:value-type="float" office:value="0" table:style-name="ce110">
            <text:p>0</text:p>
          </table:table-cell>
          <table:table-cell office:value-type="float" office:value="1525" table:style-name="ce105">
            <text:p>1.525</text:p>
          </table:table-cell>
          <table:table-cell office:value-type="float" office:value="9480" table:style-name="ce109">
            <text:p>9.480</text:p>
          </table:table-cell>
          <table:table-cell office:value-type="float" office:value="0" table:style-name="ce110">
            <text:p>0</text:p>
          </table:table-cell>
          <table:table-cell office:value-type="float" office:value="2165" table:style-name="ce105">
            <text:p>2.165</text:p>
          </table:table-cell>
          <table:table-cell office:value-type="float" office:value="11330" table:style-name="ce109">
            <text:p>11.330</text:p>
          </table:table-cell>
          <table:table-cell office:value-type="float" office:value="0" table:style-name="ce110">
            <text:p>0</text:p>
          </table:table-cell>
          <table:table-cell office:value-type="float" office:value="2395" table:style-name="ce105">
            <text:p>2.395</text:p>
          </table:table-cell>
          <table:table-cell office:value-type="float" office:value="10400" table:style-name="ce109">
            <text:p>10.400</text:p>
          </table:table-cell>
          <table:table-cell office:value-type="float" office:value="0" table:style-name="ce110">
            <text:p>0</text:p>
          </table:table-cell>
          <table:table-cell office:value-type="float" office:value="2050" table:style-name="ce105">
            <text:p>2.050</text:p>
          </table:table-cell>
          <table:table-cell office:value-type="float" office:value="9540" table:style-name="ce109">
            <text:p>9.540</text:p>
          </table:table-cell>
          <table:table-cell office:value-type="float" office:value="0" table:style-name="ce110">
            <text:p>0</text:p>
          </table:table-cell>
          <table:table-cell office:value-type="float" office:value="2205" table:style-name="ce85">
            <text:p>2.205</text:p>
          </table:table-cell>
          <table:table-cell office:value-type="float" office:value="7080" table:style-name="ce83">
            <text:p>7.080</text:p>
          </table:table-cell>
          <table:table-cell office:value-type="float" office:value="0" table:style-name="ce88">
            <text:p>0</text:p>
          </table:table-cell>
          <table:table-cell office:value-type="float" office:value="1220" table:style-name="ce89">
            <text:p>1.220</text:p>
          </table:table-cell>
          <table:table-cell office:value-type="float" office:value="10850" table:style-name="ce86">
            <text:p>10.850</text:p>
          </table:table-cell>
          <table:table-cell office:value-type="float" office:value="0" table:style-name="ce88">
            <text:p>0</text:p>
          </table:table-cell>
          <table:table-cell office:value-type="float" office:value="2350" table:style-name="ce89">
            <text:p>2.350</text:p>
          </table:table-cell>
          <table:table-cell office:value-type="float" office:value="10790" table:style-name="ce86">
            <text:p>10.790</text:p>
          </table:table-cell>
          <table:table-cell office:value-type="float" office:value="0" table:style-name="ce88">
            <text:p>0</text:p>
          </table:table-cell>
          <table:table-cell office:value-type="float" office:value="2220" table:style-name="ce89">
            <text:p>2.220</text:p>
          </table:table-cell>
          <table:table-cell office:value-type="float" office:value="11685" table:style-name="ce86">
            <text:p>11.685</text:p>
          </table:table-cell>
          <table:table-cell office:value-type="float" office:value="0" table:style-name="ce88">
            <text:p>0</text:p>
          </table:table-cell>
          <table:table-cell office:value-type="float" office:value="2590" table:style-name="ce89">
            <text:p>2.590</text:p>
          </table:table-cell>
          <table:table-cell office:value-type="float" office:value="10815" table:style-name="ce86">
            <text:p>10.815</text:p>
          </table:table-cell>
          <table:table-cell office:value-type="float" office:value="0" table:style-name="ce88">
            <text:p>0</text:p>
          </table:table-cell>
          <table:table-cell office:value-type="float" office:value="2165" table:style-name="ce89">
            <text:p>2.165</text:p>
          </table:table-cell>
          <table:table-cell office:value-type="float" office:value="8165" table:style-name="ce86">
            <text:p>8.165</text:p>
          </table:table-cell>
          <table:table-cell office:value-type="float" office:value="0" table:style-name="ce88">
            <text:p>0</text:p>
          </table:table-cell>
          <table:table-cell office:value-type="float" office:value="1885" table:style-name="ce84">
            <text:p>1.885</text:p>
          </table:table-cell>
          <table:table-cell office:value-type="float" office:value="113595" table:formula="msoxl:=B16+E16+H16+K16+N16+Q16+T16+W16+Z16+AC16+AF16+AI16" table:style-name="ce90">
            <text:p>113.595</text:p>
          </table:table-cell>
          <table:table-cell office:value-type="float" office:value="0" table:formula="msoxl:=C16+F16+I16+L16+O16+R16+U16+X16+AA16+AD16+AG16+AJ16" table:style-name="ce91">
            <text:p>0</text:p>
          </table:table-cell>
          <table:table-cell office:value-type="float" office:value="22975" table:formula="msoxl:=D16+G16+J16+M16+P16+S16+V16+Y16+AB16+AE16+AH16+AK16" table:style-name="ce92">
            <text:p>22.975</text:p>
          </table:table-cell>
          <table:table-cell table:number-columns-repeated="16344"/>
        </table:table-row>
        <table:table-row table:style-name="ro1">
          <table:table-cell office:value-type="string" table:style-name="ce94">
            <text:p>CMCT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9100" table:style-name="ce109">
            <text:p>9.1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4000" table:style-name="ce109">
            <text:p>14.0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4532" table:style-name="ce109">
            <text:p>14.532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3440" table:style-name="ce109">
            <text:p>13.44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12920" table:style-name="ce109">
            <text:p>12.92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8840" table:style-name="ce83">
            <text:p>8.8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960" table:style-name="ce86">
            <text:p>14.9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280" table:style-name="ce86">
            <text:p>14.2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561" table:style-name="ce86">
            <text:p>15.56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295" table:style-name="ce86">
            <text:p>15.29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7380" table:style-name="ce86">
            <text:p>7.3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40308" table:formula="msoxl:=B17+E17+H17+K17+N17+Q17+T17+W17+Z17+AC17+AF17+AI17" table:style-name="ce90">
            <text:p>140.308</text:p>
          </table:table-cell>
          <table:table-cell office:value-type="float" office:value="0" table:formula="msoxl:=C17+F17+I17+L17+O17+R17+U17+X17+AA17+AD17+AG17+AJ17" table:style-name="ce91">
            <text:p>0</text:p>
          </table:table-cell>
          <table:table-cell office:value-type="float" office:value="0" table:formula="msoxl:=D17+G17+J17+M17+P17+S17+V17+Y17+AB17+AE17+AH17+AK17" table:style-name="ce92">
            <text:p>0</text:p>
          </table:table-cell>
          <table:table-cell table:number-columns-repeated="16344"/>
        </table:table-row>
        <table:table-row table:style-name="ro1">
          <table:table-cell office:value-type="string" table:style-name="ce99">
            <text:p>RECREIO</text:p>
          </table:table-cell>
          <table:table-cell office:value-type="float" office:value="88365" table:style-name="ce83">
            <text:p>88.365</text:p>
          </table:table-cell>
          <table:table-cell office:value-type="float" office:value="261259" table:style-name="ce84">
            <text:p>261.259</text:p>
          </table:table-cell>
          <table:table-cell office:value-type="float" office:value="299990" table:style-name="ce105">
            <text:p>299.99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62244" table:style-name="ce83">
            <text:p>62.244</text:p>
          </table:table-cell>
          <table:table-cell office:value-type="float" office:value="268653" table:style-name="ce88">
            <text:p>268.653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50609" table:formula="msoxl:=B18+E18+H18+K18+N18+Q18+T18+W18+Z18+AC18+AF18+AI18" table:style-name="ce90">
            <text:p>150.609</text:p>
          </table:table-cell>
          <table:table-cell office:value-type="float" office:value="529912" table:formula="msoxl:=C18+F18+I18+L18+O18+R18+U18+X18+AA18+AD18+AG18+AJ18" table:style-name="ce91">
            <text:p>529.912</text:p>
          </table:table-cell>
          <table:table-cell office:value-type="float" office:value="299990" table:formula="msoxl:=D18+G18+J18+M18+P18+S18+V18+Y18+AB18+AE18+AH18+AK18" table:style-name="ce92">
            <text:p>299.990</text:p>
          </table:table-cell>
          <table:table-cell table:number-columns-repeated="16344"/>
        </table:table-row>
        <table:table-row table:style-name="ro1">
          <table:table-cell office:value-type="string" table:style-name="ce74">
            <text:p>TOTAL GERAL</text:p>
          </table:table-cell>
          <table:table-cell office:value-type="float" office:value="133878" table:formula="msoxl:=SUM(B4:B18)" table:style-name="ce10">
            <text:p>133.878</text:p>
          </table:table-cell>
          <table:table-cell office:value-type="float" office:value="261259" table:formula="msoxl:=SUM(C4:C18)" table:style-name="ce75">
            <text:p>261.259</text:p>
          </table:table-cell>
          <table:table-cell office:value-type="float" office:value="361020" table:formula="msoxl:=SUM(D4:D18)" table:style-name="ce11">
            <text:p>361.020</text:p>
          </table:table-cell>
          <table:table-cell office:value-type="float" office:value="12856922" table:formula="msoxl:=SUM(E4:E18)" table:style-name="ce10">
            <text:p>12.856.922</text:p>
          </table:table-cell>
          <table:table-cell office:value-type="float" office:value="5477769" table:formula="msoxl:=SUM(F4:F18)" table:style-name="ce75">
            <text:p>5.477.769</text:p>
          </table:table-cell>
          <table:table-cell office:value-type="float" office:value="8334796" table:formula="msoxl:=SUM(G4:G18)" table:style-name="ce11">
            <text:p>8.334.796</text:p>
          </table:table-cell>
          <table:table-cell office:value-type="float" office:value="17102685" table:formula="msoxl:=SUM(H4:H18)" table:style-name="ce10">
            <text:p>17.102.685</text:p>
          </table:table-cell>
          <table:table-cell office:value-type="float" office:value="7820075" table:formula="msoxl:=SUM(I4:I18)" table:style-name="ce75">
            <text:p>7.820.075</text:p>
          </table:table-cell>
          <table:table-cell office:value-type="float" office:value="13123520" table:formula="msoxl:=SUM(J4:J18)" table:style-name="ce11">
            <text:p>13.123.520</text:p>
          </table:table-cell>
          <table:table-cell office:value-type="float" office:value="18103841" table:formula="msoxl:=SUM(K4:K18)" table:style-name="ce10">
            <text:p>18.103.841</text:p>
          </table:table-cell>
          <table:table-cell office:value-type="float" office:value="8269817" table:formula="msoxl:=SUM(L4:L18)" table:style-name="ce75">
            <text:p>8.269.817</text:p>
          </table:table-cell>
          <table:table-cell office:value-type="float" office:value="13552452" table:formula="msoxl:=SUM(M4:M18)" table:style-name="ce11">
            <text:p>13.552.452</text:p>
          </table:table-cell>
          <table:table-cell office:value-type="float" office:value="15515575" table:formula="msoxl:=SUM(N4:N18)" table:style-name="ce10">
            <text:p>15.515.575</text:p>
          </table:table-cell>
          <table:table-cell office:value-type="float" office:value="7956195" table:formula="msoxl:=SUM(O4:O18)" table:style-name="ce75">
            <text:p>7.956.195</text:p>
          </table:table-cell>
          <table:table-cell office:value-type="float" office:value="9408017" table:formula="msoxl:=SUM(P4:P18)" table:style-name="ce11">
            <text:p>9.408.017</text:p>
          </table:table-cell>
          <table:table-cell office:value-type="float" office:value="14806817" table:formula="msoxl:=SUM(Q4:Q18)" table:style-name="ce10">
            <text:p>14.806.817</text:p>
          </table:table-cell>
          <table:table-cell office:value-type="float" office:value="7606396" table:formula="msoxl:=SUM(R4:R18)" table:style-name="ce75">
            <text:p>7.606.396</text:p>
          </table:table-cell>
          <table:table-cell office:value-type="float" office:value="13024938" table:formula="msoxl:=SUM(S4:S18)" table:style-name="ce11">
            <text:p>13.024.938</text:p>
          </table:table-cell>
          <table:table-cell office:value-type="float" office:value="13632206" table:formula="msoxl:=SUM(T4:T18)" table:style-name="ce10">
            <text:p>13.632.206</text:p>
          </table:table-cell>
          <table:table-cell office:value-type="float" office:value="5473893" table:formula="msoxl:=SUM(U4:U18)" table:style-name="ce75">
            <text:p>5.473.893</text:p>
          </table:table-cell>
          <table:table-cell office:value-type="float" office:value="6214269" table:formula="msoxl:=SUM(V4:V18)" table:style-name="ce11">
            <text:p>6.214.269</text:p>
          </table:table-cell>
          <table:table-cell office:value-type="float" office:value="17223954" table:formula="msoxl:=SUM(W4:W18)" table:style-name="ce10">
            <text:p>17.223.954</text:p>
          </table:table-cell>
          <table:table-cell office:value-type="float" office:value="8842143" table:formula="msoxl:=SUM(X4:X18)" table:style-name="ce75">
            <text:p>8.842.143</text:p>
          </table:table-cell>
          <table:table-cell office:value-type="float" office:value="14335690" table:formula="msoxl:=SUM(Y4:Y18)" table:style-name="ce11">
            <text:p>14.335.690</text:p>
          </table:table-cell>
          <table:table-cell office:value-type="float" office:value="16431148" table:formula="msoxl:=SUM(Z4:Z18)" table:style-name="ce10">
            <text:p>16.431.148</text:p>
          </table:table-cell>
          <table:table-cell office:value-type="float" office:value="8380063" table:formula="msoxl:=SUM(AA4:AA18)" table:style-name="ce75">
            <text:p>8.380.063</text:p>
          </table:table-cell>
          <table:table-cell office:value-type="float" office:value="13828603" table:formula="msoxl:=SUM(AB4:AB18)" table:style-name="ce11">
            <text:p>13.828.603</text:p>
          </table:table-cell>
          <table:table-cell office:value-type="float" office:value="17149682" table:formula="msoxl:=SUM(AC4:AC18)" table:style-name="ce10">
            <text:p>17.149.682</text:p>
          </table:table-cell>
          <table:table-cell office:value-type="float" office:value="8487681" table:formula="msoxl:=SUM(AD4:AD18)" table:style-name="ce75">
            <text:p>8.487.681</text:p>
          </table:table-cell>
          <table:table-cell office:value-type="float" office:value="12828170" table:formula="msoxl:=SUM(AE4:AE18)" table:style-name="ce11">
            <text:p>12.828.170</text:p>
          </table:table-cell>
          <table:table-cell office:value-type="float" office:value="14824750" table:formula="msoxl:=SUM(AF4:AF18)" table:style-name="ce10">
            <text:p>14.824.750</text:p>
          </table:table-cell>
          <table:table-cell office:value-type="float" office:value="7416037" table:formula="msoxl:=SUM(AG4:AG18)" table:style-name="ce75">
            <text:p>7.416.037</text:p>
          </table:table-cell>
          <table:table-cell office:value-type="float" office:value="12175172" table:formula="msoxl:=SUM(AH4:AH18)" table:style-name="ce11">
            <text:p>12.175.172</text:p>
          </table:table-cell>
          <table:table-cell office:value-type="float" office:value="14804037" table:formula="msoxl:=SUM(AI4:AI18)" table:style-name="ce10">
            <text:p>14.804.037</text:p>
          </table:table-cell>
          <table:table-cell office:value-type="float" office:value="3156505" table:formula="msoxl:=SUM(AJ4:AJ18)" table:style-name="ce75">
            <text:p>3.156.505</text:p>
          </table:table-cell>
          <table:table-cell office:value-type="float" office:value="4098475" table:formula="msoxl:=SUM(AK4:AK18)" table:style-name="ce11">
            <text:p>4.098.475</text:p>
          </table:table-cell>
          <table:table-cell office:value-type="float" office:value="172585495" table:formula="msoxl:=SUM(AL4:AL18)" table:style-name="ce10">
            <text:p>172.585.495</text:p>
          </table:table-cell>
          <table:table-cell office:value-type="float" office:value="79147833" table:formula="msoxl:=SUM(AM4:AM18)" table:style-name="ce75">
            <text:p>79.147.833</text:p>
          </table:table-cell>
          <table:table-cell office:value-type="float" office:value="121285122" table:formula="msoxl:=SUM(AN4:AN18)" table:style-name="ce11">
            <text:p>121.285.122</text:p>
          </table:table-cell>
          <table:table-cell table:number-columns-repeated="16344"/>
        </table:table-row>
        <table:table-row table:number-rows-repeated="1048557" table:style-name="ro1">
          <table:table-cell table:number-columns-repeated="16384"/>
        </table:table-row>
      </table:table>
      <table:table table:name="2014" table:style-name="ta2">
        <table:table-column table:style-name="co8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44" table:default-cell-style-name="ce1"/>
        <table:table-row table:style-name="ro4">
          <table:table-cell office:value-type="string" table:number-columns-spanned="40" table:number-rows-spanned="1" table:style-name="ce15">
            <text:p>TOTAL MENSAL REFEIÇÕES SERVIDAS POR TIPO DE UNIDADE E GESTÃO - 2014</text:p>
          </table:table-cell>
          <table:covered-table-cell table:number-columns-repeated="39"/>
          <table:table-cell table:number-columns-repeated="16344"/>
        </table:table-row>
        <table:table-row table:style-name="ro4">
          <table:table-cell office:value-type="string" table:number-columns-spanned="1" table:number-rows-spanned="2" table:style-name="ce51">
            <text:p>TIPOS DE UNIDADES</text:p>
          </table:table-cell>
          <table:table-cell office:value-type="string" table:number-columns-spanned="3" table:number-rows-spanned="1" table:style-name="ce132">
            <text:p>JAN</text:p>
          </table:table-cell>
          <table:covered-table-cell table:number-columns-repeated="2"/>
          <table:table-cell office:value-type="string" table:number-columns-spanned="3" table:number-rows-spanned="1" table:style-name="ce132">
            <text:p>FEV</text:p>
          </table:table-cell>
          <table:covered-table-cell table:number-columns-repeated="2"/>
          <table:table-cell office:value-type="string" table:number-columns-spanned="3" table:number-rows-spanned="1" table:style-name="ce132">
            <text:p>MAR</text:p>
          </table:table-cell>
          <table:covered-table-cell table:number-columns-repeated="2"/>
          <table:table-cell office:value-type="string" table:number-columns-spanned="3" table:number-rows-spanned="1" table:style-name="ce132">
            <text:p>ABR</text:p>
          </table:table-cell>
          <table:covered-table-cell table:number-columns-repeated="2"/>
          <table:table-cell office:value-type="string" table:number-columns-spanned="3" table:number-rows-spanned="1" table:style-name="ce132">
            <text:p>MAIO</text:p>
          </table:table-cell>
          <table:covered-table-cell table:number-columns-repeated="2"/>
          <table:table-cell office:value-type="string" table:number-columns-spanned="3" table:number-rows-spanned="1" table:style-name="ce132">
            <text:p>JUN</text:p>
          </table:table-cell>
          <table:covered-table-cell table:number-columns-repeated="2"/>
          <table:table-cell office:value-type="string" table:number-columns-spanned="3" table:number-rows-spanned="1" table:style-name="ce132">
            <text:p>JUL</text:p>
          </table:table-cell>
          <table:covered-table-cell table:number-columns-repeated="2"/>
          <table:table-cell office:value-type="string" table:number-columns-spanned="3" table:number-rows-spanned="1" table:style-name="ce132">
            <text:p>AGO</text:p>
          </table:table-cell>
          <table:covered-table-cell table:number-columns-repeated="2"/>
          <table:table-cell office:value-type="string" table:number-columns-spanned="3" table:number-rows-spanned="1" table:style-name="ce133">
            <text:p>SET</text:p>
          </table:table-cell>
          <table:covered-table-cell table:number-columns-repeated="2"/>
          <table:table-cell office:value-type="string" table:number-columns-spanned="3" table:number-rows-spanned="1" table:style-name="ce133">
            <text:p>OUT</text:p>
          </table:table-cell>
          <table:covered-table-cell table:number-columns-repeated="2"/>
          <table:table-cell office:value-type="string" table:number-columns-spanned="3" table:number-rows-spanned="1" table:style-name="ce133">
            <text:p>NOV</text:p>
          </table:table-cell>
          <table:covered-table-cell table:number-columns-repeated="2"/>
          <table:table-cell office:value-type="string" table:number-columns-spanned="3" table:number-rows-spanned="1" table:style-name="ce133">
            <text:p>DEZ</text:p>
          </table:table-cell>
          <table:covered-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16344"/>
        </table:table-row>
        <table:table-row table:style-name="ro4">
          <table:covered-table-cell/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115">
            <text:p>TERC.</text:p>
          </table:table-cell>
          <table:table-cell office:value-type="string" table:style-name="ce116">
            <text:p>NÃO TERC.</text:p>
          </table:table-cell>
          <table:table-cell office:value-type="string" table:style-name="ce117">
            <text:p>MISTAS</text:p>
          </table:table-cell>
          <table:table-cell office:value-type="string" table:style-name="ce118">
            <text:p>TERC.</text:p>
          </table:table-cell>
          <table:table-cell table:number-columns-repeated="16344"/>
        </table:table-row>
        <table:table-row table:style-name="ro4">
          <table:table-cell office:value-type="string" table:style-name="ce119">
            <text:p>EMEI<text:s text:c="16"/>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559476" table:style-name="ce83">
            <text:p>559.476</text:p>
          </table:table-cell>
          <table:table-cell office:value-type="float" office:value="1848582" table:style-name="ce84">
            <text:p>1.848.582</text:p>
          </table:table-cell>
          <table:table-cell office:value-type="float" office:value="2780158" table:style-name="ce89">
            <text:p>2.780.158</text:p>
          </table:table-cell>
          <table:table-cell office:value-type="float" office:value="560502" table:style-name="ce86">
            <text:p>560.502</text:p>
          </table:table-cell>
          <table:table-cell office:value-type="float" office:value="1851498" table:style-name="ce84">
            <text:p>1.851.498</text:p>
          </table:table-cell>
          <table:table-cell office:value-type="float" office:value="3298198" table:style-name="ce89">
            <text:p>3.298.198</text:p>
          </table:table-cell>
          <table:table-cell office:value-type="float" office:value="625687" table:style-name="ce86">
            <text:p>625.687</text:p>
          </table:table-cell>
          <table:table-cell office:value-type="float" office:value="2051920" table:style-name="ce84">
            <text:p>2.051.920</text:p>
          </table:table-cell>
          <table:table-cell office:value-type="float" office:value="3525345" table:style-name="ce89">
            <text:p>3.525.345</text:p>
          </table:table-cell>
          <table:table-cell office:value-type="float" office:value="651529" table:style-name="ce86">
            <text:p>651.529</text:p>
          </table:table-cell>
          <table:table-cell office:value-type="float" office:value="2037115" table:style-name="ce84">
            <text:p>2.037.115</text:p>
          </table:table-cell>
          <table:table-cell office:value-type="float" office:value="3043601" table:style-name="ce89">
            <text:p>3.043.601</text:p>
          </table:table-cell>
          <table:table-cell office:value-type="float" office:value="250966" table:style-name="ce86">
            <text:p>250.966</text:p>
          </table:table-cell>
          <table:table-cell office:value-type="float" office:value="984083" table:style-name="ce84">
            <text:p>984.083</text:p>
          </table:table-cell>
          <table:table-cell office:value-type="float" office:value="1304440" table:style-name="ce89">
            <text:p>1.304.440</text:p>
          </table:table-cell>
          <table:table-cell office:value-type="float" office:value="563778" table:style-name="ce86">
            <text:p>563.778</text:p>
          </table:table-cell>
          <table:table-cell office:value-type="float" office:value="1936557" table:style-name="ce88">
            <text:p>1.936.557</text:p>
          </table:table-cell>
          <table:table-cell office:value-type="float" office:value="3122716" table:style-name="ce89">
            <text:p>3.122.716</text:p>
          </table:table-cell>
          <table:table-cell office:value-type="float" office:value="643607" table:style-name="ce86">
            <text:p>643.607</text:p>
          </table:table-cell>
          <table:table-cell office:value-type="float" office:value="2133649" table:style-name="ce88">
            <text:p>2.133.649</text:p>
          </table:table-cell>
          <table:table-cell office:value-type="float" office:value="3871906" table:style-name="ce89">
            <text:p>3.871.906</text:p>
          </table:table-cell>
          <table:table-cell office:value-type="float" office:value="681833" table:style-name="ce86">
            <text:p>681.833</text:p>
          </table:table-cell>
          <table:table-cell office:value-type="float" office:value="2280542" table:style-name="ce88">
            <text:p>2.280.542</text:p>
          </table:table-cell>
          <table:table-cell office:value-type="float" office:value="4108500" table:style-name="ce89">
            <text:p>4.108.500</text:p>
          </table:table-cell>
          <table:table-cell office:value-type="float" office:value="578457" table:style-name="ce86">
            <text:p>578.457</text:p>
          </table:table-cell>
          <table:table-cell office:value-type="float" office:value="1987260" table:style-name="ce88">
            <text:p>1.987.260</text:p>
          </table:table-cell>
          <table:table-cell office:value-type="float" office:value="3277281" table:style-name="ce89">
            <text:p>3.277.281</text:p>
          </table:table-cell>
          <table:table-cell office:value-type="float" office:value="571275" table:style-name="ce86">
            <text:p>571.275</text:p>
          </table:table-cell>
          <table:table-cell office:value-type="float" office:value="1923660" table:style-name="ce88">
            <text:p>1.923.660</text:p>
          </table:table-cell>
          <table:table-cell office:value-type="float" office:value="3215692" table:style-name="ce89">
            <text:p>3.215.692</text:p>
          </table:table-cell>
          <table:table-cell office:value-type="float" office:value="319820" table:style-name="ce86">
            <text:p>319.820</text:p>
          </table:table-cell>
          <table:table-cell office:value-type="float" office:value="1070630" table:style-name="ce88">
            <text:p>1.070.630</text:p>
          </table:table-cell>
          <table:table-cell office:value-type="float" office:value="1612629" table:style-name="ce84">
            <text:p>1.612.629</text:p>
          </table:table-cell>
          <table:table-cell office:value-type="float" office:value="6006930" table:formula="msoxl:=B4+E4+H4+K4+N4+Q4+T4+W4+Z4+AC4+AF4+AI4" table:style-name="ce120">
            <text:p>6.006.930</text:p>
          </table:table-cell>
          <table:table-cell office:value-type="float" office:value="20105496" table:formula="msoxl:=C4+F4+I4+L4+O4+R4+U4+X4+AA4+AD4+AG4+AJ4" table:style-name="ce121">
            <text:p>20.105.496</text:p>
          </table:table-cell>
          <table:table-cell office:value-type="float" office:value="33160466" table:formula="msoxl:=D4+G4+J4+M4+P4+S4+V4+Y4+AB4+AE4+AH4+AK4" table:style-name="ce122">
            <text:p>33.160.466</text:p>
          </table:table-cell>
          <table:table-cell table:number-columns-repeated="16344"/>
        </table:table-row>
        <table:table-row table:style-name="ro4">
          <table:table-cell office:value-type="string" table:style-name="ce123">
            <text:p>EMEF<text:s text:c="16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67644" table:style-name="ce83">
            <text:p>67.644</text:p>
          </table:table-cell>
          <table:table-cell office:value-type="float" office:value="3572816" table:style-name="ce84">
            <text:p>3.572.816</text:p>
          </table:table-cell>
          <table:table-cell office:value-type="float" office:value="7429644" table:style-name="ce89">
            <text:p>7.429.644</text:p>
          </table:table-cell>
          <table:table-cell office:value-type="float" office:value="71528" table:style-name="ce86">
            <text:p>71.528</text:p>
          </table:table-cell>
          <table:table-cell office:value-type="float" office:value="3646512" table:style-name="ce84">
            <text:p>3.646.512</text:p>
          </table:table-cell>
          <table:table-cell office:value-type="float" office:value="6450124" table:style-name="ce89">
            <text:p>6.450.124</text:p>
          </table:table-cell>
          <table:table-cell office:value-type="float" office:value="85320" table:style-name="ce86">
            <text:p>85.320</text:p>
          </table:table-cell>
          <table:table-cell office:value-type="float" office:value="4113410" table:style-name="ce84">
            <text:p>4.113.410</text:p>
          </table:table-cell>
          <table:table-cell office:value-type="float" office:value="6719818" table:style-name="ce89">
            <text:p>6.719.818</text:p>
          </table:table-cell>
          <table:table-cell office:value-type="float" office:value="89712" table:style-name="ce86">
            <text:p>89.712</text:p>
          </table:table-cell>
          <table:table-cell office:value-type="float" office:value="4368886" table:style-name="ce84">
            <text:p>4.368.886</text:p>
          </table:table-cell>
          <table:table-cell office:value-type="float" office:value="5688420" table:style-name="ce89">
            <text:p>5.688.420</text:p>
          </table:table-cell>
          <table:table-cell office:value-type="float" office:value="41801" table:style-name="ce86">
            <text:p>41.801</text:p>
          </table:table-cell>
          <table:table-cell office:value-type="float" office:value="2398922" table:style-name="ce84">
            <text:p>2.398.922</text:p>
          </table:table-cell>
          <table:table-cell office:value-type="float" office:value="2504232" table:style-name="ce89">
            <text:p>2.504.232</text:p>
          </table:table-cell>
          <table:table-cell office:value-type="float" office:value="88204" table:style-name="ce86">
            <text:p>88.204</text:p>
          </table:table-cell>
          <table:table-cell office:value-type="float" office:value="4120327" table:style-name="ce88">
            <text:p>4.120.327</text:p>
          </table:table-cell>
          <table:table-cell office:value-type="float" office:value="5942188" table:style-name="ce89">
            <text:p>5.942.188</text:p>
          </table:table-cell>
          <table:table-cell office:value-type="float" office:value="89700" table:style-name="ce86">
            <text:p>89.700</text:p>
          </table:table-cell>
          <table:table-cell office:value-type="float" office:value="4180050" table:style-name="ce88">
            <text:p>4.180.050</text:p>
          </table:table-cell>
          <table:table-cell office:value-type="float" office:value="8057719" table:style-name="ce89">
            <text:p>8.057.719</text:p>
          </table:table-cell>
          <table:table-cell office:value-type="float" office:value="98670" table:style-name="ce86">
            <text:p>98.670</text:p>
          </table:table-cell>
          <table:table-cell office:value-type="float" office:value="4610594" table:style-name="ce88">
            <text:p>4.610.594</text:p>
          </table:table-cell>
          <table:table-cell office:value-type="float" office:value="8470593" table:style-name="ce89">
            <text:p>8.470.593</text:p>
          </table:table-cell>
          <table:table-cell office:value-type="float" office:value="86274" table:style-name="ce86">
            <text:p>86.274</text:p>
          </table:table-cell>
          <table:table-cell office:value-type="float" office:value="3979511" table:style-name="ce88">
            <text:p>3.979.511</text:p>
          </table:table-cell>
          <table:table-cell office:value-type="float" office:value="6229183" table:style-name="ce89">
            <text:p>6.229.183</text:p>
          </table:table-cell>
          <table:table-cell office:value-type="float" office:value="84676" table:style-name="ce86">
            <text:p>84.676</text:p>
          </table:table-cell>
          <table:table-cell office:value-type="float" office:value="3905370" table:style-name="ce88">
            <text:p>3.905.370</text:p>
          </table:table-cell>
          <table:table-cell office:value-type="float" office:value="6741064" table:style-name="ce89">
            <text:p>6.741.064</text:p>
          </table:table-cell>
          <table:table-cell office:value-type="float" office:value="47190" table:style-name="ce86">
            <text:p>47.190</text:p>
          </table:table-cell>
          <table:table-cell office:value-type="float" office:value="2160280" table:style-name="ce88">
            <text:p>2.160.280</text:p>
          </table:table-cell>
          <table:table-cell office:value-type="float" office:value="3494584" table:style-name="ce84">
            <text:p>3.494.584</text:p>
          </table:table-cell>
          <table:table-cell office:value-type="float" office:value="850719" table:formula="msoxl:=B5+E5+H5+K5+N5+Q5+T5+W5+Z5+AC5+AF5+AI5" table:style-name="ce120">
            <text:p>850.719</text:p>
          </table:table-cell>
          <table:table-cell office:value-type="float" office:value="41056678" table:formula="msoxl:=C5+F5+I5+L5+O5+R5+U5+X5+AA5+AD5+AG5+AJ5" table:style-name="ce121">
            <text:p>41.056.678</text:p>
          </table:table-cell>
          <table:table-cell office:value-type="float" office:value="67727569" table:formula="msoxl:=D5+G5+J5+M5+P5+S5+V5+Y5+AB5+AE5+AH5+AK5" table:style-name="ce122">
            <text:p>67.727.569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LASSE COMUNITARIA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6+E6+H6+K6+N6+Q6+T6+W6+Z6+AC6+AF6+AI6" table:style-name="ce120">
            <text:p>0</text:p>
          </table:table-cell>
          <table:table-cell office:value-type="float" office:value="0" table:formula="msoxl:=C6+F6+I6+L6+O6+R6+U6+X6+AA6+AD6+AG6+AJ6" table:style-name="ce121">
            <text:p>0</text:p>
          </table:table-cell>
          <table:table-cell office:value-type="float" office:value="0" table:formula="msoxl:=D6+G6+J6+M6+P6+S6+V6+Y6+AB6+AE6+AH6+AK6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IEJA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01916" table:style-name="ce83">
            <text:p>101.916</text:p>
          </table:table-cell>
          <table:table-cell office:value-type="float" office:value="19422" table:style-name="ce84">
            <text:p>19.422</text:p>
          </table:table-cell>
          <table:table-cell office:value-type="float" office:value="0" table:style-name="ce89">
            <text:p>0</text:p>
          </table:table-cell>
          <table:table-cell office:value-type="float" office:value="101916" table:style-name="ce86">
            <text:p>101.916</text:p>
          </table:table-cell>
          <table:table-cell office:value-type="float" office:value="19422" table:style-name="ce84">
            <text:p>19.422</text:p>
          </table:table-cell>
          <table:table-cell office:value-type="float" office:value="0" table:style-name="ce89">
            <text:p>0</text:p>
          </table:table-cell>
          <table:table-cell office:value-type="float" office:value="121940" table:style-name="ce86">
            <text:p>121.940</text:p>
          </table:table-cell>
          <table:table-cell office:value-type="float" office:value="21580" table:style-name="ce84">
            <text:p>21.580</text:p>
          </table:table-cell>
          <table:table-cell office:value-type="float" office:value="0" table:style-name="ce89">
            <text:p>0</text:p>
          </table:table-cell>
          <table:table-cell office:value-type="float" office:value="135639" table:style-name="ce86">
            <text:p>135.639</text:p>
          </table:table-cell>
          <table:table-cell office:value-type="float" office:value="19950" table:style-name="ce84">
            <text:p>19.950</text:p>
          </table:table-cell>
          <table:table-cell office:value-type="float" office:value="0" table:style-name="ce89">
            <text:p>0</text:p>
          </table:table-cell>
          <table:table-cell office:value-type="float" office:value="52281" table:style-name="ce86">
            <text:p>52.281</text:p>
          </table:table-cell>
          <table:table-cell office:value-type="float" office:value="8544" table:style-name="ce84">
            <text:p>8.544</text:p>
          </table:table-cell>
          <table:table-cell office:value-type="float" office:value="0" table:style-name="ce89">
            <text:p>0</text:p>
          </table:table-cell>
          <table:table-cell office:value-type="float" office:value="119322" table:style-name="ce86">
            <text:p>119.322</text:p>
          </table:table-cell>
          <table:table-cell office:value-type="float" office:value="19008" table:style-name="ce88">
            <text:p>19.008</text:p>
          </table:table-cell>
          <table:table-cell office:value-type="float" office:value="0" table:style-name="ce89">
            <text:p>0</text:p>
          </table:table-cell>
          <table:table-cell office:value-type="float" office:value="128988" table:style-name="ce86">
            <text:p>128.988</text:p>
          </table:table-cell>
          <table:table-cell office:value-type="float" office:value="21100" table:style-name="ce88">
            <text:p>21.100</text:p>
          </table:table-cell>
          <table:table-cell office:value-type="float" office:value="0" table:style-name="ce89">
            <text:p>0</text:p>
          </table:table-cell>
          <table:table-cell office:value-type="float" office:value="145662" table:style-name="ce86">
            <text:p>145.662</text:p>
          </table:table-cell>
          <table:table-cell office:value-type="float" office:value="23210" table:style-name="ce88">
            <text:p>23.210</text:p>
          </table:table-cell>
          <table:table-cell office:value-type="float" office:value="0" table:style-name="ce89">
            <text:p>0</text:p>
          </table:table-cell>
          <table:table-cell office:value-type="float" office:value="124168" table:style-name="ce86">
            <text:p>124.168</text:p>
          </table:table-cell>
          <table:table-cell office:value-type="float" office:value="20710" table:style-name="ce88">
            <text:p>20.710</text:p>
          </table:table-cell>
          <table:table-cell office:value-type="float" office:value="0" table:style-name="ce89">
            <text:p>0</text:p>
          </table:table-cell>
          <table:table-cell office:value-type="float" office:value="121565" table:style-name="ce86">
            <text:p>121.565</text:p>
          </table:table-cell>
          <table:table-cell office:value-type="float" office:value="21546" table:style-name="ce88">
            <text:p>21.546</text:p>
          </table:table-cell>
          <table:table-cell office:value-type="float" office:value="0" table:style-name="ce89">
            <text:p>0</text:p>
          </table:table-cell>
          <table:table-cell office:value-type="float" office:value="64269" table:style-name="ce86">
            <text:p>64.269</text:p>
          </table:table-cell>
          <table:table-cell office:value-type="float" office:value="12130" table:style-name="ce88">
            <text:p>12.130</text:p>
          </table:table-cell>
          <table:table-cell office:value-type="float" office:value="0" table:style-name="ce84">
            <text:p>0</text:p>
          </table:table-cell>
          <table:table-cell office:value-type="float" office:value="1217666" table:formula="msoxl:=B7+E7+H7+K7+N7+Q7+T7+W7+Z7+AC7+AF7+AI7" table:style-name="ce120">
            <text:p>1.217.666</text:p>
          </table:table-cell>
          <table:table-cell office:value-type="float" office:value="206622" table:formula="msoxl:=C7+F7+I7+L7+O7+R7+U7+X7+AA7+AD7+AG7+AJ7" table:style-name="ce121">
            <text:p>206.622</text:p>
          </table:table-cell>
          <table:table-cell office:value-type="float" office:value="0" table:formula="msoxl:=D7+G7+J7+M7+P7+S7+V7+Y7+AB7+AE7+AH7+AK7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EMEE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5606" table:style-name="ce84">
            <text:p>15.606</text:p>
          </table:table-cell>
          <table:table-cell office:value-type="float" office:value="27705" table:style-name="ce89">
            <text:p>27.705</text:p>
          </table:table-cell>
          <table:table-cell office:value-type="float" office:value="0" table:style-name="ce86">
            <text:p>0</text:p>
          </table:table-cell>
          <table:table-cell office:value-type="float" office:value="15606" table:style-name="ce84">
            <text:p>15.606</text:p>
          </table:table-cell>
          <table:table-cell office:value-type="float" office:value="24012" table:style-name="ce89">
            <text:p>24.012</text:p>
          </table:table-cell>
          <table:table-cell office:value-type="float" office:value="0" table:style-name="ce86">
            <text:p>0</text:p>
          </table:table-cell>
          <table:table-cell office:value-type="float" office:value="16760" table:style-name="ce84">
            <text:p>16.760</text:p>
          </table:table-cell>
          <table:table-cell office:value-type="float" office:value="28909" table:style-name="ce89">
            <text:p>28.909</text:p>
          </table:table-cell>
          <table:table-cell office:value-type="float" office:value="0" table:style-name="ce86">
            <text:p>0</text:p>
          </table:table-cell>
          <table:table-cell office:value-type="float" office:value="17157" table:style-name="ce84">
            <text:p>17.157</text:p>
          </table:table-cell>
          <table:table-cell office:value-type="float" office:value="29533" table:style-name="ce89">
            <text:p>29.533</text:p>
          </table:table-cell>
          <table:table-cell office:value-type="float" office:value="0" table:style-name="ce86">
            <text:p>0</text:p>
          </table:table-cell>
          <table:table-cell office:value-type="float" office:value="10215" table:style-name="ce84">
            <text:p>10.215</text:p>
          </table:table-cell>
          <table:table-cell office:value-type="float" office:value="10516" table:style-name="ce89">
            <text:p>10.516</text:p>
          </table:table-cell>
          <table:table-cell office:value-type="float" office:value="0" table:style-name="ce86">
            <text:p>0</text:p>
          </table:table-cell>
          <table:table-cell office:value-type="float" office:value="16962" table:style-name="ce88">
            <text:p>16.962</text:p>
          </table:table-cell>
          <table:table-cell office:value-type="float" office:value="23886" table:style-name="ce89">
            <text:p>23.886</text:p>
          </table:table-cell>
          <table:table-cell office:value-type="float" office:value="0" table:style-name="ce86">
            <text:p>0</text:p>
          </table:table-cell>
          <table:table-cell office:value-type="float" office:value="16002" table:style-name="ce88">
            <text:p>16.002</text:p>
          </table:table-cell>
          <table:table-cell office:value-type="float" office:value="29944" table:style-name="ce89">
            <text:p>29.944</text:p>
          </table:table-cell>
          <table:table-cell office:value-type="float" office:value="0" table:style-name="ce86">
            <text:p>0</text:p>
          </table:table-cell>
          <table:table-cell office:value-type="float" office:value="16002" table:style-name="ce88">
            <text:p>16.002</text:p>
          </table:table-cell>
          <table:table-cell office:value-type="float" office:value="30573" table:style-name="ce89">
            <text:p>30.573</text:p>
          </table:table-cell>
          <table:table-cell office:value-type="float" office:value="0" table:style-name="ce86">
            <text:p>0</text:p>
          </table:table-cell>
          <table:table-cell office:value-type="float" office:value="14839" table:style-name="ce88">
            <text:p>14.839</text:p>
          </table:table-cell>
          <table:table-cell office:value-type="float" office:value="25644" table:style-name="ce89">
            <text:p>25.644</text:p>
          </table:table-cell>
          <table:table-cell office:value-type="float" office:value="0" table:style-name="ce86">
            <text:p>0</text:p>
          </table:table-cell>
          <table:table-cell office:value-type="float" office:value="14381" table:style-name="ce88">
            <text:p>14.381</text:p>
          </table:table-cell>
          <table:table-cell office:value-type="float" office:value="26440" table:style-name="ce89">
            <text:p>26.440</text:p>
          </table:table-cell>
          <table:table-cell office:value-type="float" office:value="0" table:style-name="ce86">
            <text:p>0</text:p>
          </table:table-cell>
          <table:table-cell office:value-type="float" office:value="7371" table:style-name="ce88">
            <text:p>7.371</text:p>
          </table:table-cell>
          <table:table-cell office:value-type="float" office:value="24665" table:style-name="ce84">
            <text:p>24.665</text:p>
          </table:table-cell>
          <table:table-cell office:value-type="float" office:value="0" table:formula="msoxl:=B8+E8+H8+K8+N8+Q8+T8+W8+Z8+AC8+AF8+AI8" table:style-name="ce120">
            <text:p>0</text:p>
          </table:table-cell>
          <table:table-cell office:value-type="float" office:value="160901" table:formula="msoxl:=C8+F8+I8+L8+O8+R8+U8+X8+AA8+AD8+AG8+AJ8" table:style-name="ce121">
            <text:p>160.901</text:p>
          </table:table-cell>
          <table:table-cell office:value-type="float" office:value="281827" table:formula="msoxl:=D8+G8+J8+M8+P8+S8+V8+Y8+AB8+AE8+AH8+AK8" table:style-name="ce122">
            <text:p>281.827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SME CONVÊNIO<text:s text:c="8"/></text:p>
          </table:table-cell>
          <table:table-cell office:value-type="float" office:value="15413" table:style-name="ce109">
            <text:p>15.413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7914" table:style-name="ce83">
            <text:p>37.91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4776" table:style-name="ce86">
            <text:p>34.776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0698" table:style-name="ce86">
            <text:p>40.69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2282" table:style-name="ce86">
            <text:p>42.282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0102" table:style-name="ce86">
            <text:p>30.102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3702" table:style-name="ce86">
            <text:p>33.70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5801" table:style-name="ce86">
            <text:p>45.80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7790" table:style-name="ce86">
            <text:p>47.79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9623" table:style-name="ce86">
            <text:p>39.62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4060" table:style-name="ce86">
            <text:p>34.0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389" table:style-name="ce86">
            <text:p>27.38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429550" table:formula="msoxl:=B9+E9+H9+K9+N9+Q9+T9+W9+Z9+AC9+AF9+AI9" table:style-name="ce120">
            <text:p>429.550</text:p>
          </table:table-cell>
          <table:table-cell office:value-type="float" office:value="0" table:formula="msoxl:=C9+F9+I9+L9+O9+R9+U9+X9+AA9+AD9+AG9+AJ9" table:style-name="ce121">
            <text:p>0</text:p>
          </table:table-cell>
          <table:table-cell office:value-type="float" office:value="0" table:formula="msoxl:=D9+G9+J9+M9+P9+S9+V9+Y9+AB9+AE9+AH9+AK9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EU GESTÃO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240" table:style-name="ce84">
            <text:p>3.24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304" table:style-name="ce84">
            <text:p>1.304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429" table:style-name="ce88">
            <text:p>5.429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819" table:style-name="ce88">
            <text:p>4.819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4300" table:style-name="ce88">
            <text:p>14.3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6946" table:style-name="ce88">
            <text:p>16.946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860" table:style-name="ce88">
            <text:p>6.86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0+E10+H10+K10+N10+Q10+T10+W10+Z10+AC10+AF10+AI10" table:style-name="ce120">
            <text:p>0</text:p>
          </table:table-cell>
          <table:table-cell office:value-type="float" office:value="52898" table:formula="msoxl:=C10+F10+I10+L10+O10+R10+U10+X10+AA10+AD10+AG10+AJ10" table:style-name="ce121">
            <text:p>52.898</text:p>
          </table:table-cell>
          <table:table-cell office:value-type="float" office:value="0" table:formula="msoxl:=D10+G10+J10+M10+P10+S10+V10+Y10+AB10+AE10+AH10+AK10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EMEI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61940" table:style-name="ce85">
            <text:p>161.940</text:p>
          </table:table-cell>
          <table:table-cell office:value-type="float" office:value="0" table:style-name="ce83">
            <text:p>0</text:p>
          </table:table-cell>
          <table:table-cell office:value-type="float" office:value="43380" table:style-name="ce84">
            <text:p>43.38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2120" table:style-name="ce84">
            <text:p>42.12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6800" table:style-name="ce84">
            <text:p>46.8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4915" table:style-name="ce84">
            <text:p>54.91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1200" table:style-name="ce84">
            <text:p>31.2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2120" table:style-name="ce88">
            <text:p>42.12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0400" table:style-name="ce88">
            <text:p>60.4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6440" table:style-name="ce88">
            <text:p>66.44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2540" table:style-name="ce88">
            <text:p>62.54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4370" table:style-name="ce88">
            <text:p>44.37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9200" table:style-name="ce88">
            <text:p>49.20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1+E11+H11+K11+N11+Q11+T11+W11+Z11+AC11+AF11+AI11" table:style-name="ce120">
            <text:p>0</text:p>
          </table:table-cell>
          <table:table-cell office:value-type="float" office:value="543485" table:formula="msoxl:=C11+F11+I11+L11+O11+R11+U11+X11+AA11+AD11+AG11+AJ11" table:style-name="ce121">
            <text:p>543.485</text:p>
          </table:table-cell>
          <table:table-cell office:value-type="float" office:value="161940" table:formula="msoxl:=D11+G11+J11+M11+P11+S11+V11+Y11+AB11+AE11+AH11+AK11" table:style-name="ce122">
            <text:p>161.94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EI MUNICIPAL<text:s text:c="7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404710" table:style-name="ce83">
            <text:p>404.710</text:p>
          </table:table-cell>
          <table:table-cell office:value-type="float" office:value="1447865" table:style-name="ce84">
            <text:p>1.447.865</text:p>
          </table:table-cell>
          <table:table-cell office:value-type="float" office:value="2084748" table:style-name="ce89">
            <text:p>2.084.748</text:p>
          </table:table-cell>
          <table:table-cell office:value-type="float" office:value="384770" table:style-name="ce86">
            <text:p>384.770</text:p>
          </table:table-cell>
          <table:table-cell office:value-type="float" office:value="1392245" table:style-name="ce84">
            <text:p>1.392.245</text:p>
          </table:table-cell>
          <table:table-cell office:value-type="float" office:value="2150711" table:style-name="ce89">
            <text:p>2.150.711</text:p>
          </table:table-cell>
          <table:table-cell office:value-type="float" office:value="411445" table:style-name="ce86">
            <text:p>411.445</text:p>
          </table:table-cell>
          <table:table-cell office:value-type="float" office:value="1555830" table:style-name="ce84">
            <text:p>1.555.830</text:p>
          </table:table-cell>
          <table:table-cell office:value-type="float" office:value="2263208" table:style-name="ce89">
            <text:p>2.263.208</text:p>
          </table:table-cell>
          <table:table-cell office:value-type="float" office:value="413236" table:style-name="ce86">
            <text:p>413.236</text:p>
          </table:table-cell>
          <table:table-cell office:value-type="float" office:value="1651402" table:style-name="ce84">
            <text:p>1.651.402</text:p>
          </table:table-cell>
          <table:table-cell office:value-type="float" office:value="1972082" table:style-name="ce89">
            <text:p>1.972.082</text:p>
          </table:table-cell>
          <table:table-cell office:value-type="float" office:value="246467" table:style-name="ce86">
            <text:p>246.467</text:p>
          </table:table-cell>
          <table:table-cell office:value-type="float" office:value="1166878" table:style-name="ce84">
            <text:p>1.166.878</text:p>
          </table:table-cell>
          <table:table-cell office:value-type="float" office:value="1012266" table:style-name="ce89">
            <text:p>1.012.266</text:p>
          </table:table-cell>
          <table:table-cell office:value-type="float" office:value="355674" table:style-name="ce86">
            <text:p>355.674</text:p>
          </table:table-cell>
          <table:table-cell office:value-type="float" office:value="1574591" table:style-name="ce88">
            <text:p>1.574.591</text:p>
          </table:table-cell>
          <table:table-cell office:value-type="float" office:value="1801648" table:style-name="ce89">
            <text:p>1.801.648</text:p>
          </table:table-cell>
          <table:table-cell office:value-type="float" office:value="431190" table:style-name="ce86">
            <text:p>431.190</text:p>
          </table:table-cell>
          <table:table-cell office:value-type="float" office:value="1703670" table:style-name="ce88">
            <text:p>1.703.670</text:p>
          </table:table-cell>
          <table:table-cell office:value-type="float" office:value="2507538" table:style-name="ce89">
            <text:p>2.507.538</text:p>
          </table:table-cell>
          <table:table-cell office:value-type="float" office:value="483680" table:style-name="ce86">
            <text:p>483.680</text:p>
          </table:table-cell>
          <table:table-cell office:value-type="float" office:value="1881685" table:style-name="ce88">
            <text:p>1.881.685</text:p>
          </table:table-cell>
          <table:table-cell office:value-type="float" office:value="2720201" table:style-name="ce89">
            <text:p>2.720.201</text:p>
          </table:table-cell>
          <table:table-cell office:value-type="float" office:value="406413" table:style-name="ce86">
            <text:p>406.413</text:p>
          </table:table-cell>
          <table:table-cell office:value-type="float" office:value="1655300" table:style-name="ce88">
            <text:p>1.655.300</text:p>
          </table:table-cell>
          <table:table-cell office:value-type="float" office:value="2264578" table:style-name="ce89">
            <text:p>2.264.578</text:p>
          </table:table-cell>
          <table:table-cell office:value-type="float" office:value="378812" table:style-name="ce86">
            <text:p>378.812</text:p>
          </table:table-cell>
          <table:table-cell office:value-type="float" office:value="1499951" table:style-name="ce88">
            <text:p>1.499.951</text:p>
          </table:table-cell>
          <table:table-cell office:value-type="float" office:value="2190628" table:style-name="ce89">
            <text:p>2.190.628</text:p>
          </table:table-cell>
          <table:table-cell office:value-type="float" office:value="298910" table:style-name="ce86">
            <text:p>298.910</text:p>
          </table:table-cell>
          <table:table-cell office:value-type="float" office:value="1236555" table:style-name="ce88">
            <text:p>1.236.555</text:p>
          </table:table-cell>
          <table:table-cell office:value-type="float" office:value="1017753" table:style-name="ce84">
            <text:p>1.017.753</text:p>
          </table:table-cell>
          <table:table-cell office:value-type="float" office:value="4215307" table:formula="msoxl:=B12+E12+H12+K12+N12+Q12+T12+W12+Z12+AC12+AF12+AI12" table:style-name="ce120">
            <text:p>4.215.307</text:p>
          </table:table-cell>
          <table:table-cell office:value-type="float" office:value="16765972" table:formula="msoxl:=C12+F12+I12+L12+O12+R12+U12+X12+AA12+AD12+AG12+AJ12" table:style-name="ce121">
            <text:p>16.765.972</text:p>
          </table:table-cell>
          <table:table-cell office:value-type="float" office:value="21985361" table:formula="msoxl:=D12+G12+J12+M12+P12+S12+V12+Y12+AB12+AE12+AH12+AK12" table:style-name="ce122">
            <text:p>21.985.361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EI CONVENIADO<text:s text:c="5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4903630" table:style-name="ce83">
            <text:p>14.903.63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847490" table:style-name="ce86">
            <text:p>13.847.49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700310" table:style-name="ce86">
            <text:p>14.700.31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817974" table:style-name="ce86">
            <text:p>14.817.97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390614" table:style-name="ce86">
            <text:p>11.390.61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397891" table:style-name="ce86">
            <text:p>14.397.89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358405" table:style-name="ce86">
            <text:p>15.358.4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743160" table:style-name="ce86">
            <text:p>17.743.1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650205" table:style-name="ce86">
            <text:p>14.650.2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995117" table:style-name="ce86">
            <text:p>13.995.117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2570833" table:style-name="ce86">
            <text:p>12.570.83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58375629" table:formula="msoxl:=B13+E13+H13+K13+N13+Q13+T13+W13+Z13+AC13+AF13+AI13" table:style-name="ce120">
            <text:p>158.375.629</text:p>
          </table:table-cell>
          <table:table-cell office:value-type="float" office:value="0" table:formula="msoxl:=C13+F13+I13+L13+O13+R13+U13+X13+AA13+AD13+AG13+AJ13" table:style-name="ce121">
            <text:p>0</text:p>
          </table:table-cell>
          <table:table-cell office:value-type="float" office:value="0" table:formula="msoxl:=D13+G13+J13+M13+P13+S13+V13+Y13+AB13+AE13+AH13+AK13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FUNCIONARIO CEI CONVENIADO<text:s text:c="6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529980" table:style-name="ce83">
            <text:p>529.9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82310" table:style-name="ce86">
            <text:p>482.31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41300" table:style-name="ce86">
            <text:p>541.3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48520" table:style-name="ce86">
            <text:p>548.52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21275" table:style-name="ce86">
            <text:p>421.27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40702" table:style-name="ce86">
            <text:p>540.70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61120" table:style-name="ce86">
            <text:p>561.1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93691" table:style-name="ce86">
            <text:p>593.69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14872" table:style-name="ce86">
            <text:p>514.87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19660" table:style-name="ce86">
            <text:p>519.6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004" table:style-name="ce86">
            <text:p>29.00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5282434" table:formula="msoxl:=B14+E14+H14+K14+N14+Q14+T14+W14+Z14+AC14+AF14+AI14" table:style-name="ce120">
            <text:p>5.282.434</text:p>
          </table:table-cell>
          <table:table-cell office:value-type="float" office:value="0" table:formula="msoxl:=C14+F14+I14+L14+O14+R14+U14+X14+AA14+AD14+AG14+AJ14" table:style-name="ce121">
            <text:p>0</text:p>
          </table:table-cell>
          <table:table-cell office:value-type="float" office:value="0" table:formula="msoxl:=D14+G14+J14+M14+P14+S14+V14+Y14+AB14+AE14+AH14+AK14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PROJETO CECI</text:p>
          </table:table-cell>
          <table:table-cell office:value-type="float" office:value="28515" table:style-name="ce109">
            <text:p>28.515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27230" table:style-name="ce83">
            <text:p>27.23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1330" table:style-name="ce86">
            <text:p>21.33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3800" table:style-name="ce86">
            <text:p>23.8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6670" table:style-name="ce86">
            <text:p>26.67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2950" table:style-name="ce86">
            <text:p>22.95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8600" table:style-name="ce86">
            <text:p>28.6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405" table:style-name="ce86">
            <text:p>27.4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8710" table:style-name="ce86">
            <text:p>28.71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720" table:style-name="ce86">
            <text:p>27.7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5920" table:style-name="ce86">
            <text:p>25.9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3490" table:style-name="ce86">
            <text:p>23.49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12340" table:formula="msoxl:=B15+E15+H15+K15+N15+Q15+T15+W15+Z15+AC15+AF15+AI15" table:style-name="ce120">
            <text:p>312.340</text:p>
          </table:table-cell>
          <table:table-cell office:value-type="float" office:value="0" table:formula="msoxl:=C15+F15+I15+L15+O15+R15+U15+X15+AA15+AD15+AG15+AJ15" table:style-name="ce121">
            <text:p>0</text:p>
          </table:table-cell>
          <table:table-cell office:value-type="float" office:value="0" table:formula="msoxl:=D15+G15+J15+M15+P15+S15+V15+Y15+AB15+AE15+AH15+AK15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CI (*)</text:p>
          </table:table-cell>
          <table:table-cell office:value-type="float" office:value="4770" table:style-name="ce109">
            <text:p>4.770</text:p>
          </table:table-cell>
          <table:table-cell office:value-type="float" office:value="0" table:style-name="ce110">
            <text:p>0</text:p>
          </table:table-cell>
          <table:table-cell office:value-type="float" office:value="205" table:style-name="ce85">
            <text:p>205</text:p>
          </table:table-cell>
          <table:table-cell office:value-type="float" office:value="11580" table:style-name="ce83">
            <text:p>11.580</text:p>
          </table:table-cell>
          <table:table-cell office:value-type="float" office:value="0" table:style-name="ce84">
            <text:p>0</text:p>
          </table:table-cell>
          <table:table-cell office:value-type="float" office:value="1845" table:style-name="ce89">
            <text:p>1.845</text:p>
          </table:table-cell>
          <table:table-cell office:value-type="float" office:value="9465" table:style-name="ce86">
            <text:p>9.465</text:p>
          </table:table-cell>
          <table:table-cell office:value-type="float" office:value="0" table:style-name="ce84">
            <text:p>0</text:p>
          </table:table-cell>
          <table:table-cell office:value-type="float" office:value="1860" table:style-name="ce89">
            <text:p>1.860</text:p>
          </table:table-cell>
          <table:table-cell office:value-type="float" office:value="10430" table:style-name="ce86">
            <text:p>10.430</text:p>
          </table:table-cell>
          <table:table-cell office:value-type="float" office:value="0" table:style-name="ce84">
            <text:p>0</text:p>
          </table:table-cell>
          <table:table-cell office:value-type="float" office:value="2115" table:style-name="ce89">
            <text:p>2.115</text:p>
          </table:table-cell>
          <table:table-cell office:value-type="float" office:value="9070" table:style-name="ce86">
            <text:p>9.070</text:p>
          </table:table-cell>
          <table:table-cell office:value-type="float" office:value="0" table:style-name="ce84">
            <text:p>0</text:p>
          </table:table-cell>
          <table:table-cell office:value-type="float" office:value="2170" table:style-name="ce89">
            <text:p>2.170</text:p>
          </table:table-cell>
          <table:table-cell office:value-type="float" office:value="7925" table:style-name="ce86">
            <text:p>7.925</text:p>
          </table:table-cell>
          <table:table-cell office:value-type="float" office:value="0" table:style-name="ce84">
            <text:p>0</text:p>
          </table:table-cell>
          <table:table-cell office:value-type="float" office:value="1562" table:style-name="ce89">
            <text:p>1.562</text:p>
          </table:table-cell>
          <table:table-cell office:value-type="float" office:value="5735" table:style-name="ce86">
            <text:p>5.735</text:p>
          </table:table-cell>
          <table:table-cell office:value-type="float" office:value="0" table:style-name="ce88">
            <text:p>0</text:p>
          </table:table-cell>
          <table:table-cell office:value-type="float" office:value="1925" table:style-name="ce89">
            <text:p>1.925</text:p>
          </table:table-cell>
          <table:table-cell office:value-type="float" office:value="9745" table:style-name="ce86">
            <text:p>9.745</text:p>
          </table:table-cell>
          <table:table-cell office:value-type="float" office:value="0" table:style-name="ce88">
            <text:p>0</text:p>
          </table:table-cell>
          <table:table-cell office:value-type="float" office:value="2810" table:style-name="ce89">
            <text:p>2.810</text:p>
          </table:table-cell>
          <table:table-cell office:value-type="float" office:value="11040" table:style-name="ce86">
            <text:p>11.040</text:p>
          </table:table-cell>
          <table:table-cell office:value-type="float" office:value="0" table:style-name="ce88">
            <text:p>0</text:p>
          </table:table-cell>
          <table:table-cell office:value-type="float" office:value="2985" table:style-name="ce89">
            <text:p>2.985</text:p>
          </table:table-cell>
          <table:table-cell office:value-type="float" office:value="10345" table:style-name="ce86">
            <text:p>10.345</text:p>
          </table:table-cell>
          <table:table-cell office:value-type="float" office:value="0" table:style-name="ce88">
            <text:p>0</text:p>
          </table:table-cell>
          <table:table-cell office:value-type="float" office:value="2065" table:style-name="ce89">
            <text:p>2.065</text:p>
          </table:table-cell>
          <table:table-cell office:value-type="float" office:value="11355" table:style-name="ce86">
            <text:p>11.355</text:p>
          </table:table-cell>
          <table:table-cell office:value-type="float" office:value="0" table:style-name="ce88">
            <text:p>0</text:p>
          </table:table-cell>
          <table:table-cell office:value-type="float" office:value="2195" table:style-name="ce89">
            <text:p>2.195</text:p>
          </table:table-cell>
          <table:table-cell office:value-type="float" office:value="8670" table:style-name="ce86">
            <text:p>8.670</text:p>
          </table:table-cell>
          <table:table-cell office:value-type="float" office:value="0" table:style-name="ce88">
            <text:p>0</text:p>
          </table:table-cell>
          <table:table-cell office:value-type="float" office:value="1270" table:style-name="ce84">
            <text:p>1.270</text:p>
          </table:table-cell>
          <table:table-cell office:value-type="float" office:value="110130" table:formula="msoxl:=B16+E16+H16+K16+N16+Q16+T16+W16+Z16+AC16+AF16+AI16" table:style-name="ce120">
            <text:p>110.130</text:p>
          </table:table-cell>
          <table:table-cell office:value-type="float" office:value="0" table:formula="msoxl:=C16+F16+I16+L16+O16+R16+U16+X16+AA16+AD16+AG16+AJ16" table:style-name="ce121">
            <text:p>0</text:p>
          </table:table-cell>
          <table:table-cell office:value-type="float" office:value="23007" table:formula="msoxl:=D16+G16+J16+M16+P16+S16+V16+Y16+AB16+AE16+AH16+AK16" table:style-name="ce122">
            <text:p>23.007</text:p>
          </table:table-cell>
          <table:table-cell table:number-columns-repeated="16344"/>
        </table:table-row>
        <table:table-row table:style-name="ro4">
          <table:table-cell office:value-type="string" table:style-name="ce124">
            <text:p>CMCT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4760" table:style-name="ce83">
            <text:p>14.76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760" table:style-name="ce86">
            <text:p>14.76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300" table:style-name="ce86">
            <text:p>16.3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283" table:style-name="ce86">
            <text:p>17.283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300" table:style-name="ce86">
            <text:p>6.3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4671" table:style-name="ce86">
            <text:p>14.67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9740" table:style-name="ce86">
            <text:p>19.7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9740" table:style-name="ce86">
            <text:p>19.7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8050" table:style-name="ce86">
            <text:p>18.05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316" table:style-name="ce86">
            <text:p>17.316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9620" table:style-name="ce86">
            <text:p>9.6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68540" table:formula="msoxl:=B17+E17+H17+K17+N17+Q17+T17+W17+Z17+AC17+AF17+AI17" table:style-name="ce120">
            <text:p>168.540</text:p>
          </table:table-cell>
          <table:table-cell office:value-type="float" office:value="0" table:formula="msoxl:=C17+F17+I17+L17+O17+R17+U17+X17+AA17+AD17+AG17+AJ17" table:style-name="ce121">
            <text:p>0</text:p>
          </table:table-cell>
          <table:table-cell office:value-type="float" office:value="0" table:formula="msoxl:=D17+G17+J17+M17+P17+S17+V17+Y17+AB17+AE17+AH17+AK17" table:style-name="ce122">
            <text:p>0</text:p>
          </table:table-cell>
          <table:table-cell table:number-columns-repeated="16344"/>
        </table:table-row>
        <table:table-row table:style-name="ro4">
          <table:table-cell office:value-type="string" table:style-name="ce125">
            <text:p>RECREIO</text:p>
          </table:table-cell>
          <table:table-cell office:value-type="float" office:value="48800" table:style-name="ce111">
            <text:p>48.800</text:p>
          </table:table-cell>
          <table:table-cell office:value-type="float" office:value="155120" table:style-name="ce112">
            <text:p>155.120</text:p>
          </table:table-cell>
          <table:table-cell office:value-type="float" office:value="197580" table:style-name="ce114">
            <text:p>197.58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2180" table:style-name="ce86">
            <text:p>32.180</text:p>
          </table:table-cell>
          <table:table-cell office:value-type="float" office:value="62125" table:style-name="ce84">
            <text:p>62.125</text:p>
          </table:table-cell>
          <table:table-cell office:value-type="float" office:value="180889" table:style-name="ce89">
            <text:p>180.889</text:p>
          </table:table-cell>
          <table:table-cell office:value-type="float" office:value="0" table:style-name="ce86">
            <text:p>0</text:p>
          </table:table-cell>
          <table:table-cell office:value-type="float" office:value="37000" table:style-name="ce88">
            <text:p>37.000</text:p>
          </table:table-cell>
          <table:table-cell office:value-type="float" office:value="114808" table:style-name="ce89">
            <text:p>114.808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80980" table:formula="msoxl:=B18+E18+H18+K18+N18+Q18+T18+W18+Z18+AC18+AF18+AI18" table:style-name="ce120">
            <text:p>80.980</text:p>
          </table:table-cell>
          <table:table-cell office:value-type="float" office:value="254245" table:formula="msoxl:=C18+F18+I18+L18+O18+R18+U18+X18+AA18+AD18+AG18+AJ18" table:style-name="ce121">
            <text:p>254.245</text:p>
          </table:table-cell>
          <table:table-cell office:value-type="float" office:value="493277" table:formula="msoxl:=D18+G18+J18+M18+P18+S18+V18+Y18+AB18+AE18+AH18+AK18" table:style-name="ce122">
            <text:p>493.277</text:p>
          </table:table-cell>
          <table:table-cell table:number-columns-repeated="16344"/>
        </table:table-row>
        <table:table-row table:style-name="ro4">
          <table:table-cell office:value-type="string" table:style-name="ce74">
            <text:p>TOTAL GERAL</text:p>
          </table:table-cell>
          <table:table-cell office:value-type="float" office:value="97498" table:formula="msoxl:=SUM(B4:B18)" table:style-name="ce126">
            <text:p>97.498</text:p>
          </table:table-cell>
          <table:table-cell office:value-type="float" office:value="155120" table:formula="msoxl:=SUM(C4:C18)" table:style-name="ce127">
            <text:p>155.120</text:p>
          </table:table-cell>
          <table:table-cell office:value-type="float" office:value="359725" table:formula="msoxl:=SUM(D4:D18)" table:style-name="ce128">
            <text:p>359.725</text:p>
          </table:table-cell>
          <table:table-cell office:value-type="float" office:value="16658840" table:formula="msoxl:=SUM(E4:E18)" table:style-name="ce126">
            <text:p>16.658.840</text:p>
          </table:table-cell>
          <table:table-cell office:value-type="float" office:value="6947671" table:formula="msoxl:=SUM(F4:F18)" table:style-name="ce127">
            <text:p>6.947.671</text:p>
          </table:table-cell>
          <table:table-cell office:value-type="float" office:value="12324100" table:formula="msoxl:=SUM(G4:G18)" table:style-name="ce128">
            <text:p>12.324.100</text:p>
          </table:table-cell>
          <table:table-cell office:value-type="float" office:value="15528847" table:formula="msoxl:=SUM(H4:H18)" table:style-name="ce126">
            <text:p>15.528.847</text:p>
          </table:table-cell>
          <table:table-cell office:value-type="float" office:value="6967403" table:formula="msoxl:=SUM(I4:I18)" table:style-name="ce127">
            <text:p>6.967.403</text:p>
          </table:table-cell>
          <table:table-cell office:value-type="float" office:value="11924905" table:formula="msoxl:=SUM(J4:J18)" table:style-name="ce128">
            <text:p>11.924.905</text:p>
          </table:table-cell>
          <table:table-cell office:value-type="float" office:value="16577230" table:formula="msoxl:=SUM(K4:K18)" table:style-name="ce126">
            <text:p>16.577.230</text:p>
          </table:table-cell>
          <table:table-cell office:value-type="float" office:value="7806300" table:formula="msoxl:=SUM(L4:L18)" table:style-name="ce127">
            <text:p>7.806.300</text:p>
          </table:table-cell>
          <table:table-cell office:value-type="float" office:value="12539395" table:formula="msoxl:=SUM(M4:M18)" table:style-name="ce128">
            <text:p>12.539.395</text:p>
          </table:table-cell>
          <table:table-cell office:value-type="float" office:value="16751915" table:formula="msoxl:=SUM(N4:N18)" table:style-name="ce126">
            <text:p>16.751.915</text:p>
          </table:table-cell>
          <table:table-cell office:value-type="float" office:value="8152665" table:formula="msoxl:=SUM(O4:O18)" table:style-name="ce127">
            <text:p>8.152.665</text:p>
          </table:table-cell>
          <table:table-cell office:value-type="float" office:value="10735806" table:formula="msoxl:=SUM(P4:P18)" table:style-name="ce128">
            <text:p>10.735.806</text:p>
          </table:table-cell>
          <table:table-cell office:value-type="float" office:value="12502861" table:formula="msoxl:=SUM(Q4:Q18)" table:style-name="ce126">
            <text:p>12.502.861</text:p>
          </table:table-cell>
          <table:table-cell office:value-type="float" office:value="4663271" table:formula="msoxl:=SUM(R4:R18)" table:style-name="ce127">
            <text:p>4.663.271</text:p>
          </table:table-cell>
          <table:table-cell office:value-type="float" office:value="5013905" table:formula="msoxl:=SUM(S4:S18)" table:style-name="ce128">
            <text:p>5.013.905</text:p>
          </table:table-cell>
          <table:table-cell office:value-type="float" office:value="16148279" table:formula="msoxl:=SUM(T4:T18)" table:style-name="ce126">
            <text:p>16.148.279</text:p>
          </table:table-cell>
          <table:table-cell office:value-type="float" office:value="7751994" table:formula="msoxl:=SUM(U4:U18)" table:style-name="ce127">
            <text:p>7.751.994</text:p>
          </table:table-cell>
          <table:table-cell office:value-type="float" office:value="11007171" table:formula="msoxl:=SUM(V4:V18)" table:style-name="ce128">
            <text:p>11.007.171</text:p>
          </table:table-cell>
          <table:table-cell office:value-type="float" office:value="17315701" table:formula="msoxl:=SUM(W4:W18)" table:style-name="ce126">
            <text:p>17.315.701</text:p>
          </table:table-cell>
          <table:table-cell office:value-type="float" office:value="8119690" table:formula="msoxl:=SUM(X4:X18)" table:style-name="ce127">
            <text:p>8.119.690</text:p>
          </table:table-cell>
          <table:table-cell office:value-type="float" office:value="14469917" table:formula="msoxl:=SUM(Y4:Y18)" table:style-name="ce128">
            <text:p>14.469.917</text:p>
          </table:table-cell>
          <table:table-cell office:value-type="float" office:value="19853976" table:formula="msoxl:=SUM(Z4:Z18)" table:style-name="ce126">
            <text:p>19.853.976</text:p>
          </table:table-cell>
          <table:table-cell office:value-type="float" office:value="8892773" table:formula="msoxl:=SUM(AA4:AA18)" table:style-name="ce127">
            <text:p>8.892.773</text:p>
          </table:table-cell>
          <table:table-cell office:value-type="float" office:value="15332852" table:formula="msoxl:=SUM(AB4:AB18)" table:style-name="ce128">
            <text:p>15.332.852</text:p>
          </table:table-cell>
          <table:table-cell office:value-type="float" office:value="16456127" table:formula="msoxl:=SUM(AC4:AC18)" table:style-name="ce126">
            <text:p>16.456.127</text:p>
          </table:table-cell>
          <table:table-cell office:value-type="float" office:value="7737106" table:formula="msoxl:=SUM(AD4:AD18)" table:style-name="ce127">
            <text:p>7.737.106</text:p>
          </table:table-cell>
          <table:table-cell office:value-type="float" office:value="11798751" table:formula="msoxl:=SUM(AE4:AE18)" table:style-name="ce128">
            <text:p>11.798.751</text:p>
          </table:table-cell>
          <table:table-cell office:value-type="float" office:value="15759756" table:formula="msoxl:=SUM(AF4:AF18)" table:style-name="ce126">
            <text:p>15.759.756</text:p>
          </table:table-cell>
          <table:table-cell office:value-type="float" office:value="7409278" table:formula="msoxl:=SUM(AG4:AG18)" table:style-name="ce127">
            <text:p>7.409.278</text:p>
          </table:table-cell>
          <table:table-cell office:value-type="float" office:value="12176019" table:formula="msoxl:=SUM(AH4:AH18)" table:style-name="ce128">
            <text:p>12.176.019</text:p>
          </table:table-cell>
          <table:table-cell office:value-type="float" office:value="13399195" table:formula="msoxl:=SUM(AI4:AI18)" table:style-name="ce126">
            <text:p>13.399.195</text:p>
          </table:table-cell>
          <table:table-cell office:value-type="float" office:value="4543026" table:formula="msoxl:=SUM(AJ4:AJ18)" table:style-name="ce127">
            <text:p>4.543.026</text:p>
          </table:table-cell>
          <table:table-cell office:value-type="float" office:value="6150901" table:formula="msoxl:=SUM(AK4:AK18)" table:style-name="ce128">
            <text:p>6.150.901</text:p>
          </table:table-cell>
          <table:table-cell office:value-type="float" office:value="177050225" table:formula="msoxl:=SUM(AL4:AL18)" table:style-name="ce129">
            <text:p>177.050.225</text:p>
          </table:table-cell>
          <table:table-cell office:value-type="float" office:value="79146297" table:formula="msoxl:=SUM(AM4:AM18)" table:style-name="ce130">
            <text:p>79.146.297</text:p>
          </table:table-cell>
          <table:table-cell office:value-type="float" office:value="123833447" table:formula="msoxl:=SUM(AN4:AN18)" table:style-name="ce131">
            <text:p>123.833.447</text:p>
          </table:table-cell>
          <table:table-cell table:number-columns-repeated="16344"/>
        </table:table-row>
        <table:table-row table:number-rows-repeated="1048557" table:style-name="ro4">
          <table:table-cell table:number-columns-repeated="16384"/>
        </table:table-row>
      </table:table>
      <table:table table:name="2015" table:style-name="ta2">
        <table:table-column table:style-name="co8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number-columns-repeated="16344" table:default-cell-style-name="ce1"/>
        <table:table-row table:style-name="ro5">
          <table:table-cell office:value-type="string" table:number-columns-spanned="40" table:number-rows-spanned="1" table:style-name="ce15">
            <text:p>TOTAL MENSAL REFEIÇÕES SERVIDAS POR TIPO DE UNIDADE E GESTÃO - 2015</text:p>
          </table:table-cell>
          <table:covered-table-cell table:number-columns-repeated="39"/>
          <table:table-cell table:number-columns-repeated="16344"/>
        </table:table-row>
        <table:table-row table:style-name="ro5">
          <table:table-cell office:value-type="string" table:number-columns-spanned="1" table:number-rows-spanned="2" table:style-name="ce51">
            <text:p>TIPOS DE UNIDADES</text:p>
          </table:table-cell>
          <table:table-cell office:value-type="string" table:number-columns-spanned="3" table:number-rows-spanned="1" table:style-name="ce132">
            <text:p>JAN</text:p>
          </table:table-cell>
          <table:covered-table-cell table:number-columns-repeated="2"/>
          <table:table-cell office:value-type="string" table:number-columns-spanned="3" table:number-rows-spanned="1" table:style-name="ce132">
            <text:p>FEV</text:p>
          </table:table-cell>
          <table:covered-table-cell table:number-columns-repeated="2"/>
          <table:table-cell office:value-type="string" table:number-columns-spanned="3" table:number-rows-spanned="1" table:style-name="ce132">
            <text:p>MAR</text:p>
          </table:table-cell>
          <table:covered-table-cell table:number-columns-repeated="2"/>
          <table:table-cell office:value-type="string" table:number-columns-spanned="3" table:number-rows-spanned="1" table:style-name="ce132">
            <text:p>ABR</text:p>
          </table:table-cell>
          <table:covered-table-cell table:number-columns-repeated="2"/>
          <table:table-cell office:value-type="string" table:number-columns-spanned="3" table:number-rows-spanned="1" table:style-name="ce132">
            <text:p>MAIO</text:p>
          </table:table-cell>
          <table:covered-table-cell table:number-columns-repeated="2"/>
          <table:table-cell office:value-type="string" table:number-columns-spanned="3" table:number-rows-spanned="1" table:style-name="ce132">
            <text:p>JUN</text:p>
          </table:table-cell>
          <table:covered-table-cell table:number-columns-repeated="2"/>
          <table:table-cell office:value-type="string" table:number-columns-spanned="3" table:number-rows-spanned="1" table:style-name="ce132">
            <text:p>JUL</text:p>
          </table:table-cell>
          <table:covered-table-cell table:number-columns-repeated="2"/>
          <table:table-cell office:value-type="string" table:number-columns-spanned="3" table:number-rows-spanned="1" table:style-name="ce132">
            <text:p>AGO</text:p>
          </table:table-cell>
          <table:covered-table-cell table:number-columns-repeated="2"/>
          <table:table-cell office:value-type="string" table:number-columns-spanned="3" table:number-rows-spanned="1" table:style-name="ce133">
            <text:p>SET</text:p>
          </table:table-cell>
          <table:covered-table-cell table:number-columns-repeated="2"/>
          <table:table-cell office:value-type="string" table:number-columns-spanned="3" table:number-rows-spanned="1" table:style-name="ce133">
            <text:p>OUT</text:p>
          </table:table-cell>
          <table:covered-table-cell table:number-columns-repeated="2"/>
          <table:table-cell office:value-type="string" table:number-columns-spanned="3" table:number-rows-spanned="1" table:style-name="ce133">
            <text:p>NOV</text:p>
          </table:table-cell>
          <table:covered-table-cell table:number-columns-repeated="2"/>
          <table:table-cell office:value-type="string" table:number-columns-spanned="3" table:number-rows-spanned="1" table:style-name="ce133">
            <text:p>DEZ</text:p>
          </table:table-cell>
          <table:covered-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16344"/>
        </table:table-row>
        <table:table-row table:style-name="ro5">
          <table:covered-table-cell/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3">
            <text:p>TERC.</text:p>
          </table:table-cell>
          <table:table-cell office:value-type="string" table:style-name="ce2">
            <text:p>NÃO TERC.</text:p>
          </table:table-cell>
          <table:table-cell office:value-type="string" table:style-name="ce56">
            <text:p>MISTAS</text:p>
          </table:table-cell>
          <table:table-cell office:value-type="string" table:style-name="ce115">
            <text:p>TERC.</text:p>
          </table:table-cell>
          <table:table-cell office:value-type="string" table:style-name="ce116">
            <text:p>NÃO TERC.</text:p>
          </table:table-cell>
          <table:table-cell office:value-type="string" table:style-name="ce117">
            <text:p>MISTAS</text:p>
          </table:table-cell>
          <table:table-cell office:value-type="string" table:style-name="ce118">
            <text:p>TERC.</text:p>
          </table:table-cell>
          <table:table-cell table:number-columns-repeated="16344"/>
        </table:table-row>
        <table:table-row table:style-name="ro5">
          <table:table-cell office:value-type="string" table:style-name="ce119">
            <text:p>EMEI<text:s text:c="16"/>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458295" table:style-name="ce83">
            <text:p>458.295</text:p>
          </table:table-cell>
          <table:table-cell office:value-type="float" office:value="1626180" table:style-name="ce84">
            <text:p>1.626.180</text:p>
          </table:table-cell>
          <table:table-cell office:value-type="float" office:value="2560144" table:style-name="ce89">
            <text:p>2.560.144</text:p>
          </table:table-cell>
          <table:table-cell office:value-type="float" office:value="591507" table:style-name="ce86">
            <text:p>591.507</text:p>
          </table:table-cell>
          <table:table-cell office:value-type="float" office:value="2279298" table:style-name="ce84">
            <text:p>2.279.298</text:p>
          </table:table-cell>
          <table:table-cell office:value-type="float" office:value="4186085" table:style-name="ce89">
            <text:p>4.186.085</text:p>
          </table:table-cell>
          <table:table-cell office:value-type="float" office:value="556571" table:style-name="ce86">
            <text:p>556.571</text:p>
          </table:table-cell>
          <table:table-cell office:value-type="float" office:value="2127220" table:style-name="ce84">
            <text:p>2.127.220</text:p>
          </table:table-cell>
          <table:table-cell office:value-type="float" office:value="3571811" table:style-name="ce89">
            <text:p>3.571.811</text:p>
          </table:table-cell>
          <table:table-cell office:value-type="float" office:value="559809" table:style-name="ce86">
            <text:p>559.809</text:p>
          </table:table-cell>
          <table:table-cell office:value-type="float" office:value="2054199" table:style-name="ce84">
            <text:p>2.054.199</text:p>
          </table:table-cell>
          <table:table-cell office:value-type="float" office:value="3666766" table:style-name="ce89">
            <text:p>3.666.766</text:p>
          </table:table-cell>
          <table:table-cell office:value-type="float" office:value="471427" table:style-name="ce86">
            <text:p>471.427</text:p>
          </table:table-cell>
          <table:table-cell office:value-type="float" office:value="2054021" table:style-name="ce84">
            <text:p>2.054.021</text:p>
          </table:table-cell>
          <table:table-cell office:value-type="float" office:value="3576185" table:style-name="ce89">
            <text:p>3.576.185</text:p>
          </table:table-cell>
          <table:table-cell office:value-type="float" office:value="314288" table:style-name="ce86">
            <text:p>314.288</text:p>
          </table:table-cell>
          <table:table-cell office:value-type="float" office:value="1401257" table:style-name="ce88">
            <text:p>1.401.257</text:p>
          </table:table-cell>
          <table:table-cell office:value-type="float" office:value="1805340" table:style-name="ce89">
            <text:p>1.805.340</text:p>
          </table:table-cell>
          <table:table-cell office:value-type="float" office:value="493877" table:style-name="ce86">
            <text:p>493.877</text:p>
          </table:table-cell>
          <table:table-cell office:value-type="float" office:value="2146907" table:style-name="ce88">
            <text:p>2.146.907</text:p>
          </table:table-cell>
          <table:table-cell office:value-type="float" office:value="4032787" table:style-name="ce89">
            <text:p>4.032.787</text:p>
          </table:table-cell>
          <table:table-cell office:value-type="float" office:value="512055" table:style-name="ce86">
            <text:p>512.055</text:p>
          </table:table-cell>
          <table:table-cell office:value-type="float" office:value="2263016" table:style-name="ce88">
            <text:p>2.263.016</text:p>
          </table:table-cell>
          <table:table-cell office:value-type="float" office:value="4027881" table:style-name="ce89">
            <text:p>4.027.881</text:p>
          </table:table-cell>
          <table:table-cell office:value-type="float" office:value="436006" table:style-name="ce86">
            <text:p>436.006</text:p>
          </table:table-cell>
          <table:table-cell office:value-type="float" office:value="1960164" table:style-name="ce88">
            <text:p>1.960.164</text:p>
          </table:table-cell>
          <table:table-cell office:value-type="float" office:value="3372011" table:style-name="ce89">
            <text:p>3.372.011</text:p>
          </table:table-cell>
          <table:table-cell office:value-type="float" office:value="442317" table:style-name="ce86">
            <text:p>442.317</text:p>
          </table:table-cell>
          <table:table-cell office:value-type="float" office:value="1975474" table:style-name="ce88">
            <text:p>1.975.474</text:p>
          </table:table-cell>
          <table:table-cell office:value-type="float" office:value="3436387" table:style-name="ce89">
            <text:p>3.436.387</text:p>
          </table:table-cell>
          <table:table-cell office:value-type="float" office:value="355565" table:style-name="ce86">
            <text:p>355.565</text:p>
          </table:table-cell>
          <table:table-cell office:value-type="float" office:value="1544640" table:style-name="ce88">
            <text:p>1.544.640</text:p>
          </table:table-cell>
          <table:table-cell office:value-type="float" office:value="1677939" table:style-name="ce84">
            <text:p>1.677.939</text:p>
          </table:table-cell>
          <table:table-cell office:value-type="float" office:value="5191717" table:formula="msoxl:=B4+E4+H4+K4+N4+Q4+T4+W4+Z4+AC4+AF4+AI4" table:style-name="ce120">
            <text:p>5.191.717</text:p>
          </table:table-cell>
          <table:table-cell office:value-type="float" office:value="21432376" table:formula="msoxl:=C4+F4+I4+L4+O4+R4+U4+X4+AA4+AD4+AG4+AJ4" table:style-name="ce121">
            <text:p>21.432.376</text:p>
          </table:table-cell>
          <table:table-cell office:value-type="float" office:value="35913336" table:formula="msoxl:=D4+G4+J4+M4+P4+S4+V4+Y4+AB4+AE4+AH4+AK4" table:style-name="ce122">
            <text:p>35.913.336</text:p>
          </table:table-cell>
          <table:table-cell table:number-columns-repeated="16344"/>
        </table:table-row>
        <table:table-row table:style-name="ro5">
          <table:table-cell office:value-type="string" table:style-name="ce123">
            <text:p>EMEF<text:s text:c="16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49950" table:style-name="ce83">
            <text:p>49.950</text:p>
          </table:table-cell>
          <table:table-cell office:value-type="float" office:value="3107325" table:style-name="ce84">
            <text:p>3.107.325</text:p>
          </table:table-cell>
          <table:table-cell office:value-type="float" office:value="4962180" table:style-name="ce89">
            <text:p>4.962.180</text:p>
          </table:table-cell>
          <table:table-cell office:value-type="float" office:value="71967" table:style-name="ce86">
            <text:p>71.967</text:p>
          </table:table-cell>
          <table:table-cell office:value-type="float" office:value="4369533" table:style-name="ce84">
            <text:p>4.369.533</text:p>
          </table:table-cell>
          <table:table-cell office:value-type="float" office:value="8052122" table:style-name="ce89">
            <text:p>8.052.122</text:p>
          </table:table-cell>
          <table:table-cell office:value-type="float" office:value="71620" table:style-name="ce86">
            <text:p>71.620</text:p>
          </table:table-cell>
          <table:table-cell office:value-type="float" office:value="4119760" table:style-name="ce84">
            <text:p>4.119.760</text:p>
          </table:table-cell>
          <table:table-cell office:value-type="float" office:value="6759699" table:style-name="ce89">
            <text:p>6.759.699</text:p>
          </table:table-cell>
          <table:table-cell office:value-type="float" office:value="83500" table:style-name="ce86">
            <text:p>83.500</text:p>
          </table:table-cell>
          <table:table-cell office:value-type="float" office:value="4023634" table:style-name="ce84">
            <text:p>4.023.634</text:p>
          </table:table-cell>
          <table:table-cell office:value-type="float" office:value="7268581" table:style-name="ce89">
            <text:p>7.268.581</text:p>
          </table:table-cell>
          <table:table-cell office:value-type="float" office:value="79928" table:style-name="ce86">
            <text:p>79.928</text:p>
          </table:table-cell>
          <table:table-cell office:value-type="float" office:value="4174751" table:style-name="ce84">
            <text:p>4.174.751</text:p>
          </table:table-cell>
          <table:table-cell office:value-type="float" office:value="7541533" table:style-name="ce89">
            <text:p>7.541.533</text:p>
          </table:table-cell>
          <table:table-cell office:value-type="float" office:value="59056" table:style-name="ce86">
            <text:p>59.056</text:p>
          </table:table-cell>
          <table:table-cell office:value-type="float" office:value="2735884" table:style-name="ce88">
            <text:p>2.735.884</text:p>
          </table:table-cell>
          <table:table-cell office:value-type="float" office:value="3442314" table:style-name="ce89">
            <text:p>3.442.314</text:p>
          </table:table-cell>
          <table:table-cell office:value-type="float" office:value="90420" table:style-name="ce86">
            <text:p>90.420</text:p>
          </table:table-cell>
          <table:table-cell office:value-type="float" office:value="4240240" table:style-name="ce88">
            <text:p>4.240.240</text:p>
          </table:table-cell>
          <table:table-cell office:value-type="float" office:value="8112809" table:style-name="ce89">
            <text:p>8.112.809</text:p>
          </table:table-cell>
          <table:table-cell office:value-type="float" office:value="88175" table:style-name="ce86">
            <text:p>88.175</text:p>
          </table:table-cell>
          <table:table-cell office:value-type="float" office:value="4292671" table:style-name="ce88">
            <text:p>4.292.671</text:p>
          </table:table-cell>
          <table:table-cell office:value-type="float" office:value="8150623" table:style-name="ce89">
            <text:p>8.150.623</text:p>
          </table:table-cell>
          <table:table-cell office:value-type="float" office:value="77049" table:style-name="ce86">
            <text:p>77.049</text:p>
          </table:table-cell>
          <table:table-cell office:value-type="float" office:value="3821121" table:style-name="ce88">
            <text:p>3.821.121</text:p>
          </table:table-cell>
          <table:table-cell office:value-type="float" office:value="6584908" table:style-name="ce89">
            <text:p>6.584.908</text:p>
          </table:table-cell>
          <table:table-cell office:value-type="float" office:value="76680" table:style-name="ce86">
            <text:p>76.680</text:p>
          </table:table-cell>
          <table:table-cell office:value-type="float" office:value="3880716" table:style-name="ce88">
            <text:p>3.880.716</text:p>
          </table:table-cell>
          <table:table-cell office:value-type="float" office:value="7343659" table:style-name="ce89">
            <text:p>7.343.659</text:p>
          </table:table-cell>
          <table:table-cell office:value-type="float" office:value="35587" table:style-name="ce86">
            <text:p>35.587</text:p>
          </table:table-cell>
          <table:table-cell office:value-type="float" office:value="1721896" table:style-name="ce88">
            <text:p>1.721.896</text:p>
          </table:table-cell>
          <table:table-cell office:value-type="float" office:value="2541483" table:style-name="ce84">
            <text:p>2.541.483</text:p>
          </table:table-cell>
          <table:table-cell office:value-type="float" office:value="783932" table:formula="msoxl:=B5+E5+H5+K5+N5+Q5+T5+W5+Z5+AC5+AF5+AI5" table:style-name="ce120">
            <text:p>783.932</text:p>
          </table:table-cell>
          <table:table-cell office:value-type="float" office:value="40487531" table:formula="msoxl:=C5+F5+I5+L5+O5+R5+U5+X5+AA5+AD5+AG5+AJ5" table:style-name="ce121">
            <text:p>40.487.531</text:p>
          </table:table-cell>
          <table:table-cell office:value-type="float" office:value="70759911" table:formula="msoxl:=D5+G5+J5+M5+P5+S5+V5+Y5+AB5+AE5+AH5+AK5" table:style-name="ce122">
            <text:p>70.759.911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LASSE COMUNITARIA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6+E6+H6+K6+N6+Q6+T6+W6+Z6+AC6+AF6+AI6" table:style-name="ce120">
            <text:p>0</text:p>
          </table:table-cell>
          <table:table-cell office:value-type="float" office:value="0" table:formula="msoxl:=C6+F6+I6+L6+O6+R6+U6+X6+AA6+AD6+AG6+AJ6" table:style-name="ce121">
            <text:p>0</text:p>
          </table:table-cell>
          <table:table-cell office:value-type="float" office:value="0" table:formula="msoxl:=D6+G6+J6+M6+P6+S6+V6+Y6+AB6+AE6+AH6+AK6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IEJA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92303" table:style-name="ce83">
            <text:p>92.303</text:p>
          </table:table-cell>
          <table:table-cell office:value-type="float" office:value="18165" table:style-name="ce84">
            <text:p>18.165</text:p>
          </table:table-cell>
          <table:table-cell office:value-type="float" office:value="0" table:style-name="ce89">
            <text:p>0</text:p>
          </table:table-cell>
          <table:table-cell office:value-type="float" office:value="136983" table:style-name="ce86">
            <text:p>136.983</text:p>
          </table:table-cell>
          <table:table-cell office:value-type="float" office:value="25431" table:style-name="ce84">
            <text:p>25.431</text:p>
          </table:table-cell>
          <table:table-cell office:value-type="float" office:value="0" table:style-name="ce89">
            <text:p>0</text:p>
          </table:table-cell>
          <table:table-cell office:value-type="float" office:value="131160" table:style-name="ce86">
            <text:p>131.160</text:p>
          </table:table-cell>
          <table:table-cell office:value-type="float" office:value="20920" table:style-name="ce84">
            <text:p>20.920</text:p>
          </table:table-cell>
          <table:table-cell office:value-type="float" office:value="0" table:style-name="ce89">
            <text:p>0</text:p>
          </table:table-cell>
          <table:table-cell office:value-type="float" office:value="129800" table:style-name="ce86">
            <text:p>129.800</text:p>
          </table:table-cell>
          <table:table-cell office:value-type="float" office:value="21140" table:style-name="ce84">
            <text:p>21.140</text:p>
          </table:table-cell>
          <table:table-cell office:value-type="float" office:value="0" table:style-name="ce89">
            <text:p>0</text:p>
          </table:table-cell>
          <table:table-cell office:value-type="float" office:value="128481" table:style-name="ce86">
            <text:p>128.481</text:p>
          </table:table-cell>
          <table:table-cell office:value-type="float" office:value="21812" table:style-name="ce84">
            <text:p>21.812</text:p>
          </table:table-cell>
          <table:table-cell office:value-type="float" office:value="0" table:style-name="ce89">
            <text:p>0</text:p>
          </table:table-cell>
          <table:table-cell office:value-type="float" office:value="352524" table:style-name="ce86">
            <text:p>352.524</text:p>
          </table:table-cell>
          <table:table-cell office:value-type="float" office:value="14952" table:style-name="ce88">
            <text:p>14.952</text:p>
          </table:table-cell>
          <table:table-cell office:value-type="float" office:value="0" table:style-name="ce89">
            <text:p>0</text:p>
          </table:table-cell>
          <table:table-cell office:value-type="float" office:value="131465" table:style-name="ce86">
            <text:p>131.465</text:p>
          </table:table-cell>
          <table:table-cell office:value-type="float" office:value="20700" table:style-name="ce88">
            <text:p>20.700</text:p>
          </table:table-cell>
          <table:table-cell office:value-type="float" office:value="0" table:style-name="ce89">
            <text:p>0</text:p>
          </table:table-cell>
          <table:table-cell office:value-type="float" office:value="127592" table:style-name="ce86">
            <text:p>127.592</text:p>
          </table:table-cell>
          <table:table-cell office:value-type="float" office:value="21630" table:style-name="ce88">
            <text:p>21.630</text:p>
          </table:table-cell>
          <table:table-cell office:value-type="float" office:value="0" table:style-name="ce89">
            <text:p>0</text:p>
          </table:table-cell>
          <table:table-cell office:value-type="float" office:value="112032" table:style-name="ce86">
            <text:p>112.032</text:p>
          </table:table-cell>
          <table:table-cell office:value-type="float" office:value="18792" table:style-name="ce88">
            <text:p>18.792</text:p>
          </table:table-cell>
          <table:table-cell office:value-type="float" office:value="0" table:style-name="ce89">
            <text:p>0</text:p>
          </table:table-cell>
          <table:table-cell office:value-type="float" office:value="123155" table:style-name="ce86">
            <text:p>123.15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6801" table:style-name="ce86">
            <text:p>66.80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532296" table:formula="msoxl:=B7+E7+H7+K7+N7+Q7+T7+W7+Z7+AC7+AF7+AI7" table:style-name="ce120">
            <text:p>1.532.296</text:p>
          </table:table-cell>
          <table:table-cell office:value-type="float" office:value="183542" table:formula="msoxl:=C7+F7+I7+L7+O7+R7+U7+X7+AA7+AD7+AG7+AJ7" table:style-name="ce121">
            <text:p>183.542</text:p>
          </table:table-cell>
          <table:table-cell office:value-type="float" office:value="0" table:formula="msoxl:=D7+G7+J7+M7+P7+S7+V7+Y7+AB7+AE7+AH7+AK7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EMEE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3245" table:style-name="ce84">
            <text:p>13.245</text:p>
          </table:table-cell>
          <table:table-cell office:value-type="float" office:value="17417" table:style-name="ce89">
            <text:p>17.417</text:p>
          </table:table-cell>
          <table:table-cell office:value-type="float" office:value="0" table:style-name="ce86">
            <text:p>0</text:p>
          </table:table-cell>
          <table:table-cell office:value-type="float" office:value="18543" table:style-name="ce84">
            <text:p>18.543</text:p>
          </table:table-cell>
          <table:table-cell office:value-type="float" office:value="26231" table:style-name="ce89">
            <text:p>26.231</text:p>
          </table:table-cell>
          <table:table-cell office:value-type="float" office:value="0" table:style-name="ce86">
            <text:p>0</text:p>
          </table:table-cell>
          <table:table-cell office:value-type="float" office:value="16480" table:style-name="ce84">
            <text:p>16.480</text:p>
          </table:table-cell>
          <table:table-cell office:value-type="float" office:value="23839" table:style-name="ce89">
            <text:p>23.839</text:p>
          </table:table-cell>
          <table:table-cell office:value-type="float" office:value="0" table:style-name="ce86">
            <text:p>0</text:p>
          </table:table-cell>
          <table:table-cell office:value-type="float" office:value="16260" table:style-name="ce84">
            <text:p>16.260</text:p>
          </table:table-cell>
          <table:table-cell office:value-type="float" office:value="26493" table:style-name="ce89">
            <text:p>26.493</text:p>
          </table:table-cell>
          <table:table-cell office:value-type="float" office:value="0" table:style-name="ce86">
            <text:p>0</text:p>
          </table:table-cell>
          <table:table-cell office:value-type="float" office:value="16048" table:style-name="ce84">
            <text:p>16.048</text:p>
          </table:table-cell>
          <table:table-cell office:value-type="float" office:value="25916" table:style-name="ce89">
            <text:p>25.916</text:p>
          </table:table-cell>
          <table:table-cell office:value-type="float" office:value="0" table:style-name="ce86">
            <text:p>0</text:p>
          </table:table-cell>
          <table:table-cell office:value-type="float" office:value="10962" table:style-name="ce88">
            <text:p>10.962</text:p>
          </table:table-cell>
          <table:table-cell office:value-type="float" office:value="16792" table:style-name="ce89">
            <text:p>16.792</text:p>
          </table:table-cell>
          <table:table-cell office:value-type="float" office:value="0" table:style-name="ce86">
            <text:p>0</text:p>
          </table:table-cell>
          <table:table-cell office:value-type="float" office:value="16355" table:style-name="ce88">
            <text:p>16.355</text:p>
          </table:table-cell>
          <table:table-cell office:value-type="float" office:value="26753" table:style-name="ce89">
            <text:p>26.753</text:p>
          </table:table-cell>
          <table:table-cell office:value-type="float" office:value="0" table:style-name="ce86">
            <text:p>0</text:p>
          </table:table-cell>
          <table:table-cell office:value-type="float" office:value="16798" table:style-name="ce88">
            <text:p>16.798</text:p>
          </table:table-cell>
          <table:table-cell office:value-type="float" office:value="26033" table:style-name="ce89">
            <text:p>26.033</text:p>
          </table:table-cell>
          <table:table-cell office:value-type="float" office:value="0" table:style-name="ce86">
            <text:p>0</text:p>
          </table:table-cell>
          <table:table-cell office:value-type="float" office:value="13633" table:style-name="ce88">
            <text:p>13.633</text:p>
          </table:table-cell>
          <table:table-cell office:value-type="float" office:value="22802" table:style-name="ce89">
            <text:p>22.802</text:p>
          </table:table-cell>
          <table:table-cell office:value-type="float" office:value="0" table:style-name="ce86">
            <text:p>0</text:p>
          </table:table-cell>
          <table:table-cell office:value-type="float" office:value="14129" table:style-name="ce88">
            <text:p>14.129</text:p>
          </table:table-cell>
          <table:table-cell office:value-type="float" office:value="23232" table:style-name="ce89">
            <text:p>23.232</text:p>
          </table:table-cell>
          <table:table-cell office:value-type="float" office:value="0" table:style-name="ce86">
            <text:p>0</text:p>
          </table:table-cell>
          <table:table-cell office:value-type="float" office:value="10454" table:style-name="ce88">
            <text:p>10.454</text:p>
          </table:table-cell>
          <table:table-cell office:value-type="float" office:value="19007" table:style-name="ce84">
            <text:p>19.007</text:p>
          </table:table-cell>
          <table:table-cell office:value-type="float" office:value="0" table:formula="msoxl:=B8+E8+H8+K8+N8+Q8+T8+W8+Z8+AC8+AF8+AI8" table:style-name="ce120">
            <text:p>0</text:p>
          </table:table-cell>
          <table:table-cell office:value-type="float" office:value="162907" table:formula="msoxl:=C8+F8+I8+L8+O8+R8+U8+X8+AA8+AD8+AG8+AJ8" table:style-name="ce121">
            <text:p>162.907</text:p>
          </table:table-cell>
          <table:table-cell office:value-type="float" office:value="254515" table:formula="msoxl:=D8+G8+J8+M8+P8+S8+V8+Y8+AB8+AE8+AH8+AK8" table:style-name="ce122">
            <text:p>254.515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SME CONVÊNIO<text:s text:c="8"/></text:p>
          </table:table-cell>
          <table:table-cell office:value-type="float" office:value="9427" table:style-name="ce109">
            <text:p>9.427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29937" table:style-name="ce83">
            <text:p>29.937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9006" table:style-name="ce86">
            <text:p>39.006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913" table:style-name="ce86">
            <text:p>35.913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6489" table:style-name="ce86">
            <text:p>36.489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7380" table:style-name="ce86">
            <text:p>37.3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860" table:style-name="ce86">
            <text:p>35.86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8299" table:style-name="ce86">
            <text:p>38.29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1211" table:style-name="ce86">
            <text:p>41.21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694" table:style-name="ce86">
            <text:p>35.69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8475" table:style-name="ce86">
            <text:p>38.47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1170" table:style-name="ce86">
            <text:p>31.17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408861" table:formula="msoxl:=B9+E9+H9+K9+N9+Q9+T9+W9+Z9+AC9+AF9+AI9" table:style-name="ce120">
            <text:p>408.861</text:p>
          </table:table-cell>
          <table:table-cell office:value-type="float" office:value="0" table:formula="msoxl:=C9+F9+I9+L9+O9+R9+U9+X9+AA9+AD9+AG9+AJ9" table:style-name="ce121">
            <text:p>0</text:p>
          </table:table-cell>
          <table:table-cell office:value-type="float" office:value="0" table:formula="msoxl:=D9+G9+J9+M9+P9+S9+V9+Y9+AB9+AE9+AH9+AK9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EU GESTÃO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6000" table:style-name="ce84">
            <text:p>6.0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8080" table:style-name="ce84">
            <text:p>8.08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7280" table:style-name="ce84">
            <text:p>7.28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840" table:style-name="ce84">
            <text:p>11.84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7512" table:style-name="ce88">
            <text:p>7.512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252" table:style-name="ce88">
            <text:p>11.252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046" table:style-name="ce88">
            <text:p>11.046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8795" table:style-name="ce88">
            <text:p>8.79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609" table:style-name="ce88">
            <text:p>11.609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724" table:style-name="ce88">
            <text:p>5.724</text:p>
          </table:table-cell>
          <table:table-cell office:value-type="float" office:value="0" table:style-name="ce84">
            <text:p>0</text:p>
          </table:table-cell>
          <table:table-cell office:value-type="float" office:value="0" table:formula="msoxl:=B10+E10+H10+K10+N10+Q10+T10+W10+Z10+AC10+AF10+AI10" table:style-name="ce120">
            <text:p>0</text:p>
          </table:table-cell>
          <table:table-cell office:value-type="float" office:value="89138" table:formula="msoxl:=C10+F10+I10+L10+O10+R10+U10+X10+AA10+AD10+AG10+AJ10" table:style-name="ce121">
            <text:p>89.138</text:p>
          </table:table-cell>
          <table:table-cell office:value-type="float" office:value="0" table:formula="msoxl:=D10+G10+J10+M10+P10+S10+V10+Y10+AB10+AE10+AH10+AK10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EMEI</text:p>
          </table:table-cell>
          <table:table-cell office:value-type="float" office:value="295290" table:style-name="ce109">
            <text:p>295.290</text:p>
          </table:table-cell>
          <table:table-cell office:value-type="float" office:value="794780" table:style-name="ce110">
            <text:p>794.780</text:p>
          </table:table-cell>
          <table:table-cell office:value-type="float" office:value="156374" table:style-name="ce85">
            <text:p>156.374</text:p>
          </table:table-cell>
          <table:table-cell office:value-type="float" office:value="0" table:style-name="ce83">
            <text:p>0</text:p>
          </table:table-cell>
          <table:table-cell office:value-type="float" office:value="7725" table:style-name="ce84">
            <text:p>7.72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56805" table:style-name="ce84">
            <text:p>56.80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8400" table:style-name="ce84">
            <text:p>48.4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48870" table:style-name="ce84">
            <text:p>48.87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05310" table:style-name="ce84">
            <text:p>105.31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76035" table:style-name="ce88">
            <text:p>76.03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36635" table:style-name="ce88">
            <text:p>136.63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38415" table:style-name="ce88">
            <text:p>138.41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01280" table:style-name="ce88">
            <text:p>101.28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16105" table:style-name="ce88">
            <text:p>116.10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109735" table:style-name="ce88">
            <text:p>109.735</text:p>
          </table:table-cell>
          <table:table-cell office:value-type="float" office:value="0" table:style-name="ce84">
            <text:p>0</text:p>
          </table:table-cell>
          <table:table-cell office:value-type="float" office:value="295290" table:formula="msoxl:=B11+E11+H11+K11+N11+Q11+T11+W11+Z11+AC11+AF11+AI11" table:style-name="ce120">
            <text:p>295.290</text:p>
          </table:table-cell>
          <table:table-cell office:value-type="float" office:value="1740095" table:formula="msoxl:=C11+F11+I11+L11+O11+R11+U11+X11+AA11+AD11+AG11+AJ11" table:style-name="ce121">
            <text:p>1.740.095</text:p>
          </table:table-cell>
          <table:table-cell office:value-type="float" office:value="156374" table:formula="msoxl:=D11+G11+J11+M11+P11+S11+V11+Y11+AB11+AE11+AH11+AK11" table:style-name="ce122">
            <text:p>156.374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EI MUNICIPAL<text:s text:c="7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248100" table:style-name="ce83">
            <text:p>248.100</text:p>
          </table:table-cell>
          <table:table-cell office:value-type="float" office:value="1067240" table:style-name="ce84">
            <text:p>1.067.240</text:p>
          </table:table-cell>
          <table:table-cell office:value-type="float" office:value="1708202" table:style-name="ce89">
            <text:p>1.708.202</text:p>
          </table:table-cell>
          <table:table-cell office:value-type="float" office:value="369085" table:style-name="ce86">
            <text:p>369.085</text:p>
          </table:table-cell>
          <table:table-cell office:value-type="float" office:value="1718820" table:style-name="ce84">
            <text:p>1.718.820</text:p>
          </table:table-cell>
          <table:table-cell office:value-type="float" office:value="2517538" table:style-name="ce89">
            <text:p>2.517.538</text:p>
          </table:table-cell>
          <table:table-cell office:value-type="float" office:value="368770" table:style-name="ce86">
            <text:p>368.770</text:p>
          </table:table-cell>
          <table:table-cell office:value-type="float" office:value="1722621" table:style-name="ce84">
            <text:p>1.722.621</text:p>
          </table:table-cell>
          <table:table-cell office:value-type="float" office:value="2286143" table:style-name="ce89">
            <text:p>2.286.143</text:p>
          </table:table-cell>
          <table:table-cell office:value-type="float" office:value="331365" table:style-name="ce86">
            <text:p>331.365</text:p>
          </table:table-cell>
          <table:table-cell office:value-type="float" office:value="1618830" table:style-name="ce84">
            <text:p>1.618.830</text:p>
          </table:table-cell>
          <table:table-cell office:value-type="float" office:value="2386913" table:style-name="ce89">
            <text:p>2.386.913</text:p>
          </table:table-cell>
          <table:table-cell office:value-type="float" office:value="325305" table:style-name="ce86">
            <text:p>325.305</text:p>
          </table:table-cell>
          <table:table-cell office:value-type="float" office:value="1625026" table:style-name="ce84">
            <text:p>1.625.026</text:p>
          </table:table-cell>
          <table:table-cell office:value-type="float" office:value="2330122" table:style-name="ce89">
            <text:p>2.330.122</text:p>
          </table:table-cell>
          <table:table-cell office:value-type="float" office:value="219545" table:style-name="ce86">
            <text:p>219.545</text:p>
          </table:table-cell>
          <table:table-cell office:value-type="float" office:value="1161151" table:style-name="ce88">
            <text:p>1.161.151</text:p>
          </table:table-cell>
          <table:table-cell office:value-type="float" office:value="1381931" table:style-name="ce89">
            <text:p>1.381.931</text:p>
          </table:table-cell>
          <table:table-cell office:value-type="float" office:value="344925" table:style-name="ce86">
            <text:p>344.925</text:p>
          </table:table-cell>
          <table:table-cell office:value-type="float" office:value="1693802" table:style-name="ce88">
            <text:p>1.693.802</text:p>
          </table:table-cell>
          <table:table-cell office:value-type="float" office:value="2634561" table:style-name="ce89">
            <text:p>2.634.561</text:p>
          </table:table-cell>
          <table:table-cell office:value-type="float" office:value="342900" table:style-name="ce86">
            <text:p>342.900</text:p>
          </table:table-cell>
          <table:table-cell office:value-type="float" office:value="1712857" table:style-name="ce88">
            <text:p>1.712.857</text:p>
          </table:table-cell>
          <table:table-cell office:value-type="float" office:value="2617575" table:style-name="ce89">
            <text:p>2.617.575</text:p>
          </table:table-cell>
          <table:table-cell office:value-type="float" office:value="301172" table:style-name="ce86">
            <text:p>301.172</text:p>
          </table:table-cell>
          <table:table-cell office:value-type="float" office:value="1489908" table:style-name="ce88">
            <text:p>1.489.908</text:p>
          </table:table-cell>
          <table:table-cell office:value-type="float" office:value="2255190" table:style-name="ce89">
            <text:p>2.255.190</text:p>
          </table:table-cell>
          <table:table-cell office:value-type="float" office:value="309683" table:style-name="ce86">
            <text:p>309.683</text:p>
          </table:table-cell>
          <table:table-cell office:value-type="float" office:value="1522003" table:style-name="ce88">
            <text:p>1.522.003</text:p>
          </table:table-cell>
          <table:table-cell office:value-type="float" office:value="2335498" table:style-name="ce89">
            <text:p>2.335.498</text:p>
          </table:table-cell>
          <table:table-cell office:value-type="float" office:value="277813" table:style-name="ce86">
            <text:p>277.813</text:p>
          </table:table-cell>
          <table:table-cell office:value-type="float" office:value="1376995" table:style-name="ce88">
            <text:p>1.376.995</text:p>
          </table:table-cell>
          <table:table-cell office:value-type="float" office:value="1396564" table:style-name="ce84">
            <text:p>1.396.564</text:p>
          </table:table-cell>
          <table:table-cell office:value-type="float" office:value="3438663" table:formula="msoxl:=B12+E12+H12+K12+N12+Q12+T12+W12+Z12+AC12+AF12+AI12" table:style-name="ce120">
            <text:p>3.438.663</text:p>
          </table:table-cell>
          <table:table-cell office:value-type="float" office:value="16709253" table:formula="msoxl:=C12+F12+I12+L12+O12+R12+U12+X12+AA12+AD12+AG12+AJ12" table:style-name="ce121">
            <text:p>16.709.253</text:p>
          </table:table-cell>
          <table:table-cell office:value-type="float" office:value="23850237" table:formula="msoxl:=D12+G12+J12+M12+P12+S12+V12+Y12+AB12+AE12+AH12+AK12" table:style-name="ce122">
            <text:p>23.850.237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EI CONVENIADO<text:s text:c="5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2180598" table:style-name="ce83">
            <text:p>12.180.59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392060" table:style-name="ce86">
            <text:p>17.392.06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955425" table:style-name="ce86">
            <text:p>16.955.42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069454" table:style-name="ce86">
            <text:p>15.069.45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293128" table:style-name="ce86">
            <text:p>15.293.128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3536474" table:style-name="ce86">
            <text:p>13.536.47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884434" table:style-name="ce86">
            <text:p>16.884.43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065175" table:style-name="ce86">
            <text:p>17.065.17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5227420" table:style-name="ce86">
            <text:p>15.227.4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785120" table:style-name="ce86">
            <text:p>16.785.1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789734" table:style-name="ce86">
            <text:p>17.789.734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74179022" table:formula="msoxl:=B13+E13+H13+K13+N13+Q13+T13+W13+Z13+AC13+AF13+AI13" table:style-name="ce120">
            <text:p>174.179.022</text:p>
          </table:table-cell>
          <table:table-cell office:value-type="float" office:value="0" table:formula="msoxl:=C13+F13+I13+L13+O13+R13+U13+X13+AA13+AD13+AG13+AJ13" table:style-name="ce121">
            <text:p>0</text:p>
          </table:table-cell>
          <table:table-cell office:value-type="float" office:value="0" table:formula="msoxl:=D13+G13+J13+M13+P13+S13+V13+Y13+AB13+AE13+AH13+AK13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FUNCIONARIO CEI CONVENIADO<text:s text:c="6"/>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500616" table:style-name="ce83">
            <text:p>500.616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58944" table:style-name="ce86">
            <text:p>658.94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00300" table:style-name="ce86">
            <text:p>600.3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71805" table:style-name="ce86">
            <text:p>571.80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76574" table:style-name="ce86">
            <text:p>576.574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95673" table:style-name="ce86">
            <text:p>495.673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16820" table:style-name="ce86">
            <text:p>616.82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24880" table:style-name="ce86">
            <text:p>624.8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557838" table:style-name="ce86">
            <text:p>557.838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00930" table:style-name="ce86">
            <text:p>600.93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642599" table:style-name="ce86">
            <text:p>642.59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6446979" table:formula="msoxl:=B14+E14+H14+K14+N14+Q14+T14+W14+Z14+AC14+AF14+AI14" table:style-name="ce120">
            <text:p>6.446.979</text:p>
          </table:table-cell>
          <table:table-cell office:value-type="float" office:value="0" table:formula="msoxl:=C14+F14+I14+L14+O14+R14+U14+X14+AA14+AD14+AG14+AJ14" table:style-name="ce121">
            <text:p>0</text:p>
          </table:table-cell>
          <table:table-cell office:value-type="float" office:value="0" table:formula="msoxl:=D14+G14+J14+M14+P14+S14+V14+Y14+AB14+AE14+AH14+AK14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PROJETO CECI</text:p>
          </table:table-cell>
          <table:table-cell office:value-type="float" office:value="26330" table:style-name="ce109">
            <text:p>26.33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7765" table:style-name="ce83">
            <text:p>17.76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5565" table:style-name="ce86">
            <text:p>25.56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3400" table:style-name="ce86">
            <text:p>23.4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4490" table:style-name="ce86">
            <text:p>24.49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6025" table:style-name="ce86">
            <text:p>26.02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410" table:style-name="ce86">
            <text:p>27.41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7305" table:style-name="ce86">
            <text:p>27.3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2009" table:style-name="ce86">
            <text:p>32.009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731" table:style-name="ce86">
            <text:p>29.73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1672" table:style-name="ce86">
            <text:p>31.67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4758" table:style-name="ce86">
            <text:p>24.758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316460" table:formula="msoxl:=B15+E15+H15+K15+N15+Q15+T15+W15+Z15+AC15+AF15+AI15" table:style-name="ce120">
            <text:p>316.460</text:p>
          </table:table-cell>
          <table:table-cell office:value-type="float" office:value="0" table:formula="msoxl:=C15+F15+I15+L15+O15+R15+U15+X15+AA15+AD15+AG15+AJ15" table:style-name="ce121">
            <text:p>0</text:p>
          </table:table-cell>
          <table:table-cell office:value-type="float" office:value="0" table:formula="msoxl:=D15+G15+J15+M15+P15+S15+V15+Y15+AB15+AE15+AH15+AK15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CI (*)</text:p>
          </table:table-cell>
          <table:table-cell office:value-type="float" office:value="4840" table:style-name="ce109">
            <text:p>4.84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6120" table:style-name="ce83">
            <text:p>6.12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9945" table:style-name="ce86">
            <text:p>9.94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110" table:style-name="ce86">
            <text:p>11.11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0480" table:style-name="ce86">
            <text:p>10.4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285" table:style-name="ce86">
            <text:p>11.285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800" table:style-name="ce86">
            <text:p>11.8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2105" table:style-name="ce86">
            <text:p>12.1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1900" table:style-name="ce86">
            <text:p>11.9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0595" table:style-name="ce86">
            <text:p>10.59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0925" table:style-name="ce86">
            <text:p>10.92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7005" table:style-name="ce86">
            <text:p>7.00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18110" table:formula="msoxl:=B16+E16+H16+K16+N16+Q16+T16+W16+Z16+AC16+AF16+AI16" table:style-name="ce120">
            <text:p>118.110</text:p>
          </table:table-cell>
          <table:table-cell office:value-type="float" office:value="0" table:formula="msoxl:=C16+F16+I16+L16+O16+R16+U16+X16+AA16+AD16+AG16+AJ16" table:style-name="ce121">
            <text:p>0</text:p>
          </table:table-cell>
          <table:table-cell office:value-type="float" office:value="0" table:formula="msoxl:=D16+G16+J16+M16+P16+S16+V16+Y16+AB16+AE16+AH16+AK16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4">
            <text:p>CMCT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4250" table:style-name="ce83">
            <text:p>14.25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9950" table:style-name="ce86">
            <text:p>19.95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8880" table:style-name="ce86">
            <text:p>18.88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8200" table:style-name="ce86">
            <text:p>18.2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290" table:style-name="ce86">
            <text:p>17.29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2740" table:style-name="ce86">
            <text:p>12.74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8200" table:style-name="ce86">
            <text:p>18.2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8200" table:style-name="ce86">
            <text:p>18.2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6380" table:style-name="ce86">
            <text:p>16.3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17290" table:style-name="ce86">
            <text:p>17.29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7280" table:style-name="ce86">
            <text:p>7.28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78660" table:formula="msoxl:=B17+E17+H17+K17+N17+Q17+T17+W17+Z17+AC17+AF17+AI17" table:style-name="ce120">
            <text:p>178.660</text:p>
          </table:table-cell>
          <table:table-cell office:value-type="float" office:value="0" table:formula="msoxl:=C17+F17+I17+L17+O17+R17+U17+X17+AA17+AD17+AG17+AJ17" table:style-name="ce121">
            <text:p>0</text:p>
          </table:table-cell>
          <table:table-cell office:value-type="float" office:value="0" table:formula="msoxl:=D17+G17+J17+M17+P17+S17+V17+Y17+AB17+AE17+AH17+AK17" table:style-name="ce122">
            <text:p>0</text:p>
          </table:table-cell>
          <table:table-cell table:number-columns-repeated="16344"/>
        </table:table-row>
        <table:table-row table:style-name="ro5">
          <table:table-cell office:value-type="string" table:style-name="ce125">
            <text:p>RECREIO</text:p>
          </table:table-cell>
          <table:table-cell office:value-type="float" office:value="29320" table:style-name="ce111">
            <text:p>29.320</text:p>
          </table:table-cell>
          <table:table-cell office:value-type="float" office:value="88590" table:style-name="ce112">
            <text:p>88.590</text:p>
          </table:table-cell>
          <table:table-cell office:value-type="float" office:value="342354" table:style-name="ce114">
            <text:p>342.35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40620" table:style-name="ce86">
            <text:p>40.620</text:p>
          </table:table-cell>
          <table:table-cell office:value-type="float" office:value="56980" table:style-name="ce88">
            <text:p>56.980</text:p>
          </table:table-cell>
          <table:table-cell office:value-type="float" office:value="164494" table:style-name="ce89">
            <text:p>164.494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69940" table:formula="msoxl:=B18+E18+H18+K18+N18+Q18+T18+W18+Z18+AC18+AF18+AI18" table:style-name="ce120">
            <text:p>69.940</text:p>
          </table:table-cell>
          <table:table-cell office:value-type="float" office:value="145570" table:formula="msoxl:=C18+F18+I18+L18+O18+R18+U18+X18+AA18+AD18+AG18+AJ18" table:style-name="ce121">
            <text:p>145.570</text:p>
          </table:table-cell>
          <table:table-cell office:value-type="float" office:value="506848" table:formula="msoxl:=D18+G18+J18+M18+P18+S18+V18+Y18+AB18+AE18+AH18+AK18" table:style-name="ce122">
            <text:p>506.848</text:p>
          </table:table-cell>
          <table:table-cell table:number-columns-repeated="16344"/>
        </table:table-row>
        <table:table-row table:style-name="ro5">
          <table:table-cell office:value-type="string" table:style-name="ce74">
            <text:p>TOTAL GERAL</text:p>
          </table:table-cell>
          <table:table-cell office:value-type="float" office:value="365207" table:formula="msoxl:=SUM(B4:B18)" table:style-name="ce126">
            <text:p>365.207</text:p>
          </table:table-cell>
          <table:table-cell office:value-type="float" office:value="883370" table:formula="msoxl:=SUM(C4:C18)" table:style-name="ce127">
            <text:p>883.370</text:p>
          </table:table-cell>
          <table:table-cell office:value-type="float" office:value="498728" table:formula="msoxl:=SUM(D4:D18)" table:style-name="ce128">
            <text:p>498.728</text:p>
          </table:table-cell>
          <table:table-cell office:value-type="float" office:value="13597934" table:formula="msoxl:=SUM(E4:E18)" table:style-name="ce126">
            <text:p>13.597.934</text:p>
          </table:table-cell>
          <table:table-cell office:value-type="float" office:value="5839880" table:formula="msoxl:=SUM(F4:F18)" table:style-name="ce127">
            <text:p>5.839.880</text:p>
          </table:table-cell>
          <table:table-cell office:value-type="float" office:value="9247943" table:formula="msoxl:=SUM(G4:G18)" table:style-name="ce128">
            <text:p>9.247.943</text:p>
          </table:table-cell>
          <table:table-cell office:value-type="float" office:value="19315012" table:formula="msoxl:=SUM(H4:H18)" table:style-name="ce126">
            <text:p>19.315.012</text:p>
          </table:table-cell>
          <table:table-cell office:value-type="float" office:value="8474430" table:formula="msoxl:=SUM(I4:I18)" table:style-name="ce127">
            <text:p>8.474.430</text:p>
          </table:table-cell>
          <table:table-cell office:value-type="float" office:value="14781976" table:formula="msoxl:=SUM(J4:J18)" table:style-name="ce128">
            <text:p>14.781.976</text:p>
          </table:table-cell>
          <table:table-cell office:value-type="float" office:value="18773149" table:formula="msoxl:=SUM(K4:K18)" table:style-name="ce126">
            <text:p>18.773.149</text:p>
          </table:table-cell>
          <table:table-cell office:value-type="float" office:value="8063481" table:formula="msoxl:=SUM(L4:L18)" table:style-name="ce127">
            <text:p>8.063.481</text:p>
          </table:table-cell>
          <table:table-cell office:value-type="float" office:value="12641492" table:formula="msoxl:=SUM(M4:M18)" table:style-name="ce128">
            <text:p>12.641.492</text:p>
          </table:table-cell>
          <table:table-cell office:value-type="float" office:value="16835392" table:formula="msoxl:=SUM(N4:N18)" table:style-name="ce126">
            <text:p>16.835.392</text:p>
          </table:table-cell>
          <table:table-cell office:value-type="float" office:value="7790213" table:formula="msoxl:=SUM(O4:O18)" table:style-name="ce127">
            <text:p>7.790.213</text:p>
          </table:table-cell>
          <table:table-cell office:value-type="float" office:value="13348753" table:formula="msoxl:=SUM(P4:P18)" table:style-name="ce128">
            <text:p>13.348.753</text:p>
          </table:table-cell>
          <table:table-cell office:value-type="float" office:value="16966823" table:formula="msoxl:=SUM(Q4:Q18)" table:style-name="ce126">
            <text:p>16.966.823</text:p>
          </table:table-cell>
          <table:table-cell office:value-type="float" office:value="8008808" table:formula="msoxl:=SUM(R4:R18)" table:style-name="ce127">
            <text:p>8.008.808</text:p>
          </table:table-cell>
          <table:table-cell office:value-type="float" office:value="13473756" table:formula="msoxl:=SUM(S4:S18)" table:style-name="ce128">
            <text:p>13.473.756</text:p>
          </table:table-cell>
          <table:table-cell office:value-type="float" office:value="15105990" table:formula="msoxl:=SUM(T4:T18)" table:style-name="ce126">
            <text:p>15.105.990</text:p>
          </table:table-cell>
          <table:table-cell office:value-type="float" office:value="5464733" table:formula="msoxl:=SUM(U4:U18)" table:style-name="ce127">
            <text:p>5.464.733</text:p>
          </table:table-cell>
          <table:table-cell office:value-type="float" office:value="6810871" table:formula="msoxl:=SUM(V4:V18)" table:style-name="ce128">
            <text:p>6.810.871</text:p>
          </table:table-cell>
          <table:table-cell office:value-type="float" office:value="18657850" table:formula="msoxl:=SUM(W4:W18)" table:style-name="ce126">
            <text:p>18.657.850</text:p>
          </table:table-cell>
          <table:table-cell office:value-type="float" office:value="8265891" table:formula="msoxl:=SUM(X4:X18)" table:style-name="ce127">
            <text:p>8.265.891</text:p>
          </table:table-cell>
          <table:table-cell office:value-type="float" office:value="14806910" table:formula="msoxl:=SUM(Y4:Y18)" table:style-name="ce128">
            <text:p>14.806.910</text:p>
          </table:table-cell>
          <table:table-cell office:value-type="float" office:value="18864097" table:formula="msoxl:=SUM(Z4:Z18)" table:style-name="ce126">
            <text:p>18.864.097</text:p>
          </table:table-cell>
          <table:table-cell office:value-type="float" office:value="8456433" table:formula="msoxl:=SUM(AA4:AA18)" table:style-name="ce127">
            <text:p>8.456.433</text:p>
          </table:table-cell>
          <table:table-cell office:value-type="float" office:value="14822112" table:formula="msoxl:=SUM(AB4:AB18)" table:style-name="ce128">
            <text:p>14.822.112</text:p>
          </table:table-cell>
          <table:table-cell office:value-type="float" office:value="16803917" table:formula="msoxl:=SUM(AC4:AC18)" table:style-name="ce126">
            <text:p>16.803.917</text:p>
          </table:table-cell>
          <table:table-cell office:value-type="float" office:value="7413693" table:formula="msoxl:=SUM(AD4:AD18)" table:style-name="ce127">
            <text:p>7.413.693</text:p>
          </table:table-cell>
          <table:table-cell office:value-type="float" office:value="12234911" table:formula="msoxl:=SUM(AE4:AE18)" table:style-name="ce128">
            <text:p>12.234.911</text:p>
          </table:table-cell>
          <table:table-cell office:value-type="float" office:value="18436247" table:formula="msoxl:=SUM(AF4:AF18)" table:style-name="ce126">
            <text:p>18.436.247</text:p>
          </table:table-cell>
          <table:table-cell office:value-type="float" office:value="7520036" table:formula="msoxl:=SUM(AG4:AG18)" table:style-name="ce127">
            <text:p>7.520.036</text:p>
          </table:table-cell>
          <table:table-cell office:value-type="float" office:value="13138776" table:formula="msoxl:=SUM(AH4:AH18)" table:style-name="ce128">
            <text:p>13.138.776</text:p>
          </table:table-cell>
          <table:table-cell office:value-type="float" office:value="19238312" table:formula="msoxl:=SUM(AI4:AI18)" table:style-name="ce126">
            <text:p>19.238.312</text:p>
          </table:table-cell>
          <table:table-cell office:value-type="float" office:value="4769444" table:formula="msoxl:=SUM(AJ4:AJ18)" table:style-name="ce127">
            <text:p>4.769.444</text:p>
          </table:table-cell>
          <table:table-cell office:value-type="float" office:value="5634993" table:formula="msoxl:=SUM(AK4:AK18)" table:style-name="ce128">
            <text:p>5.634.993</text:p>
          </table:table-cell>
          <table:table-cell office:value-type="float" office:value="192959930" table:formula="msoxl:=SUM(AL4:AL18)" table:style-name="ce126">
            <text:p>192.959.930</text:p>
          </table:table-cell>
          <table:table-cell office:value-type="float" office:value="80950412" table:formula="msoxl:=SUM(AM4:AM18)" table:style-name="ce127">
            <text:p>80.950.412</text:p>
          </table:table-cell>
          <table:table-cell office:value-type="float" office:value="131441221" table:formula="msoxl:=SUM(AN4:AN18)" table:style-name="ce128">
            <text:p>131.441.221</text:p>
          </table:table-cell>
          <table:table-cell table:number-columns-repeated="16344"/>
        </table:table-row>
        <table:table-row table:number-rows-repeated="104855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style:text-properties fo:color="#FF0000"/>
      <number:number number:decimal-places="0" number:min-integer-digits="1" number:grouping="true"/>
      <style:map style:condition="value()&gt;=0" style:apply-style-name="N36P0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7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Administrador</dc:creator>
    <meta:creation-date>2016-10-14T17:33:34Z</meta:creation-date>
    <dc:date>2016-12-13T16:17:59Z</dc:date>
  </office:meta>
</office:document-meta>
</file>